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tillium Web" svg:font-family="'Titillium We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draw:stroke="dash" draw:stroke-dash="Fine_20_Dashed" svg:stroke-width="0.053cm" svg:stroke-color="#ed1c24" draw:marker-start-width="0.279cm" draw:marker-end-width="0.279cm" draw:fill="none" draw:textarea-vertical-align="middle" fo:padding-top="0.151cm" fo:padding-bottom="0.151cm" fo:padding-left="0.276cm" fo:padding-right="0.276cm"/>
    </style:style>
    <style:style style:name="gr2" style:family="graphic" style:parent-style-name="objectwithoutfill">
      <style:graphic-properties svg:stroke-width="0.053cm" svg:stroke-color="#39b54a" draw:marker-start-width="0.279cm" draw:marker-end-width="0.279cm" draw:fill="none" draw:textarea-vertical-align="middle" fo:padding-top="0.151cm" fo:padding-bottom="0.151cm" fo:padding-left="0.276cm" fo:padding-right="0.276cm"/>
    </style:style>
    <style:style style:name="gr3" style:family="graphic" style:parent-style-name="objectwithoutfill">
      <style:graphic-properties draw:stroke="dash" draw:stroke-dash="Fine_20_Dashed" svg:stroke-width="0.053cm" svg:stroke-color="#39b54a" draw:marker-start-width="0.279cm" draw:marker-end-width="0.279cm" draw:fill="none" draw:textarea-vertical-align="middle" fo:padding-top="0.151cm" fo:padding-bottom="0.151cm" fo:padding-left="0.276cm" fo:padding-right="0.276cm"/>
    </style:style>
    <style:style style:name="gr4" style:family="graphic" style:parent-style-name="standard">
      <style:graphic-properties draw:stroke="solid" draw:stroke-dash="Fine_20_Dashed" svg:stroke-width="0.053cm" svg:stroke-color="#ed1c24" draw:marker-start-width="0.279cm" draw:marker-end-width="0.279cm" draw:textarea-vertical-align="middle" fo:padding-top="0.151cm" fo:padding-bottom="0.151cm" fo:padding-left="0.276cm" fo:padding-right="0.276cm"/>
    </style:style>
    <style:style style:name="gr5" style:family="graphic" style:parent-style-name="standard">
      <style:graphic-properties draw:stroke="none" svg:stroke-color="#000000" draw:fill="none" draw:fill-color="#ffffff" fo:min-height="1.262cm"/>
    </style:style>
    <style:style style:name="gr6" style:family="graphic" style:parent-style-name="standard">
      <style:graphic-properties draw:stroke="dash" draw:stroke-dash="Dashed_20__28_var_29_" svg:stroke-width="0.053cm" svg:stroke-color="#ed1c24" draw:marker-start-width="0.359cm" draw:marker-end-width="0.359cm" draw:fill="none" draw:textarea-horizontal-align="justify" draw:textarea-vertical-align="middle" draw:auto-grow-height="false" fo:min-height="1.458cm" fo:min-width="5.258cm" fo:padding-top="0.151cm" fo:padding-bottom="0.151cm" fo:padding-left="0.276cm" fo:padding-right="0.276cm"/>
    </style:style>
    <style:style style:name="gr7" style:family="graphic" style:parent-style-name="standard">
      <style:graphic-properties draw:stroke="dash" draw:stroke-dash="Dashed_20__28_var_29_" svg:stroke-width="0.053cm" svg:stroke-color="#999999" draw:marker-start-width="0.359cm" draw:marker-end-width="0.359cm" draw:fill="none" draw:textarea-horizontal-align="justify" draw:textarea-vertical-align="middle" draw:auto-grow-height="false" fo:min-height="4.82cm" fo:min-width="9.98cm" fo:padding-top="0.151cm" fo:padding-bottom="0.151cm" fo:padding-left="0.276cm" fo:padding-right="0.276cm"/>
    </style:style>
    <style:style style:name="gr8" style:family="graphic" style:parent-style-name="standard">
      <style:graphic-properties draw:stroke="none" svg:stroke-color="#000000" draw:fill="none" draw:fill-color="#ffffff" fo:min-height="1.129cm"/>
    </style:style>
    <style:style style:name="gr9"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graphic-properties draw:stroke="none" svg:stroke-color="#000000" draw:fill="none" draw:fill-color="#ffffff" fo:min-height="1.424cm"/>
    </style:style>
    <style:style style:name="gr74" style:family="graphic" style:parent-style-name="standard">
      <style:graphic-properties draw:stroke="dash" draw:stroke-dash="Dashed_20__28_var_29_" svg:stroke-width="0.053cm" svg:stroke-color="#00a65d" draw:marker-start-width="0.359cm" draw:marker-end-width="0.359cm" draw:fill="none" draw:textarea-horizontal-align="justify" draw:textarea-vertical-align="middle" draw:auto-grow-height="false" fo:min-height="1.324cm" fo:min-width="5.174cm" fo:padding-top="0.151cm" fo:padding-bottom="0.151cm" fo:padding-left="0.276cm" fo:padding-right="0.276cm"/>
    </style:style>
    <style:style style:name="gr75" style:family="graphic" style:parent-style-name="standard">
      <style:graphic-properties draw:stroke="none" svg:stroke-color="#000000" draw:fill="none" draw:fill-color="#ffffff" fo:min-height="1.367cm"/>
    </style:style>
    <style:style style:name="gr7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graphic-properties svg:stroke-width="0.053cm" svg:stroke-color="#ed1c24" draw:marker-start-width="0.279cm" draw:marker-end-width="0.279cm" draw:textarea-vertical-align="middle" fo:padding-top="0.151cm" fo:padding-bottom="0.151cm" fo:padding-left="0.276cm" fo:padding-right="0.276cm"/>
    </style:style>
    <style:style style:name="gr14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gradient" draw:fill-color="#cfe7f5" draw:fill-gradient-name="VRT_20_Light_20_Axial_20_V" draw:textarea-horizontal-align="justify" draw:textarea-vertical-align="middle" draw:auto-grow-height="false" fo:min-height="1.337cm" fo:min-width="3.12cm" fo:padding-top="0.1cm" fo:padding-bottom="0.1cm" fo:padding-left="0.225cm" fo:padding-right="0.225cm" fo:wrap-option="no-wrap" draw:shadow="hidden" draw:shadow-offset-x="0.2cm" draw:shadow-offset-y="0.2cm" draw:shadow-color="#808080"/>
    </style:style>
    <style:style style:name="gr15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graphic-properties draw:stroke="none" svg:stroke-color="#000000" draw:fill="none" draw:fill-color="#ffffff" fo:min-height="1.6cm"/>
    </style:style>
    <style:style style:name="gr175" style:family="graphic" style:parent-style-name="standard">
      <style:graphic-properties draw:stroke="none" draw:stroke-dash="Dashed_20__28_var_29__20_1" svg:stroke-width="0cm" svg:stroke-color="#233c4c" draw:marker-start="" draw:marker-start-center="false" draw:marker-end=""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76" style:family="graphic" style:parent-style-name="standard">
      <style:graphic-properties draw:stroke="none" draw:stroke-dash="Dashed_20__28_var_29__20_1" svg:stroke-width="0cm" svg:stroke-color="#233c4c" draw:marker-start="" draw:marker-start-width="0.321cm" draw:marker-start-center="false" draw:marker-end="" draw:marker-end-width="0.321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3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77" style:family="graphic" style:parent-style-name="standard">
      <style:graphic-properties draw:stroke="none" draw:stroke-dash="Dashed_20__28_var_29__20_1" svg:stroke-width="0cm" svg:stroke-color="#233c4c" draw:marker-start="" draw:marker-start-width="0.321cm" draw:marker-start-center="false" draw:marker-end="" draw:marker-end-width="0.321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7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78" style:family="graphic" style:parent-style-name="standard">
      <style:graphic-properties draw:stroke="none" draw:stroke-dash="Dashed_20__28_var_29__20_1" svg:stroke-width="0cm" svg:stroke-color="#233c4c" draw:marker-start="" draw:marker-start-width="0.442cm" draw:marker-start-center="false" draw:marker-end="" draw:marker-end-width="0.442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7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79" style:family="graphic" style:parent-style-name="standard">
      <style:graphic-properties draw:stroke="none" draw:stroke-dash="Dashed_20__28_var_29__20_1" svg:stroke-width="0cm" svg:stroke-color="#233c4c" draw:marker-start="" draw:marker-start-width="0.442cm" draw:marker-start-center="false" draw:marker-end="" draw:marker-end-width="0.442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1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80" style:family="graphic" style:parent-style-name="standard">
      <style:graphic-properties draw:stroke="none" draw:stroke-dash="Dashed_20__28_var_29__20_1" svg:stroke-width="0cm" svg:stroke-color="#233c4c" draw:marker-start="" draw:marker-start-width="0.805cm" draw:marker-start-center="false" draw:marker-end="" draw:marker-end-width="0.805cm" draw:marker-end-center="false" svg:stroke-opacity="100%" draw:stroke-linejoin="round" svg:stroke-linecap="butt"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1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81" style:family="graphic" style:parent-style-name="standard">
      <style:graphic-properties draw:stroke="none" draw:stroke-dash="Dashed_20__28_var_29__20_1" svg:stroke-width="0cm" svg:stroke-color="#233c4c" draw:marker-start="" draw:marker-start-width="0.805cm" draw:marker-start-center="false" draw:marker-end="" draw:marker-end-width="0.805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5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82" style:family="graphic" style:parent-style-name="standard">
      <style:graphic-properties draw:stroke="none" draw:stroke-dash="Dashed_20__28_var_29__20_1" svg:stroke-width="0cm" svg:stroke-color="#233c4c" draw:marker-start="" draw:marker-start-width="0.926cm" draw:marker-start-center="false" draw:marker-end="" draw:marker-end-width="0.926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5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83" style:family="graphic" style:parent-style-name="standard">
      <style:graphic-properties draw:stroke="none" draw:stroke-dash="Dashed_20__28_var_29__20_1" svg:stroke-width="0cm" svg:stroke-color="#233c4c" draw:marker-start="" draw:marker-start-width="0.926cm" draw:marker-start-center="false" draw:marker-end="" draw:marker-end-width="0.926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9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84" style:family="graphic" style:parent-style-name="standard">
      <style:graphic-properties draw:stroke="none" draw:stroke-dash="Dashed_20__28_var_29__20_1" svg:stroke-width="0cm" svg:stroke-color="#233c4c" draw:marker-start="" draw:marker-start-width="1.047cm" draw:marker-start-center="false" draw:marker-end="" draw:marker-end-width="1.047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9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85" style:family="graphic" style:parent-style-name="standard">
      <style:graphic-properties draw:stroke="none" draw:stroke-dash="Dashed_20__28_var_29__20_1" svg:stroke-width="0cm" svg:stroke-color="#233c4c" draw:marker-start="" draw:marker-start-width="1.047cm" draw:marker-start-center="false" draw:marker-end="" draw:marker-end-width="1.047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3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86" style:family="graphic" style:parent-style-name="standard">
      <style:graphic-properties draw:stroke="none" draw:stroke-dash="Dashed_20__28_var_29__20_1" svg:stroke-width="0cm" svg:stroke-color="#233c4c" draw:marker-start="" draw:marker-start-width="1.289cm" draw:marker-start-center="false" draw:marker-end="" draw:marker-end-width="1.289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3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87" style:family="graphic" style:parent-style-name="standard">
      <style:graphic-properties draw:stroke="none" draw:stroke-dash="Dashed_20__28_var_29__20_1" svg:stroke-width="0cm" svg:stroke-color="#233c4c" draw:marker-start="" draw:marker-start-width="1.289cm" draw:marker-start-center="false" draw:marker-end="" draw:marker-end-width="1.289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79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88" style:family="graphic" style:parent-style-name="standard">
      <style:graphic-properties draw:stroke="none" draw:stroke-dash="Dashed_20__28_var_29__20_1" svg:stroke-width="0cm" svg:stroke-color="#233c4c" draw:marker-start="" draw:marker-start-width="1.168cm" draw:marker-start-center="false" draw:marker-end="" draw:marker-end-width="1.168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79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89" style:family="graphic" style:parent-style-name="standard">
      <style:graphic-properties draw:stroke="none" draw:stroke-dash="Dashed_20__28_var_29__20_1" svg:stroke-width="0cm" svg:stroke-color="#233c4c" draw:marker-start="" draw:marker-start-width="1.168cm" draw:marker-start-center="false" draw:marker-end="" draw:marker-end-width="1.168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90" style:family="graphic" style:parent-style-name="standard">
      <style:graphic-properties draw:stroke="none" draw:stroke-dash="Dashed_20__28_var_29__20_1" svg:stroke-width="0cm" svg:stroke-color="#233c4c" draw:marker-start="" draw:marker-start-width="0.563cm" draw:marker-start-center="false" draw:marker-end="" draw:marker-end-width="0.563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91" style:family="graphic" style:parent-style-name="standard">
      <style:graphic-properties draw:stroke="none" draw:stroke-dash="Dashed_20__28_var_29__20_1" svg:stroke-width="0cm" svg:stroke-color="#233c4c" draw:marker-start="" draw:marker-start-width="0.563cm" draw:marker-start-center="false" draw:marker-end="" draw:marker-end-width="0.563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6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92" style:family="graphic" style:parent-style-name="standard">
      <style:graphic-properties draw:stroke="none" draw:stroke-dash="Dashed_20__28_var_29__20_1" svg:stroke-width="0cm" svg:stroke-color="#233c4c" draw:marker-start="" draw:marker-start-width="0.684cm" draw:marker-start-center="false" draw:marker-end="" draw:marker-end-width="0.684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6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93" style:family="graphic" style:parent-style-name="standard">
      <style:graphic-properties draw:stroke="none" draw:stroke-dash="Dashed_20__28_var_29__20_1" svg:stroke-width="0cm" svg:stroke-color="#233c4c" draw:marker-start="" draw:marker-start-width="0.684cm" draw:marker-start-center="false" draw:marker-end="" draw:marker-end-width="0.684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2.0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94" style:family="graphic" style:parent-style-name="standard">
      <style:graphic-properties draw:stroke="none" svg:stroke-color="#000000" draw:fill="none" draw:fill-color="#ffffff" fo:min-height="2.133cm"/>
    </style:style>
    <style:style style:name="gr19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gradient" draw:fill-color="#cfe7f5" draw:fill-gradient-name="Light_20_Red_20_Axial_20_H"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210" style:family="graphic" style:parent-style-name="standard" style:list-style-name="L1">
      <style:graphic-properties draw:stroke="solid" svg:stroke-width="0.028cm" svg:stroke-color="#ffffff" draw:marker-start="" draw:marker-start-width="0.242cm" draw:marker-start-center="false" draw:marker-end="" draw:marker-end-width="0.242cm" draw:marker-end-center="false" draw:fill="gradient" draw:fill-color="#cfe7f5" draw:fill-gradient-name="VRT_20_Light_20_Linear_20_T" draw:textarea-horizontal-align="justify" draw:textarea-vertical-align="middle" draw:auto-grow-height="false" fo:padding-top="0.139cm" fo:padding-bottom="0.139cm" fo:padding-left="0.264cm" fo:padding-right="0.264cm" draw:shadow="hidden" draw:shadow-offset-x="0.2cm" draw:shadow-offset-y="0.2cm" draw:shadow-color="#808080"/>
    </style:style>
    <style:style style:name="gr211"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212"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213"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214"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215"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gradient" draw:fill-color="#cfe7f5" draw:fill-gradient-name="VRT_20_Light_20_Linear_20_T"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216"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17"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18"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19"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20" style:family="graphic" style:parent-style-name="standard" style:list-style-name="L1">
      <style:graphic-properties draw:stroke="solid" svg:stroke-width="0.028cm" svg:stroke-color="#ffffff" draw:marker-start="" draw:marker-start-width="0.242cm" draw:marker-start-center="false" draw:marker-end="" draw:marker-end-width="0.242cm" draw:marker-end-center="false" draw:fill="none" draw:fill-color="#729fcf" draw:textarea-horizontal-align="justify" draw:textarea-vertical-align="middle" fo:padding-top="0.014cm" fo:padding-bottom="0.014cm" fo:padding-left="0.014cm" fo:padding-right="0.014cm" draw:shadow="hidden" draw:shadow-offset-x="0.2cm" draw:shadow-offset-y="0.2cm" draw:shadow-color="#808080"/>
    </style:style>
    <style:style style:name="gr221"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22"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23"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24"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25"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26"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27"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28"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29"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30"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31"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gradient" draw:fill-color="#cfe7f5" draw:fill-gradient-name="VRT_20_Light_20_Linear_20_T"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232"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233"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34"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35"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36"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37"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38"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39"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24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margin-top="0cm" fo:margin-bottom="0cm" fo:text-align="start"/>
    </style:style>
    <style:style style:name="P4" style:family="paragraph">
      <loext:graphic-properties draw:fill="none" draw:fill-color="#ffffff"/>
      <style:paragraph-properties fo:margin-top="0cm" fo:margin-bottom="0cm" fo:text-align="start"/>
      <style:text-properties fo:color="#000000" style:font-name="Titillium Web" fo:font-size="10pt" style:font-size-asian="12pt" style:font-size-complex="12pt"/>
    </style:style>
    <style:style style:name="P5" style:family="paragraph">
      <style:paragraph-properties fo:text-align="start"/>
    </style:style>
    <style:style style:name="P6" style:family="paragraph">
      <loext:graphic-properties draw:fill="none" draw:fill-color="#ffffff"/>
      <style:paragraph-properties fo:text-align="start"/>
      <style:text-properties fo:color="#00a65d" style:font-name="Titillium Web" fo:font-size="10pt" style:font-size-asian="12pt" style:font-size-complex="12pt"/>
    </style:style>
    <style:style style:name="P7" style:family="paragraph">
      <loext:graphic-properties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 style:family="paragraph">
      <style:paragraph-properties fo:text-align="start">
        <style:tab-stops>
          <style:tab-stop style:position="0cm"/>
        </style:tab-stops>
      </style:paragraph-properties>
    </style:style>
    <style:style style:name="P16" style:family="paragraph">
      <loext:graphic-properties draw:fill="none" draw:fill-color="#ffffff"/>
      <style:paragraph-properties fo:text-align="start">
        <style:tab-stops>
          <style:tab-stop style:position="0cm"/>
        </style:tab-stops>
      </style:paragraph-properties>
      <style:text-properties fo:color="#00a65d" style:font-name="Titillium Web" fo:font-size="10pt" style:font-size-asian="12pt" style:font-size-complex="12pt"/>
    </style:style>
    <style:style style:name="P17"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style:paragraph-properties fo:margin-left="0cm" fo:margin-right="0cm" fo:margin-top="0cm" fo:margin-bottom="0cm" fo:line-height="100%" fo:text-align="center" fo:text-indent="0cm"/>
    </style:style>
    <style:style style:name="P24" style:family="paragraph">
      <loext:graphic-properties draw:fill="gradient" draw:fill-color="#cfe7f5" draw:fill-gradient-name="VRT_20_Light_20_Axial_20_V"/>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Titillium Web" fo:font-size="10pt" fo:font-style="normal" fo:text-shadow="none" style:text-underline-style="none" fo:font-weight="bold" style:letter-kerning="true"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style:style style:name="P25"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none" draw: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1"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color="#000000" style:font-name="Titillium Web" fo:font-size="10pt" fo:font-weight="bold" style:font-size-asian="12pt" style:font-weight-asian="bold" style:font-size-complex="12pt" style:font-weight-complex="bold"/>
    </style:style>
    <style:style style:name="T2" style:family="text">
      <style:text-properties fo:color="#ed1c24" style:font-name="Titillium Web" fo:font-size="10pt" fo:font-weight="bold" style:font-size-asian="12pt" style:font-weight-asian="bold" style:font-size-complex="12pt" style:font-weight-complex="bold"/>
    </style:style>
    <style:style style:name="T3" style:family="text">
      <style:text-properties style:font-name="Titillium Web" fo:font-size="10pt" fo:font-weight="bold" style:font-size-asian="12pt" style:font-weight-asian="bold" style:font-size-complex="12pt" style:font-weight-complex="bold"/>
    </style:style>
    <style:style style:name="T4" style:family="text">
      <style:text-properties fo:color="#00a65d" style:font-name="Titillium Web" fo:font-size="10pt" fo:font-weight="bold" style:font-size-asian="12pt" style:font-weight-asian="bold" style:font-size-complex="12pt" style:font-weight-complex="bold"/>
    </style:style>
    <style:style style:name="T5" style:family="text">
      <style:text-properties fo:color="#39b54a" style:font-name="Titillium Web" fo:font-size="10pt" fo:font-weight="bold" style:font-size-asian="12pt" style:font-weight-asian="bold" style:font-size-complex="12pt" style:font-weight-complex="bold"/>
    </style:style>
    <style:style style:name="T6" style:family="text">
      <style:text-properties fo:font-variant="normal" fo:text-transform="none" fo:color="#ffffff" style:text-outline="false" style:text-line-through-style="none" style:text-line-through-type="none" style:font-name="Titillium Web" fo:font-size="10pt" fo:font-style="normal" fo:text-shadow="none" style:text-underline-style="none" fo:font-weight="bold" style:letter-kerning="true"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line draw:style-name="gr1" draw:text-style-name="P1" draw:layer="layout" svg:x1="8.746cm" svg:y1="6.912cm" svg:x2="8.746cm" svg:y2="8.972cm">
            <text:p/>
          </draw:line>
          <draw:connector draw:style-name="gr2" draw:text-style-name="P1" draw:layer="layout" draw:type="line" svg:x1="4.96cm" svg:y1="13.774cm" svg:x2="8.748cm" svg:y2="12.642cm" draw:start-shape="id1" draw:start-glue-point="0" draw:end-shape="id2" draw:end-glue-point="2" svg:d="M4960 13774l3788-1132" svg:viewBox="0 0 3789 1133">
            <text:p/>
          </draw:connector>
          <draw:connector draw:style-name="gr2" draw:text-style-name="P1" draw:layer="layout" draw:type="line" svg:x1="12.537cm" svg:y1="13.775cm" svg:x2="8.748cm" svg:y2="12.642cm" draw:start-shape="id3" draw:start-glue-point="0" draw:end-shape="id2" draw:end-glue-point="2" svg:d="M12537 13775l-3789-1133" svg:viewBox="0 0 3790 1134">
            <text:p/>
          </draw:connector>
          <draw:line draw:style-name="gr3" draw:text-style-name="P1" draw:layer="layout" svg:x1="3.883cm" svg:y1="10.315cm" svg:x2="8.733cm" svg:y2="12.665cm">
            <text:p/>
          </draw:line>
          <draw:connector draw:style-name="gr4" draw:text-style-name="P2" draw:layer="layout" svg:x1="8.748cm" svg:y1="6.09cm" svg:x2="8.748cm" svg:y2="6.966cm" draw:start-shape="id4" draw:start-glue-point="2" draw:end-shape="id2" draw:end-glue-point="0" svg:d="M8748 6090v876" svg:viewBox="0 0 1 877">
            <text:p/>
          </draw:connector>
          <draw:connector draw:style-name="gr3" draw:text-style-name="P1" draw:layer="layout" draw:type="line" svg:x1="8.686cm" svg:y1="11.831cm" svg:x2="3.926cm" svg:y2="10.366cm" draw:start-shape="id5" draw:start-glue-point="4" draw:end-shape="id6" draw:end-glue-point="4" svg:d="M8686 11831l-4760-1465" svg:viewBox="0 0 4761 1466">
            <text:p/>
          </draw:connector>
          <draw:connector draw:style-name="gr3" draw:text-style-name="P1" draw:layer="layout" draw:type="line" svg:x1="8.757cm" svg:y1="9.504cm" svg:x2="3.926cm" svg:y2="10.366cm" draw:start-shape="id7" draw:start-glue-point="4" draw:end-shape="id6" draw:end-glue-point="4" svg:d="M8757 9504l-4831 862" svg:viewBox="0 0 4832 863">
            <text:p/>
          </draw:connector>
          <draw:frame draw:style-name="gr5" draw:text-style-name="P4" draw:layer="layout" svg:width="3.169cm" svg:height="1.512cm" svg:x="7.947cm" svg:y="4.495cm">
            <draw:text-box>
              <text:p text:style-name="P3"><text:span text:style-name="T1">Router</text:span><text:span text:style-name="T1"><text:line-break/></text:span><text:span text:style-name="T2">192.168.0.0/16</text:span></text:p>
            </draw:text-box>
          </draw:frame>
          <draw:custom-shape draw:style-name="gr6" draw:text-style-name="P1" xml:id="id4" draw:id="id4" draw:layer="layout" svg:width="6cm" svg:height="1.95cm" svg:x="5.748cm" svg:y="4.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xml:id="id2" draw:id="id2" draw:layer="layout" svg:width="11.086cm" svg:height="5.676cm" svg:x="3.205cm" svg:y="6.966cm">
            <text:p/>
            <draw:enhanced-geometry svg:viewBox="0 0 21600 21600" draw:mirror-horizontal="false" draw:mirror-vertical="false" draw:path-stretchpoint-x="10800" draw:path-stretchpoint-y="10800" draw:text-areas="?f3 ?f4 ?f5 ?f6" draw:type="round-rectangle" draw:modifiers="1255.592742645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6" draw:layer="layout" svg:width="3.975cm" svg:height="1.379cm" svg:x="4.623cm" svg:y="8.837cm">
            <draw:text-box>
              <text:p text:style-name="P5"><text:span text:style-name="T3">Host: KVM</text:span></text:p>
            </draw:text-box>
          </draw:frame>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3.21cm" svg:y="1.243cm"/>
            <draw:glue-point draw:id="13" svg:x="1.164cm" svg:y="0.286cm"/>
            <draw:g>
              <draw:path draw:style-name="gr9" draw:text-style-name="P7" draw:layer="layout" svg:width="0.255cm" svg:height="0.145cm" svg:x="3.627cm" svg:y="15.379cm" svg:viewBox="0 0 256 146" svg:d="M0 146c64 0 256-48 256-85 0-36-6-61-70-61 0 37-188 37-186 146z">
                <text:p/>
              </draw:path>
              <draw:g>
                <draw:polygon draw:style-name="gr10" draw:text-style-name="P8" draw:layer="layout" svg:width="0.115cm" svg:height="0.121cm" svg:x="3.532cm" svg:y="15.404cm" svg:viewBox="0 0 116 122" draw:points="0,73 24,0 116,48 94,122">
                  <text:p/>
                </draw:polygon>
                <draw:polygon draw:style-name="gr11" draw:text-style-name="P9" draw:layer="layout" svg:width="0.255cm" svg:height="0.133cm" svg:x="3.556cm" svg:y="15.319cm" svg:viewBox="0 0 256 134" draw:points="0,86 47,48 116,12 163,0 256,48 210,61 140,98 94,134">
                  <text:p/>
                </draw:polygon>
                <draw:path draw:style-name="gr12" draw:text-style-name="P10" draw:layer="layout" svg:width="0.209cm" svg:height="0.158cm" svg:x="3.626cm" svg:y="15.366cm" svg:viewBox="0 0 210 159" svg:d="M210 49c0-74-47-49-94-24-46 24-92 24-116 134 0 0 94-49 210-110z">
                  <text:p/>
                </draw:path>
                <draw:path draw:style-name="gr13" draw:text-style-name="P11" draw:layer="layout" svg:width="0.302cm" svg:height="0.206cm" svg:x="3.532cm" svg:y="15.319cm" svg:viewBox="0 0 303 207" svg:d="M186 0c-46 12-46 12-92 37-24 11-70 24-94 122 47 24 47 24 94 48 26-10 162-85 209-109 0-61-47-61-117-98z">
                  <text:p/>
                </draw:path>
              </draw:g>
            </draw:g>
            <draw:g>
              <draw:path draw:style-name="gr14" draw:text-style-name="P7" draw:layer="layout" svg:width="0.419cm" svg:height="0.292cm" svg:x="3.416cm" svg:y="14.793cm" svg:viewBox="0 0 420 293" svg:d="M2 293c64 0 418-13 418-122 0-110-122-171-186-171 0 37-256 25-232 293z">
                <text:p/>
              </draw:path>
              <draw:g>
                <draw:polygon draw:style-name="gr15" draw:text-style-name="P8" draw:layer="layout" svg:width="0.232cm" svg:height="0.17cm" svg:x="3.182cm" svg:y="14.915cm" svg:viewBox="0 0 233 171" draw:points="0,48 0,0 233,122 233,171">
                  <text:p/>
                </draw:polygon>
                <draw:polygon draw:style-name="gr16" draw:text-style-name="P8" draw:layer="layout" svg:width="0.232cm" svg:height="0.206cm" svg:x="3.37cm" svg:y="14.732cm" svg:viewBox="0 0 233 207" draw:points="0,86 0,0 233,122 233,207">
                  <text:p/>
                </draw:polygon>
                <draw:polygon draw:style-name="gr17" draw:text-style-name="P9" draw:layer="layout" svg:width="0.419cm" svg:height="0.219cm" svg:x="3.182cm" svg:y="14.818cm" svg:viewBox="0 0 420 220" draw:points="0,98 186,0 420,122 233,220">
                  <text:p/>
                </draw:polygon>
                <draw:line draw:style-name="gr18" draw:text-style-name="P12" draw:layer="layout" svg:x1="3.37cm" svg:y1="14.818cm" svg:x2="3.603cm" svg:y2="14.94cm">
                  <text:p/>
                </draw:line>
                <draw:polygon draw:style-name="gr19" draw:text-style-name="P10" draw:layer="layout" svg:width="0.232cm" svg:height="0.206cm" svg:x="3.416cm" svg:y="14.879cm" svg:viewBox="0 0 233 207" draw:points="0,207 0,159 186,61 186,0 233,25 233,86">
                  <text:p/>
                </draw:polygon>
                <draw:polygon draw:style-name="gr20" draw:text-style-name="P8" draw:layer="layout" svg:width="0.745cm" svg:height="0.927cm" svg:x="2.927cm" svg:y="13.988cm" svg:viewBox="0 0 746 928" draw:points="0,537 0,0 746,391 746,928">
                  <text:p/>
                </draw:polygon>
                <draw:polygon draw:style-name="gr21" draw:text-style-name="P13" draw:layer="layout" svg:width="0.699cm" svg:height="0.853cm" svg:x="2.95cm" svg:y="14.024cm" svg:viewBox="0 0 700 854" draw:points="0,488 0,0 700,366 700,854">
                  <text:p/>
                </draw:polygon>
                <draw:polygon draw:style-name="gr22" draw:text-style-name="P9" draw:layer="layout" svg:width="0.792cm" svg:height="0.414cm" svg:x="2.927cm" svg:y="13.963cm" svg:viewBox="0 0 793 415" draw:points="746,415 0,25 47,0 793,391">
                  <text:p/>
                </draw:polygon>
                <draw:polygon draw:style-name="gr23" draw:text-style-name="P10" draw:layer="layout" svg:width="0.046cm" svg:height="0.56cm" svg:x="3.673cm" svg:y="14.355cm" svg:viewBox="0 0 47 561" draw:points="0,561 0,25 47,0 47,537">
                  <text:p/>
                </draw:polygon>
                <draw:polygon draw:style-name="gr24" draw:text-style-name="P11" draw:layer="layout" svg:width="0.792cm" svg:height="1.122cm" svg:x="2.927cm" svg:y="13.963cm" svg:viewBox="0 0 793 1123" draw:points="47,0 793,391 793,928 746,952 723,940 723,1001 490,1123 256,1001 256,952 443,854 443,794 0,561 0,25">
                  <text:p/>
                </draw:polygon>
              </draw:g>
            </draw:g>
            <draw:g>
              <draw:path draw:style-name="gr25" draw:text-style-name="P7" draw:layer="layout" svg:width="0.303cm" svg:height="0.145cm" svg:x="3.322cm" svg:y="15.245cm" svg:viewBox="0 0 304 146" svg:d="M2 146c64 0 302-60 302-98 0-36-6-48-70-48 0 37-256 25-232 146z">
                <text:p/>
              </draw:path>
              <draw:g>
                <draw:polygon draw:style-name="gr26" draw:text-style-name="P9" draw:layer="layout" svg:width="1.002cm" svg:height="0.524cm" svg:x="2.577cm" svg:y="14.83cm" svg:viewBox="0 0 1003 525" draw:points="746,525 0,134 256,0 1003,391">
                  <text:p/>
                </draw:polygon>
                <draw:polygon draw:style-name="gr27" draw:text-style-name="P14" draw:layer="layout" svg:width="0.675cm" svg:height="0.353cm" svg:x="2.647cm" svg:y="14.866cm" svg:viewBox="0 0 676 354" draw:points="0,98 186,0 676,256 490,354">
                  <text:p/>
                </draw:polygon>
                <draw:polygon draw:style-name="gr28" draw:text-style-name="P14" draw:layer="layout" svg:width="0.325cm" svg:height="0.17cm" svg:x="3.182cm" svg:y="15.147cm" svg:viewBox="0 0 326 171" draw:points="0,98 186,0 326,73 140,171">
                  <text:p/>
                </draw:polygon>
                <draw:polygon draw:style-name="gr29" draw:text-style-name="P10" draw:layer="layout" svg:width="0.255cm" svg:height="0.182cm" svg:x="3.323cm" svg:y="15.22cm" svg:viewBox="0 0 256 183" draw:points="0,183 0,134 256,0 256,48">
                  <text:p/>
                </draw:polygon>
                <draw:line draw:style-name="gr30" draw:text-style-name="P12" draw:layer="layout" svg:x1="2.693cm" svg:y1="14.939cm" svg:x2="3.183cm" svg:y2="15.195cm">
                  <text:p/>
                </draw:line>
                <draw:line draw:style-name="gr31" draw:text-style-name="P12" draw:layer="layout" svg:x1="2.74cm" svg:y1="14.915cm" svg:x2="3.23cm" svg:y2="15.171cm">
                  <text:p/>
                </draw:line>
                <draw:line draw:style-name="gr32" draw:text-style-name="P12" draw:layer="layout" svg:x1="2.787cm" svg:y1="14.891cm" svg:x2="3.277cm" svg:y2="15.147cm">
                  <text:p/>
                </draw:line>
                <draw:line draw:style-name="gr33" draw:text-style-name="P12" draw:layer="layout" svg:x1="3.229cm" svg:y1="15.124cm" svg:x2="3.276cm" svg:y2="15.099cm">
                  <text:p/>
                </draw:line>
                <draw:line draw:style-name="gr34" draw:text-style-name="P12" draw:layer="layout" svg:x1="3.182cm" svg:y1="15.099cm" svg:x2="3.229cm" svg:y2="15.074cm">
                  <text:p/>
                </draw:line>
                <draw:line draw:style-name="gr35" draw:text-style-name="P12" draw:layer="layout" svg:x1="3.136cm" svg:y1="15.075cm" svg:x2="3.183cm" svg:y2="15.05cm">
                  <text:p/>
                </draw:line>
                <draw:line draw:style-name="gr36" draw:text-style-name="P12" draw:layer="layout" svg:x1="3.159cm" svg:y1="15.136cm" svg:x2="3.206cm" svg:y2="15.111cm">
                  <text:p/>
                </draw:line>
                <draw:line draw:style-name="gr37" draw:text-style-name="P12" draw:layer="layout" svg:x1="3.113cm" svg:y1="15.111cm" svg:x2="3.16cm" svg:y2="15.086cm">
                  <text:p/>
                </draw:line>
                <draw:line draw:style-name="gr38" draw:text-style-name="P12" draw:layer="layout" svg:x1="3.066cm" svg:y1="15.087cm" svg:x2="3.113cm" svg:y2="15.062cm">
                  <text:p/>
                </draw:line>
                <draw:line draw:style-name="gr39" draw:text-style-name="P12" draw:layer="layout" svg:x1="3.089cm" svg:y1="15.051cm" svg:x2="3.136cm" svg:y2="15.026cm">
                  <text:p/>
                </draw:line>
                <draw:line draw:style-name="gr40" draw:text-style-name="P12" draw:layer="layout" svg:x1="3.02cm" svg:y1="15.063cm" svg:x2="3.067cm" svg:y2="15.038cm">
                  <text:p/>
                </draw:line>
                <draw:line draw:style-name="gr41" draw:text-style-name="P12" draw:layer="layout" svg:x1="3.043cm" svg:y1="15.026cm" svg:x2="3.09cm" svg:y2="15.001cm">
                  <text:p/>
                </draw:line>
                <draw:line draw:style-name="gr42" draw:text-style-name="P12" draw:layer="layout" svg:x1="2.997cm" svg:y1="15.001cm" svg:x2="3.044cm" svg:y2="14.976cm">
                  <text:p/>
                </draw:line>
                <draw:line draw:style-name="gr43" draw:text-style-name="P12" draw:layer="layout" svg:x1="2.95cm" svg:y1="14.977cm" svg:x2="2.997cm" svg:y2="14.952cm">
                  <text:p/>
                </draw:line>
                <draw:line draw:style-name="gr44" draw:text-style-name="P12" draw:layer="layout" svg:x1="2.973cm" svg:y1="15.038cm" svg:x2="3.02cm" svg:y2="15.013cm">
                  <text:p/>
                </draw:line>
                <draw:line draw:style-name="gr45" draw:text-style-name="P12" draw:layer="layout" svg:x1="2.927cm" svg:y1="15.014cm" svg:x2="2.974cm" svg:y2="14.989cm">
                  <text:p/>
                </draw:line>
                <draw:line draw:style-name="gr46" draw:text-style-name="P12" draw:layer="layout" svg:x1="2.879cm" svg:y1="14.99cm" svg:x2="2.926cm" svg:y2="14.965cm">
                  <text:p/>
                </draw:line>
                <draw:line draw:style-name="gr47" draw:text-style-name="P12" draw:layer="layout" svg:x1="2.903cm" svg:y1="14.953cm" svg:x2="2.95cm" svg:y2="14.928cm">
                  <text:p/>
                </draw:line>
                <draw:line draw:style-name="gr48" draw:text-style-name="P12" draw:layer="layout" svg:x1="2.833cm" svg:y1="14.964cm" svg:x2="2.88cm" svg:y2="14.939cm">
                  <text:p/>
                </draw:line>
                <draw:line draw:style-name="gr49" draw:text-style-name="P12" draw:layer="layout" svg:x1="2.856cm" svg:y1="14.928cm" svg:x2="2.903cm" svg:y2="14.903cm">
                  <text:p/>
                </draw:line>
                <draw:line draw:style-name="gr50" draw:text-style-name="P12" draw:layer="layout" svg:x1="2.809cm" svg:y1="14.904cm" svg:x2="2.856cm" svg:y2="14.879cm">
                  <text:p/>
                </draw:line>
                <draw:line draw:style-name="gr51" draw:text-style-name="P12" draw:layer="layout" svg:x1="2.787cm" svg:y1="14.94cm" svg:x2="2.834cm" svg:y2="14.915cm">
                  <text:p/>
                </draw:line>
                <draw:line draw:style-name="gr52" draw:text-style-name="P12" draw:layer="layout" svg:x1="3.089cm" svg:y1="15.148cm" svg:x2="3.136cm" svg:y2="15.123cm">
                  <text:p/>
                </draw:line>
                <draw:line draw:style-name="gr53" draw:text-style-name="P12" draw:layer="layout" svg:x1="3.043cm" svg:y1="15.124cm" svg:x2="3.09cm" svg:y2="15.099cm">
                  <text:p/>
                </draw:line>
                <draw:line draw:style-name="gr54" draw:text-style-name="P12" draw:layer="layout" svg:x1="2.997cm" svg:y1="15.099cm" svg:x2="3.044cm" svg:y2="15.074cm">
                  <text:p/>
                </draw:line>
                <draw:line draw:style-name="gr55" draw:text-style-name="P12" draw:layer="layout" svg:x1="2.973cm" svg:y1="15.136cm" svg:x2="3.02cm" svg:y2="15.111cm">
                  <text:p/>
                </draw:line>
                <draw:line draw:style-name="gr56" draw:text-style-name="P12" draw:layer="layout" svg:x1="2.927cm" svg:y1="15.111cm" svg:x2="2.974cm" svg:y2="15.086cm">
                  <text:p/>
                </draw:line>
                <draw:line draw:style-name="gr57" draw:text-style-name="P12" draw:layer="layout" svg:x1="2.95cm" svg:y1="15.075cm" svg:x2="2.997cm" svg:y2="15.05cm">
                  <text:p/>
                </draw:line>
                <draw:line draw:style-name="gr58" draw:text-style-name="P12" draw:layer="layout" svg:x1="2.903cm" svg:y1="15.051cm" svg:x2="2.95cm" svg:y2="15.026cm">
                  <text:p/>
                </draw:line>
                <draw:line draw:style-name="gr59" draw:text-style-name="P12" draw:layer="layout" svg:x1="2.856cm" svg:y1="15.026cm" svg:x2="2.903cm" svg:y2="15.001cm">
                  <text:p/>
                </draw:line>
                <draw:line draw:style-name="gr60" draw:text-style-name="P12" draw:layer="layout" svg:x1="2.809cm" svg:y1="15.001cm" svg:x2="2.856cm" svg:y2="14.976cm">
                  <text:p/>
                </draw:line>
                <draw:line draw:style-name="gr61" draw:text-style-name="P12" draw:layer="layout" svg:x1="2.74cm" svg:y1="15.014cm" svg:x2="2.787cm" svg:y2="14.989cm">
                  <text:p/>
                </draw:line>
                <draw:line draw:style-name="gr62" draw:text-style-name="P12" draw:layer="layout" svg:x1="2.763cm" svg:y1="14.977cm" svg:x2="2.81cm" svg:y2="14.952cm">
                  <text:p/>
                </draw:line>
                <draw:line draw:style-name="gr63" draw:text-style-name="P12" draw:layer="layout" svg:x1="2.693cm" svg:y1="14.99cm" svg:x2="2.74cm" svg:y2="14.965cm">
                  <text:p/>
                </draw:line>
                <draw:line draw:style-name="gr64" draw:text-style-name="P12" draw:layer="layout" svg:x1="3.066cm" svg:y1="15.185cm" svg:x2="3.113cm" svg:y2="15.16cm">
                  <text:p/>
                </draw:line>
                <draw:line draw:style-name="gr65" draw:text-style-name="P12" draw:layer="layout" svg:x1="3.02cm" svg:y1="15.16cm" svg:x2="3.067cm" svg:y2="15.135cm">
                  <text:p/>
                </draw:line>
                <draw:line draw:style-name="gr66" draw:text-style-name="P12" draw:layer="layout" svg:x1="3.229cm" svg:y1="15.27cm" svg:x2="3.415cm" svg:y2="15.172cm">
                  <text:p/>
                </draw:line>
                <draw:line draw:style-name="gr67" draw:text-style-name="P12" draw:layer="layout" svg:x1="3.277cm" svg:y1="15.294cm" svg:x2="3.463cm" svg:y2="15.196cm">
                  <text:p/>
                </draw:line>
                <draw:line draw:style-name="gr68" draw:text-style-name="P12" draw:layer="layout" svg:x1="3.323cm" svg:y1="15.172cm" svg:x2="3.463cm" svg:y2="15.245cm">
                  <text:p/>
                </draw:line>
                <draw:line draw:style-name="gr69" draw:text-style-name="P12" draw:layer="layout" svg:x1="3.277cm" svg:y1="15.196cm" svg:x2="3.417cm" svg:y2="15.269cm">
                  <text:p/>
                </draw:line>
                <draw:line draw:style-name="gr70" draw:text-style-name="P12" draw:layer="layout" svg:x1="3.229cm" svg:y1="15.22cm" svg:x2="3.323cm" svg:y2="15.268cm">
                  <text:p/>
                </draw:line>
                <draw:polygon draw:style-name="gr71" draw:text-style-name="P8" draw:layer="layout" svg:width="0.745cm" svg:height="0.438cm" svg:x="2.577cm" svg:y="14.965cm" svg:viewBox="0 0 746 439" draw:points="0,48 0,0 746,391 746,439">
                  <text:p/>
                </draw:polygon>
                <draw:polygon draw:style-name="gr72" draw:text-style-name="P11" draw:layer="layout" svg:width="1.002cm" svg:height="0.572cm" svg:x="2.577cm" svg:y="14.83cm" svg:viewBox="0 0 1003 573" draw:points="256,0 1003,391 1003,439 746,573 0,183 0,134">
                  <text:p/>
                </draw:polygon>
              </draw:g>
            </draw:g>
          </draw:g>
          <draw:frame draw:style-name="gr73" draw:text-style-name="P6" draw:layer="layout" svg:width="3.735cm" svg:height="1.674cm" svg:x="3.883cm" svg:y="13.963cm">
            <draw:text-box>
              <text:p text:style-name="P5"><text:span text:style-name="T1">Admin PC</text:span><text:span text:style-name="T1"><text:line-break/></text:span><text:span text:style-name="T4">10.0.0.10</text:span></text:p>
            </draw:text-box>
          </draw:frame>
          <draw:custom-shape draw:style-name="gr74" draw:text-style-name="P1" xml:id="id1" draw:id="id1" draw:layer="layout" svg:width="5.9cm" svg:height="1.8cm" svg:x="2.01cm" svg:y="13.774cm">
            <text:p/>
            <draw:enhanced-geometry svg:viewBox="0 0 21600 21600" draw:path-stretchpoint-x="10800" draw:path-stretchpoint-y="10800" draw:text-areas="?f3 ?f4 ?f5 ?f6" draw:type="round-rectangle" draw:modifiers="3957.80122154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5" draw:text-style-name="P16" draw:layer="layout" svg:width="3.735cm" svg:height="1.617cm" svg:x="11.906cm" svg:y="13.963cm">
            <draw:text-box>
              <text:p text:style-name="P15"><text:span text:style-name="T3">Schulnetz</text:span><text:span text:style-name="T3"><text:line-break/></text:span><text:span text:style-name="T5">10.0.0.0/16</text:span></text:p>
            </draw:text-box>
          </draw:frame>
          <draw:custom-shape draw:style-name="gr74" draw:text-style-name="P1" xml:id="id3" draw:id="id3" draw:layer="layout" svg:width="5.9cm" svg:height="1.8cm" svg:x="9.587cm" svg:y="13.775cm">
            <text:p/>
            <draw:enhanced-geometry svg:viewBox="0 0 21600 21600" draw:path-stretchpoint-x="10800" draw:path-stretchpoint-y="10800" draw:text-areas="?f3 ?f4 ?f5 ?f6" draw:type="round-rectangle" draw:modifiers="3957.80122154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4.473cm" svg:y="-1.29cm"/>
            <draw:glue-point draw:id="5" svg:x="-4.122cm" svg:y="-0.967cm"/>
            <draw:glue-point draw:id="6" svg:x="-3.771cm" svg:y="-0.483cm"/>
            <draw:glue-point draw:id="7" svg:x="-4.122cm" svg:y="-0.806cm"/>
            <draw:glue-point draw:id="8" svg:x="-4.473cm" svg:y="-1.129cm"/>
            <draw:glue-point draw:id="9" svg:x="-4.473cm" svg:y="-1.129cm"/>
            <draw:glue-point draw:id="10" svg:x="-3.42cm" svg:y="-0.161cm"/>
            <draw:glue-point draw:id="11" svg:x="-2.894cm" svg:y="0.322cm"/>
            <draw:glue-point draw:id="12" svg:x="-2.543cm" svg:y="0.645cm"/>
            <draw:glue-point draw:id="13" svg:x="-2.192cm" svg:y="0.967cm"/>
            <draw:glue-point draw:id="14" svg:x="-1.841cm" svg:y="1.29cm"/>
            <draw:glue-point draw:id="15" svg:x="-1.315cm" svg:y="1.774cm"/>
            <draw:glue-point draw:id="16" svg:x="-0.964cm" svg:y="2.096cm"/>
            <draw:glue-point draw:id="17" svg:x="-0.613cm" svg:y="2.419cm"/>
            <draw:glue-point draw:id="18" svg:x="-0.262cm" svg:y="2.741cm"/>
            <draw:glue-point draw:id="19" svg:x="-2.017cm" svg:y="-5cm"/>
            <draw:glue-point draw:id="20" svg:x="4.123cm" svg:y="1.451cm"/>
            <draw:glue-point draw:id="21" svg:x="-4.999cm" svg:y="-2.096cm"/>
            <draw:glue-point draw:id="22" svg:x="-2.017cm" svg:y="1.451cm"/>
            <draw:glue-point draw:id="23" svg:x="0.789cm" svg:y="-2.419cm"/>
            <draw:glue-point draw:id="24" svg:x="-3.245cm" svg:y="-3.87cm"/>
            <draw:glue-point draw:id="25" svg:x="3.07cm" svg:y="3.225cm"/>
            <draw:glue-point draw:id="26" svg:x="4.123cm" svg:y="0.645cm"/>
            <draw:glue-point draw:id="27" svg:x="-4.318cm" svg:y="-1.875cm"/>
            <draw:glue-point draw:id="28" svg:x="-4.318cm" svg:y="-1.25cm"/>
            <draw:glue-point draw:id="29" svg:x="-4.148cm" svg:y="-1.562cm"/>
            <draw:glue-point draw:id="30" svg:x="-3.978cm" svg:y="-0.937cm"/>
            <draw:glue-point draw:id="31" svg:x="-3.637cm" svg:y="-1.25cm"/>
            <draw:glue-point draw:id="32" svg:x="-3.637cm" svg:y="-0.468cm"/>
            <draw:glue-point draw:id="33" svg:x="-3.298cm" svg:y="-0.937cm"/>
            <draw:glue-point draw:id="34" svg:x="-3.298cm" svg:y="-0.312cm"/>
            <draw:glue-point draw:id="35" svg:x="-2.787cm" svg:y="-0.312cm"/>
            <draw:glue-point draw:id="36" svg:x="-2.787cm" svg:y="0.312cm"/>
            <draw:glue-point draw:id="37" svg:x="-2.447cm" svg:y="0cm"/>
            <draw:glue-point draw:id="38" svg:x="-2.447cm" svg:y="0.781cm"/>
            <draw:glue-point draw:id="39" svg:x="-2.106cm" svg:y="0.312cm"/>
            <draw:glue-point draw:id="40" svg:x="-2.106cm" svg:y="0.937cm"/>
            <draw:glue-point draw:id="41" svg:x="-1.767cm" svg:y="0.468cm"/>
            <draw:glue-point draw:id="42" svg:x="-1.767cm" svg:y="1.25cm"/>
            <draw:glue-point draw:id="43" svg:x="-1.256cm" svg:y="1.093cm"/>
            <draw:glue-point draw:id="44" svg:x="-1.256cm" svg:y="1.718cm"/>
            <draw:glue-point draw:id="45" svg:x="-0.915cm" svg:y="1.406cm"/>
            <draw:glue-point draw:id="46" svg:x="-0.405cm" svg:y="1.718cm"/>
            <draw:glue-point draw:id="47" svg:x="-0.575cm" svg:y="2.343cm"/>
            <draw:glue-point draw:id="48" svg:x="-0.064cm" svg:y="2.031cm"/>
            <draw:glue-point draw:id="49" svg:x="-0.064cm" svg:y="2.812cm"/>
            <draw:glue-point draw:id="50" svg:x="-0.575cm" svg:y="-0.312cm"/>
            <draw:path draw:style-name="gr76" draw:text-style-name="P7" draw:layer="layout" svg:width="0.697cm" svg:height="0.559cm" svg:x="11.379cm" svg:y="14.81cm" svg:viewBox="0 0 698 560" svg:d="M0 560c106 0 698-224 698-336s-282-224-388-224c0 67-310 470-310 560z">
              <text:p/>
            </draw:path>
            <draw:g>
              <draw:polygon draw:style-name="gr77" draw:text-style-name="P8" draw:layer="layout" svg:width="1.355cm" svg:height="1.007cm" svg:x="9.946cm" svg:y="14.317cm" svg:viewBox="0 0 1356 1008" draw:points="0,224 0,0 1356,784 1356,1008">
                <text:p/>
              </draw:polygon>
              <draw:polygon draw:style-name="gr78" draw:text-style-name="P17" draw:layer="layout" svg:width="0.58cm" svg:height="0.559cm" svg:x="11.302cm" svg:y="14.765cm" svg:viewBox="0 0 581 560" draw:points="0,560 0,336 581,0 581,224">
                <text:p/>
              </draw:polygon>
              <draw:polygon draw:style-name="gr79" draw:text-style-name="P9" draw:layer="layout" svg:width="1.937cm" svg:height="1.119cm" svg:x="9.946cm" svg:y="13.981cm" svg:viewBox="0 0 1938 1120" draw:points="1356,1120 0,336 581,0 1938,784">
                <text:p/>
              </draw:polygon>
              <draw:polygon draw:style-name="gr80" draw:text-style-name="P18" draw:layer="layout" svg:width="0.077cm" svg:height="0.134cm" svg:x="11.147cm" svg:y="15.079cm" svg:viewBox="0 0 78 135" draw:points="0,90 0,0 78,45 78,135">
                <text:p/>
              </draw:polygon>
              <draw:polygon draw:style-name="gr81" draw:text-style-name="P8" draw:layer="layout" svg:width="0.077cm" svg:height="0.268cm" svg:x="9.868cm" svg:y="14.272cm" svg:viewBox="0 0 78 269" draw:points="0,224 0,0 78,45 78,269">
                <text:p/>
              </draw:polygon>
              <draw:polygon draw:style-name="gr82" draw:text-style-name="P8" draw:layer="layout" svg:width="0.077cm" svg:height="0.268cm" svg:x="11.302cm" svg:y="15.101cm" svg:viewBox="0 0 78 269" draw:points="0,224 0,0 78,45 78,269">
                <text:p/>
              </draw:polygon>
              <draw:polygon draw:style-name="gr83" draw:text-style-name="P11" draw:layer="layout" svg:width="2.014cm" svg:height="1.388cm" svg:x="9.868cm" svg:y="13.981cm" svg:viewBox="0 0 2015 1389" draw:points="0,515 0,291 78,336 659,0 2015,784 2015,1008 1511,1299 1511,1389">
                <text:p/>
              </draw:polygon>
              <draw:polygon draw:style-name="gr84" draw:text-style-name="P19" draw:layer="layout" svg:width="0.038cm" svg:height="0.066cm" svg:x="9.984cm" svg:y="14.474cm" svg:viewBox="0 0 39 67" draw:points="0,45 0,0 39,22 39,67">
                <text:p/>
              </draw:polygon>
              <draw:polygon draw:style-name="gr85" draw:text-style-name="P19" draw:layer="layout" svg:width="0.038cm" svg:height="0.066cm" svg:x="9.984cm" svg:y="14.384cm" svg:viewBox="0 0 39 67" draw:points="0,45 0,0 39,22 39,67">
                <text:p/>
              </draw:polygon>
              <draw:polygon draw:style-name="gr86" draw:text-style-name="P19" draw:layer="layout" svg:width="0.038cm" svg:height="0.066cm" svg:x="10.062cm" svg:y="14.519cm" svg:viewBox="0 0 39 67" draw:points="0,45 0,0 39,22 39,67">
                <text:p/>
              </draw:polygon>
              <draw:polygon draw:style-name="gr87" draw:text-style-name="P19" draw:layer="layout" svg:width="0.038cm" svg:height="0.066cm" svg:x="10.062cm" svg:y="14.429cm" svg:viewBox="0 0 39 67" draw:points="0,45 0,0 39,22 39,67">
                <text:p/>
              </draw:polygon>
              <draw:polygon draw:style-name="gr88" draw:text-style-name="P19" draw:layer="layout" svg:width="0.038cm" svg:height="0.066cm" svg:x="10.139cm" svg:y="14.564cm" svg:viewBox="0 0 39 67" draw:points="0,45 0,0 39,22 39,67">
                <text:p/>
              </draw:polygon>
              <draw:polygon draw:style-name="gr89" draw:text-style-name="P19" draw:layer="layout" svg:width="0.038cm" svg:height="0.066cm" svg:x="10.139cm" svg:y="14.474cm" svg:viewBox="0 0 39 67" draw:points="0,45 0,0 39,22 39,67">
                <text:p/>
              </draw:polygon>
              <draw:polygon draw:style-name="gr90" draw:text-style-name="P19" draw:layer="layout" svg:width="0.038cm" svg:height="0.066cm" svg:x="10.217cm" svg:y="14.608cm" svg:viewBox="0 0 39 67" draw:points="0,45 0,0 39,22 39,67">
                <text:p/>
              </draw:polygon>
              <draw:polygon draw:style-name="gr91" draw:text-style-name="P19" draw:layer="layout" svg:width="0.038cm" svg:height="0.066cm" svg:x="10.217cm" svg:y="14.519cm" svg:viewBox="0 0 39 67" draw:points="0,45 0,0 39,22 39,67">
                <text:p/>
              </draw:polygon>
              <draw:polygon draw:style-name="gr92" draw:text-style-name="P19" draw:layer="layout" svg:width="0.038cm" svg:height="0.066cm" svg:x="10.333cm" svg:y="14.676cm" svg:viewBox="0 0 39 67" draw:points="0,45 0,0 39,22 39,67">
                <text:p/>
              </draw:polygon>
              <draw:polygon draw:style-name="gr93" draw:text-style-name="P19" draw:layer="layout" svg:width="0.038cm" svg:height="0.066cm" svg:x="10.333cm" svg:y="14.586cm" svg:viewBox="0 0 39 67" draw:points="0,45 0,0 39,22 39,67">
                <text:p/>
              </draw:polygon>
              <draw:polygon draw:style-name="gr94" draw:text-style-name="P19" draw:layer="layout" svg:width="0.038cm" svg:height="0.066cm" svg:x="10.411cm" svg:y="14.72cm" svg:viewBox="0 0 39 67" draw:points="0,45 0,0 39,22 39,67">
                <text:p/>
              </draw:polygon>
              <draw:polygon draw:style-name="gr95" draw:text-style-name="P19" draw:layer="layout" svg:width="0.038cm" svg:height="0.066cm" svg:x="10.411cm" svg:y="14.631cm" svg:viewBox="0 0 39 67" draw:points="0,45 0,0 39,22 39,67">
                <text:p/>
              </draw:polygon>
              <draw:polygon draw:style-name="gr96" draw:text-style-name="P19" draw:layer="layout" svg:width="0.038cm" svg:height="0.066cm" svg:x="10.488cm" svg:y="14.765cm" svg:viewBox="0 0 39 67" draw:points="0,45 0,0 39,22 39,67">
                <text:p/>
              </draw:polygon>
              <draw:polygon draw:style-name="gr97" draw:text-style-name="P19" draw:layer="layout" svg:width="0.038cm" svg:height="0.066cm" svg:x="10.488cm" svg:y="14.676cm" svg:viewBox="0 0 39 67" draw:points="0,45 0,0 39,22 39,67">
                <text:p/>
              </draw:polygon>
              <draw:polygon draw:style-name="gr98" draw:text-style-name="P19" draw:layer="layout" svg:width="0.038cm" svg:height="0.066cm" svg:x="10.566cm" svg:y="14.81cm" svg:viewBox="0 0 39 67" draw:points="0,45 0,0 39,22 39,67">
                <text:p/>
              </draw:polygon>
              <draw:polygon draw:style-name="gr99" draw:text-style-name="P19" draw:layer="layout" svg:width="0.038cm" svg:height="0.066cm" svg:x="10.566cm" svg:y="14.72cm" svg:viewBox="0 0 39 67" draw:points="0,45 0,0 39,22 39,67">
                <text:p/>
              </draw:polygon>
              <draw:polygon draw:style-name="gr100" draw:text-style-name="P19" draw:layer="layout" svg:width="0.038cm" svg:height="0.066cm" svg:x="10.682cm" svg:y="14.877cm" svg:viewBox="0 0 39 67" draw:points="0,45 0,0 39,22 39,67">
                <text:p/>
              </draw:polygon>
              <draw:polygon draw:style-name="gr101" draw:text-style-name="P19" draw:layer="layout" svg:width="0.038cm" svg:height="0.066cm" svg:x="10.682cm" svg:y="14.787cm" svg:viewBox="0 0 39 67" draw:points="0,45 0,0 39,22 39,67">
                <text:p/>
              </draw:polygon>
              <draw:polygon draw:style-name="gr102" draw:text-style-name="P19" draw:layer="layout" svg:width="0.038cm" svg:height="0.066cm" svg:x="10.759cm" svg:y="14.922cm" svg:viewBox="0 0 39 67" draw:points="0,45 0,0 39,22 39,67">
                <text:p/>
              </draw:polygon>
              <draw:polygon draw:style-name="gr103" draw:text-style-name="P19" draw:layer="layout" svg:width="0.038cm" svg:height="0.066cm" svg:x="10.759cm" svg:y="14.832cm" svg:viewBox="0 0 39 67" draw:points="0,45 0,0 39,22 39,67">
                <text:p/>
              </draw:polygon>
              <draw:polygon draw:style-name="gr104" draw:text-style-name="P19" draw:layer="layout" svg:width="0.038cm" svg:height="0.066cm" svg:x="10.837cm" svg:y="14.967cm" svg:viewBox="0 0 39 67" draw:points="0,45 0,0 39,22 39,67">
                <text:p/>
              </draw:polygon>
              <draw:polygon draw:style-name="gr105" draw:text-style-name="P19" draw:layer="layout" svg:width="0.038cm" svg:height="0.066cm" svg:x="10.837cm" svg:y="14.877cm" svg:viewBox="0 0 39 67" draw:points="0,45 0,0 39,22 39,67">
                <text:p/>
              </draw:polygon>
              <draw:polygon draw:style-name="gr106" draw:text-style-name="P19" draw:layer="layout" svg:width="0.038cm" svg:height="0.066cm" svg:x="10.914cm" svg:y="15.012cm" svg:viewBox="0 0 39 67" draw:points="0,45 0,0 39,22 39,67">
                <text:p/>
              </draw:polygon>
              <draw:polygon draw:style-name="gr107" draw:text-style-name="P19" draw:layer="layout" svg:width="0.038cm" svg:height="0.066cm" svg:x="10.914cm" svg:y="14.922cm" svg:viewBox="0 0 39 67" draw:points="0,45 0,0 39,22 39,67">
                <text:p/>
              </draw:polygon>
            </draw:g>
          </draw:g>
          <draw:g xml:id="id6" draw:id="id6">
            <draw:glue-point draw:id="4" svg:x="2.43cm" svg:y="3.307cm"/>
            <draw:glue-point draw:id="5" svg:x="1.293cm" svg:y="0.974cm"/>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glue-point draw:id="16" svg:x="2.317cm" svg:y="3.372cm"/>
              <draw:path draw:style-name="gr108" draw:text-style-name="P7" draw:layer="layout" svg:width="1.584cm" svg:height="0.757cm" svg:x="3.23cm" svg:y="9.899cm" svg:viewBox="0 0 1585 758" svg:d="M1 758c132 0 1584-471 1584-615 0-143-204-143-336-143 0 61-1296 307-1248 758z">
                <text:p/>
              </draw:path>
              <draw:g>
                <draw:polygon draw:style-name="gr109" draw:text-style-name="P8" draw:layer="layout" svg:width="1.679cm" svg:height="1.125cm" svg:x="1.455cm" svg:y="9.489cm" svg:viewBox="0 0 1680 1126" draw:points="0,410 0,0 1680,717 1680,1126">
                  <text:p/>
                </draw:polygon>
                <draw:polygon draw:style-name="gr110" draw:text-style-name="P17" draw:layer="layout" svg:width="1.439cm" svg:height="1.023cm" svg:x="3.135cm" svg:y="9.592cm" svg:viewBox="0 0 1440 1024" draw:points="0,1024 0,614 1440,0 1440,410">
                  <text:p/>
                </draw:polygon>
                <draw:polygon draw:style-name="gr111" draw:text-style-name="P9" draw:layer="layout" svg:width="3.119cm" svg:height="1.33cm" svg:x="1.455cm" svg:y="8.875cm" svg:viewBox="0 0 3120 1331" draw:points="1680,1331 0,614 1440,0 3120,717">
                  <text:p/>
                </draw:polygon>
                <draw:line draw:style-name="gr112" draw:text-style-name="P12" draw:layer="layout" svg:x1="2.031cm" svg:y1="9.817cm" svg:x2="2.031cm" svg:y2="10.063cm">
                  <text:p/>
                </draw:line>
                <draw:line draw:style-name="gr113" draw:text-style-name="P12" draw:layer="layout" svg:x1="3.087cm" svg:y1="10.342cm" svg:x2="2.319cm" svg:y2="10.014cm">
                  <text:p/>
                </draw:line>
                <draw:line draw:style-name="gr114" draw:text-style-name="P12" draw:layer="layout" svg:x1="2.315cm" svg:y1="9.94cm" svg:x2="2.315cm" svg:y2="10.022cm">
                  <text:p/>
                </draw:line>
                <draw:line draw:style-name="gr115" draw:text-style-name="P12" draw:layer="layout" svg:x1="3.083cm" svg:y1="10.268cm" svg:x2="3.083cm" svg:y2="10.35cm">
                  <text:p/>
                </draw:line>
                <draw:line draw:style-name="gr116" draw:text-style-name="P12" draw:layer="layout" svg:x1="3.083cm" svg:y1="10.268cm" svg:x2="2.315cm" svg:y2="9.94cm">
                  <text:p/>
                </draw:line>
                <draw:polygon draw:style-name="gr117" draw:text-style-name="P18" draw:layer="layout" svg:width="0.095cm" svg:height="0.122cm" svg:x="2.127cm" svg:y="9.858cm" svg:viewBox="0 0 96 123" draw:points="0,82 0,0 96,41 96,123">
                  <text:p/>
                </draw:polygon>
                <draw:line draw:style-name="gr118" draw:text-style-name="P12" draw:layer="layout" svg:x1="1.935cm" svg:y1="9.776cm" svg:x2="1.935cm" svg:y2="10.022cm">
                  <text:p/>
                </draw:line>
                <draw:line draw:style-name="gr119" draw:text-style-name="P12" draw:layer="layout" svg:x1="1.839cm" svg:y1="9.735cm" svg:x2="1.839cm" svg:y2="9.981cm">
                  <text:p/>
                </draw:line>
                <draw:line draw:style-name="gr120" draw:text-style-name="P12" draw:layer="layout" svg:x1="1.743cm" svg:y1="9.694cm" svg:x2="1.743cm" svg:y2="9.94cm">
                  <text:p/>
                </draw:line>
                <draw:line draw:style-name="gr121" draw:text-style-name="P12" draw:layer="layout" svg:x1="1.647cm" svg:y1="9.653cm" svg:x2="1.647cm" svg:y2="9.899cm">
                  <text:p/>
                </draw:line>
                <draw:line draw:style-name="gr122" draw:text-style-name="P12" draw:layer="layout" svg:x1="1.551cm" svg:y1="9.612cm" svg:x2="1.551cm" svg:y2="9.858cm">
                  <text:p/>
                </draw:line>
                <draw:polygon draw:style-name="gr123" draw:text-style-name="P8" draw:layer="layout" svg:width="0.095cm" svg:height="0.45cm" svg:x="1.359cm" svg:y="9.448cm" svg:viewBox="0 0 96 451" draw:points="0,410 0,0 96,41 96,451">
                  <text:p/>
                </draw:polygon>
                <draw:polygon draw:style-name="gr124" draw:text-style-name="P8" draw:layer="layout" svg:width="0.095cm" svg:height="0.45cm" svg:x="3.135cm" svg:y="10.206cm" svg:viewBox="0 0 96 451" draw:points="0,410 0,0 96,41 96,451">
                  <text:p/>
                </draw:polygon>
                <draw:polygon draw:style-name="gr125" draw:text-style-name="P11" draw:layer="layout" svg:width="3.215cm" svg:height="1.781cm" svg:x="1.359cm" svg:y="8.875cm" svg:viewBox="0 0 3216 1782" draw:points="0,983 0,573 96,614 1536,0 3216,717 3216,1126 1872,1700 1872,1782">
                  <text:p/>
                </draw:polygon>
              </draw:g>
            </draw:g>
            <draw:g>
              <draw:glue-point draw:id="4" svg:x="0.016cm" svg:y="0.019cm" draw:align="center"/>
              <draw:g>
                <draw:polygon draw:style-name="gr126" draw:text-style-name="P20" draw:layer="layout" svg:width="0.157cm" svg:height="0.201cm" svg:x="3.897cm" svg:y="10.065cm" svg:viewBox="0 0 158 202" draw:points="0,202 0,67 158,0 158,134">
                  <text:p/>
                </draw:polygon>
                <draw:polygon draw:style-name="gr127" draw:text-style-name="P21" draw:layer="layout" svg:width="0.157cm" svg:height="0.201cm" svg:x="3.739cm" svg:y="10.065cm" svg:viewBox="0 0 158 202" draw:points="0,134 0,0 158,67 158,202">
                  <text:p/>
                </draw:polygon>
                <draw:polygon draw:style-name="gr128" draw:text-style-name="P22" draw:layer="layout" svg:width="0.314cm" svg:height="0.133cm" svg:x="3.739cm" svg:y="9.998cm" svg:viewBox="0 0 315 134" draw:points="158,134 0,67 158,0 315,67">
                  <text:p/>
                </draw:polygon>
              </draw:g>
              <draw:g>
                <draw:polygon draw:style-name="gr129" draw:text-style-name="P20" draw:layer="layout" svg:width="0.157cm" svg:height="0.201cm" svg:x="3.66cm" svg:y="10.368cm" svg:viewBox="0 0 158 202" draw:points="0,202 0,67 158,0 158,134">
                  <text:p/>
                </draw:polygon>
                <draw:polygon draw:style-name="gr130" draw:text-style-name="P21" draw:layer="layout" svg:width="0.157cm" svg:height="0.201cm" svg:x="3.503cm" svg:y="10.368cm" svg:viewBox="0 0 158 202" draw:points="0,134 0,0 158,67 158,202">
                  <text:p/>
                </draw:polygon>
                <draw:polygon draw:style-name="gr131" draw:text-style-name="P22" draw:layer="layout" svg:width="0.314cm" svg:height="0.133cm" svg:x="3.503cm" svg:y="10.301cm" svg:viewBox="0 0 315 134" draw:points="158,134 0,67 158,0 315,67">
                  <text:p/>
                </draw:polygon>
              </draw:g>
              <draw:g>
                <draw:polygon draw:style-name="gr132" draw:text-style-name="P20" draw:layer="layout" svg:width="0.157cm" svg:height="0.201cm" svg:x="4.133cm" svg:y="10.368cm" svg:viewBox="0 0 158 202" draw:points="0,202 0,67 158,0 158,134">
                  <text:p/>
                </draw:polygon>
                <draw:polygon draw:style-name="gr133" draw:text-style-name="P21" draw:layer="layout" svg:width="0.157cm" svg:height="0.201cm" svg:x="3.976cm" svg:y="10.368cm" svg:viewBox="0 0 158 202" draw:points="0,134 0,0 158,67 158,202">
                  <text:p/>
                </draw:polygon>
                <draw:polygon draw:style-name="gr134" draw:text-style-name="P22" draw:layer="layout" svg:width="0.314cm" svg:height="0.133cm" svg:x="3.976cm" svg:y="10.301cm" svg:viewBox="0 0 315 134" draw:points="158,134 0,67 158,0 315,67">
                  <text:p/>
                </draw:polygon>
              </draw:g>
              <draw:g>
                <draw:polygon draw:style-name="gr135" draw:text-style-name="P20" draw:layer="layout" svg:width="0.157cm" svg:height="0.201cm" svg:x="3.897cm" svg:y="10.469cm" svg:viewBox="0 0 158 202" draw:points="0,202 0,67 158,0 158,134">
                  <text:p/>
                </draw:polygon>
                <draw:polygon draw:style-name="gr136" draw:text-style-name="P21" draw:layer="layout" svg:width="0.157cm" svg:height="0.201cm" svg:x="3.739cm" svg:y="10.469cm" svg:viewBox="0 0 158 202" draw:points="0,134 0,0 158,67 158,202">
                  <text:p/>
                </draw:polygon>
                <draw:polygon draw:style-name="gr137" draw:text-style-name="P22" draw:layer="layout" svg:width="0.314cm" svg:height="0.133cm" svg:x="3.739cm" svg:y="10.402cm" svg:viewBox="0 0 315 134" draw:points="158,134 0,67 158,0 315,67">
                  <text:p/>
                </draw:polygon>
              </draw:g>
              <draw:g>
                <draw:polygon draw:style-name="gr138" draw:text-style-name="P20" draw:layer="layout" svg:width="0.157cm" svg:height="0.201cm" svg:x="4.133cm" svg:y="10.166cm" svg:viewBox="0 0 158 202" draw:points="0,202 0,67 158,0 158,134">
                  <text:p/>
                </draw:polygon>
                <draw:polygon draw:style-name="gr139" draw:text-style-name="P21" draw:layer="layout" svg:width="0.157cm" svg:height="0.201cm" svg:x="3.976cm" svg:y="10.166cm" svg:viewBox="0 0 158 202" draw:points="0,134 0,0 158,67 158,202">
                  <text:p/>
                </draw:polygon>
                <draw:polygon draw:style-name="gr140" draw:text-style-name="P22" draw:layer="layout" svg:width="0.314cm" svg:height="0.133cm" svg:x="3.976cm" svg:y="10.099cm" svg:viewBox="0 0 315 134" draw:points="158,134 0,67 158,0 315,67">
                  <text:p/>
                </draw:polygon>
              </draw:g>
              <draw:g>
                <draw:polygon draw:style-name="gr141" draw:text-style-name="P20" draw:layer="layout" svg:width="0.157cm" svg:height="0.201cm" svg:x="3.66cm" svg:y="10.166cm" svg:viewBox="0 0 158 202" draw:points="0,202 0,67 158,0 158,134">
                  <text:p/>
                </draw:polygon>
                <draw:polygon draw:style-name="gr142" draw:text-style-name="P21" draw:layer="layout" svg:width="0.157cm" svg:height="0.201cm" svg:x="3.503cm" svg:y="10.166cm" svg:viewBox="0 0 158 202" draw:points="0,134 0,0 158,67 158,202">
                  <text:p/>
                </draw:polygon>
                <draw:polygon draw:style-name="gr143" draw:text-style-name="P22" draw:layer="layout" svg:width="0.314cm" svg:height="0.133cm" svg:x="3.503cm" svg:y="10.099cm" svg:viewBox="0 0 315 134" draw:points="158,134 0,67 158,0 315,67">
                  <text:p/>
                </draw:polygon>
              </draw:g>
              <draw:g>
                <draw:polygon draw:style-name="gr144" draw:text-style-name="P20" draw:layer="layout" svg:width="0.157cm" svg:height="0.201cm" svg:x="3.897cm" svg:y="10.267cm" svg:viewBox="0 0 158 202" draw:points="0,202 0,67 158,0 158,134">
                  <text:p/>
                </draw:polygon>
                <draw:polygon draw:style-name="gr145" draw:text-style-name="P21" draw:layer="layout" svg:width="0.157cm" svg:height="0.201cm" svg:x="3.739cm" svg:y="10.267cm" svg:viewBox="0 0 158 202" draw:points="0,134 0,0 158,67 158,202">
                  <text:p/>
                </draw:polygon>
                <draw:polygon draw:style-name="gr146" draw:text-style-name="P22" draw:layer="layout" svg:width="0.314cm" svg:height="0.133cm" svg:x="3.739cm" svg:y="10.2cm" svg:viewBox="0 0 315 134" draw:points="158,134 0,67 158,0 315,67">
                  <text:p/>
                </draw:polygon>
              </draw:g>
              <draw:polygon draw:style-name="gr147" draw:text-style-name="P11" draw:layer="layout" svg:width="0.787cm" svg:height="0.672cm" svg:x="3.503cm" svg:y="9.998cm" svg:viewBox="0 0 788 673" draw:points="0,505 0,370 79,336 0,303 0,168 158,101 237,134 237,67 394,0 552,67 552,134 631,101 788,168 788,303 710,336 788,370 788,505 631,572 552,538 552,605 394,673 237,605 237,538 158,572">
                <text:p/>
              </draw:polygon>
            </draw:g>
          </draw:g>
          <draw:connector draw:style-name="gr148" draw:text-style-name="P2" draw:layer="layout" svg:x1="8.748cm" svg:y1="2.971cm" svg:x2="8.748cm" svg:y2="4.14cm" draw:end-shape="id4" draw:end-glue-point="0" svg:d="M8748 2971v1169" svg:viewBox="0 0 1 1170">
            <text:p/>
          </draw:connector>
          <draw:custom-shape draw:style-name="gr149" draw:text-style-name="P24" draw:layer="layout" svg:width="5.465cm" svg:height="2.369cm" svg:x="6.016cm" svg:y="1.364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3"><text:span text:style-name="T6">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150" draw:text-style-name="P7" draw:layer="layout" svg:width="0.799cm" svg:height="0.495cm" svg:x="7.253cm" svg:y="5.229cm" svg:viewBox="0 0 800 496" svg:d="M0 496c183 0 800-191 800-343 0-153-67-153-133-153 0 114-667 343-667 496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151" draw:text-style-name="P17" draw:layer="layout" svg:width="0.666cm" svg:height="0.647cm" svg:x="7.253cm" svg:y="5.077cm" svg:viewBox="0 0 667 648" draw:points="0,648 0,381 667,0 667,267">
                <text:p/>
              </draw:polygon>
              <draw:polygon draw:style-name="gr152" draw:text-style-name="P9" draw:layer="layout" svg:width="1.666cm" svg:height="0.952cm" svg:x="6.253cm" svg:y="4.505cm" svg:viewBox="0 0 1667 953" draw:points="1000,953 0,381 667,0 1667,572">
                <text:p/>
              </draw:polygon>
              <draw:polygon draw:style-name="gr153" draw:text-style-name="P8" draw:layer="layout" svg:width="0.999cm" svg:height="0.838cm" svg:x="6.253cm" svg:y="4.886cm" svg:viewBox="0 0 1000 839" draw:points="0,267 0,0 1000,572 1000,839">
                <text:p/>
              </draw:polygon>
              <draw:polygon draw:style-name="gr154" draw:text-style-name="P11" draw:layer="layout" svg:width="1.666cm" svg:height="1.219cm" svg:x="6.253cm" svg:y="4.505cm" svg:viewBox="0 0 1667 1220" draw:points="0,648 0,381 667,0 1667,572 1667,839 1000,1220">
                <text:p/>
              </draw:polygon>
              <draw:polygon draw:style-name="gr155" draw:text-style-name="P25" draw:layer="layout" svg:width="0.066cm" svg:height="0.152cm" svg:x="7.053cm" svg:y="5.42cm" svg:viewBox="0 0 67 153" draw:points="0,114 0,0 67,38 67,153">
                <text:p/>
              </draw:polygon>
              <draw:polygon draw:style-name="gr156" draw:text-style-name="P18" draw:layer="layout" svg:width="0.066cm" svg:height="0.152cm" svg:x="6.92cm" svg:y="5.344cm" svg:viewBox="0 0 67 153" draw:points="0,114 0,0 67,38 67,153">
                <text:p/>
              </draw:polygon>
              <draw:line draw:style-name="gr157" draw:text-style-name="P26" draw:layer="layout" svg:x1="6.32cm" svg:y1="5.001cm" svg:x2="6.853cm" svg:y2="5.306cm">
                <text:p/>
              </draw:line>
              <draw:line draw:style-name="gr158" draw:text-style-name="P26" draw:layer="layout" svg:x1="6.32cm" svg:y1="5.039cm" svg:x2="6.853cm" svg:y2="5.344cm">
                <text:p/>
              </draw:line>
              <draw:line draw:style-name="gr159" draw:text-style-name="P26" draw:layer="layout" svg:x1="6.32cm" svg:y1="5.077cm" svg:x2="6.853cm" svg:y2="5.382cm">
                <text:p/>
              </draw:line>
              <draw:line draw:style-name="gr160" draw:text-style-name="P26" draw:layer="layout" svg:x1="6.32cm" svg:y1="5.115cm" svg:x2="6.853cm" svg:y2="5.42cm">
                <text:p/>
              </draw:line>
            </draw:g>
          </draw:g>
          <draw:g xml:id="id5" draw:id="id5">
            <draw:glue-point draw:id="4" svg:x="-3.761cm" svg:y="3.254cm"/>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61" draw:text-style-name="P7" draw:layer="layout" svg:width="0.974cm" svg:height="0.594cm" svg:x="8.556cm" svg:y="11.353cm" svg:viewBox="0 0 975 595" svg:d="M1 595c262 0 945-134 972-327 26-194-217-268-289-268 0 45-709 268-683 595z">
                <text:p/>
              </draw:path>
              <draw:g>
                <draw:polygon draw:style-name="gr162" draw:text-style-name="P27" draw:layer="layout" svg:width="0.525cm" svg:height="1.353cm" svg:x="8.03cm" svg:y="10.609cm" svg:viewBox="0 0 526 1354" draw:points="0,1056 0,0 526,297 526,1354">
                  <text:p/>
                </draw:polygon>
                <draw:polygon draw:style-name="gr163" draw:text-style-name="P28" draw:layer="layout" svg:width="0.788cm" svg:height="1.487cm" svg:x="8.556cm" svg:y="10.46cm" svg:viewBox="0 0 789 1488" draw:points="0,1488 0,446 789,0 789,1041">
                  <text:p/>
                </draw:polygon>
                <draw:polygon draw:style-name="gr164" draw:text-style-name="P29" draw:layer="layout" svg:width="1.313cm" svg:height="0.743cm" svg:x="8.03cm" svg:y="10.163cm" svg:viewBox="0 0 1314 744" draw:points="526,744 0,446 789,0 1314,297">
                  <text:p/>
                </draw:polygon>
                <draw:polygon draw:style-name="gr165" draw:text-style-name="P11" draw:layer="layout" svg:width="1.313cm" svg:height="1.784cm" svg:x="8.03cm" svg:y="10.163cm" svg:viewBox="0 0 1314 1785" draw:points="0,1488 0,446 789,0 1314,297 1314,1339 526,1785">
                  <text:p/>
                </draw:polygon>
                <draw:line draw:style-name="gr166" draw:text-style-name="P12" draw:layer="layout" svg:x1="8.503cm" svg:y1="11.665cm" svg:x2="8.082cm" svg:y2="11.427cm">
                  <text:p/>
                </draw:line>
                <draw:line draw:style-name="gr167" draw:text-style-name="P12" draw:layer="layout" svg:x1="8.503cm" svg:y1="11.785cm" svg:x2="8.082cm" svg:y2="11.547cm">
                  <text:p/>
                </draw:line>
                <draw:line draw:style-name="gr168" draw:text-style-name="P12" draw:layer="layout" svg:x1="8.503cm" svg:y1="11.725cm" svg:x2="8.082cm" svg:y2="11.487cm">
                  <text:p/>
                </draw:line>
                <draw:line draw:style-name="gr169" draw:text-style-name="P12" draw:layer="layout" svg:x1="8.506cm" svg:y1="11.064cm" svg:x2="8.085cm" svg:y2="10.826cm">
                  <text:p/>
                </draw:line>
                <draw:line draw:style-name="gr170" draw:text-style-name="P12" draw:layer="layout" svg:x1="8.082cm" svg:y1="10.773cm" svg:x2="8.082cm" svg:y2="10.833cm">
                  <text:p/>
                </draw:line>
                <draw:line draw:style-name="gr171" draw:text-style-name="P12" draw:layer="layout" svg:x1="8.503cm" svg:y1="11.011cm" svg:x2="8.503cm" svg:y2="11.071cm">
                  <text:p/>
                </draw:line>
                <draw:line draw:style-name="gr172" draw:text-style-name="P12" draw:layer="layout" svg:x1="8.503cm" svg:y1="11.011cm" svg:x2="8.082cm" svg:y2="10.773cm">
                  <text:p/>
                </draw:line>
                <draw:polygon draw:style-name="gr173" draw:text-style-name="P18" draw:layer="layout" svg:width="0.051cm" svg:height="0.088cm" svg:x="8.24cm" svg:y="11.279cm" svg:viewBox="0 0 52 89" draw:points="0,60 0,0 52,30 52,89">
                  <text:p/>
                </draw:polygon>
              </draw:g>
            </draw:g>
            <draw:frame draw:style-name="gr174" draw:text-style-name="P6" draw:layer="layout" svg:width="3.982cm" svg:height="1.85cm" svg:x="9.338cm" svg:y="10.163cm">
              <draw:text-box>
                <text:p text:style-name="P5"><text:span text:style-name="T1">VM: linuxmuster.net</text:span><text:span text:style-name="T4"><text:line-break/></text:span><text:span text:style-name="T4">10.0.0.1</text:span><text:span text:style-name="T4"><text:line-break/></text:span><text:span text:style-name="T4"/></text:p>
              </draw:text-box>
            </draw:frame>
            <dr3d:scene draw:style-name="gr175" svg:width="0.6cm" svg:height="0.72cm" svg:x="8.453cm" svg:y="11.465cm" dr3d:transform="matrix (0.837123314319008 -0.390635556508692 0.382920903862281 0.189848429669158 0.863985519837924 0.466354581045959 -0.513012797477524 -0.317699360247298 0.797423968866467 -3.41910397843089cm 20.8373287219321cm 5.07012406014246cm)" dr3d:vrp="(0 0 26988.5714285714)" dr3d:vpn="(0 0 24988.5714285714)" dr3d:projection="perspective" dr3d:distance="2cm" dr3d:focal-length="10cm" dr3d:shadow-slant="1" dr3d:shade-mode="phong" dr3d:ambient-color="#ffffff" dr3d:lighting-mode="false">
              <dr3d:light dr3d:diffuse-color="#cccccc" dr3d:direction="(0.57735026918963 0.57735026918963 0.57735026918963)" dr3d:enabled="fals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76" draw:layer="layout" svg:viewBox="4724 -17387 2069 2069" svg:d="M5758-15318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4724-15318zM6793-17387z"/>
              <dr3d:extrude draw:style-name="gr177" draw:layer="layout" svg:viewBox="4683.5 -17426.5 2149 2149" svg:d="M5758-15277.5l1.93489002627939-0.0462461496317701 108.18212890625-5.17431640625 0.999003331737185-0.0586956975421344 0.957112675086137-0.0798010349481046 0.954707891772159-0.104717330843414 0.991788981792524-0.133444585228062 104.49365234375-15.22021484375 0.997865503061803-0.156569075221341 0.953680310738491-0.173896987065746 0.948776084993369-0.19892269288539 0.983152825825528-0.23164619268573 100.35107421875-24.81201171875 0.983612946782159-0.254777123003805 0.937636120099342-0.267921552278494 0.930218515908564-0.29263794106555 0.961360134208917-0.328926289364972 95.7543945312491-33.94970703125 0.957040571148355-0.351322706343126 0.90980696189672-0.35999298464958 0.899928746768637-0.384020712532219 0.927405925759558-0.423405889994683 90.70361328125-42.63330078125 0.783997713021563-0.37760822319251 0.744541261308768-0.378349897586304 0.735774885679348-0.395127387559114 0.757698586131482-0.427940693107303 0.510063511002954-0.29947259414439 85.1987304687509-50.86279296875 0.87135919186403-0.533426105474064 0.82321124479131-0.532701840784284 0.808746780615365-0.554415592825535 0.827965799338926-0.598567361601454 79.23974609375-58.63818359375 0.814515079668126-0.616886836945923 0.766668525418027-0.611414414044702 0.750128454445076-0.631597589766898 0.764894866749273-0.677436364116147 72.82666015625-65.95947265625 0.749626226375767-0.694272567478038 0.702554562726618-0.684103343093739 0.684103343095558-0.702554562725709 0.694272567477128-0.749626226377586 65.9594726562491-72.82666015625 0.677436364116147-0.764894866748364 0.631597589767807-0.750128454445076 0.611414414043793-0.766668525417117 0.616886836945923-0.814515079668126 58.63818359375-79.23974609375 0.598567361601454-0.827965799338926 0.554415592825535-0.808746780616275 0.532701840782465-0.82321124479131 0.533426105475883-0.87135919186403 50.86279296875-85.19873046875 0.299472594143481-0.510063511002954 0.427940693108212-0.757698586134211 0.395127387559114-0.735774885677529 0.378349897587213-0.744541261308768 0.37760822319251-0.783997713020653 42.63330078125-90.70361328125 0.423405889992864-0.927405925758649 0.384020712534948-0.899928746768637 0.359992984650489-0.90980696189763 0.351322706340397-0.957040571149264 33.94970703125-95.75439453125 0.328926289364972-0.961360134209826 0.29263794106555-0.930218515906745 0.267921552276675-0.937636120101161 0.254777123004715-0.98361294678034 24.81201171875-100.35107421875 0.23164619268664-0.983152825825528 0.198922692886299-0.948776084993369 0.173896987064836-0.95368031074031 0.156569075221341-0.997865503060893 15.22021484375-104.49365234375 0.133444585228062-0.991788981791615 0.104717330843414-0.95470789177125 0.0798010349481046-0.957112675087046 0.0586956975421344-0.999003331737185 5.17431640625-108.18212890625 0.0462461496317701-1.93489002627939-0.0462461496317701-1.93489002627939-5.17431640625-108.182128906248-0.0586956975421344-0.999003331737185-0.0798010349481046-0.957112675088865-0.104717330843414-0.954707891767612-0.133444585228062-0.991788981795253-15.22021484375-104.49365234375-0.156569075221341-0.997865503060893-0.173896987064836-0.953680310736672-0.198922692886299-0.948776084995188-0.23164619268664-0.983152825825528-24.81201171875-100.35107421875-0.254777123004715-0.983612946776702-0.267921552276675-0.93763612010298-0.29263794106555-0.930218515906745-0.328926289364972-0.961360134213464-33.94970703125-95.75439453125-0.351322706340397-0.957040571149264-0.359992984650489-0.909806961899449-0.384020712534948-0.89992874676318-0.423405889992864-0.927405925762287-42.63330078125-90.70361328125-0.37760822319251-0.783997713020653-0.378349897587213-0.744541261308768-0.395127387559114-0.735774885681167-0.427940693108212-0.757698586130573-0.299472594143481-0.510063511002954-50.86279296875-85.19873046875-0.533426105475883-0.871359191867668-0.532701840782465-0.823211244787672-0.554415592825535-0.808746780618094-0.598567361601454-0.827965799337107-58.63818359375-79.23974609375-0.616886836945923-0.814515079666307-0.611414414043793-0.766668525418936-0.631597589767807-0.750128454445076-0.677436364116147-0.764894866748364-65.9594726562491-72.82666015625-0.694272567477128-0.749626226373948-0.684103343095558-0.702554562725709-0.702554562726618-0.684103343097377-0.749626226375767-0.694272567478038-72.82666015625-65.95947265625-0.764894866749273-0.677436364116147-0.750128454445076-0.631597589766898-0.766668525418027-0.61141441404834-0.814515079668126-0.616886836942285-79.23974609375-58.63818359375-0.827965799338926-0.598567361601454-0.808746780615365-0.554415592821897-0.82321124479131-0.532701840784284-0.87135919186403-0.533426105477702-85.1987304687509-50.86279296875-0.510063511002954-0.299472594142571-0.757698586131482-0.427940693109122-0.735774885679348-0.395127387560933-0.744541261308768-0.378349897586304-0.783997713021563-0.37760822319251-90.70361328125-42.63330078125-0.927405925759558-0.423405889992864-0.899928746768637-0.384020712535857-0.90980696189672-0.359992984645942-0.957040571148355-0.351322706341307-95.7543945312491-33.94970703125-0.961360134209826-0.328926289366791-0.930218515909473-0.292637941067369-0.937636120099342-0.267921552276675-0.983612946782159-0.254777123001986-100.35107421875-24.8120117187464-0.983152825825528-0.23164619268573-0.94877608499246-0.198922692889028-0.953680310737582-0.173896987063927-0.997865503060893-0.156569075221341-104.49365234375-15.2202148437536-0.991788981793434-0.133444585226243-0.95470789177125-0.104717330847052-0.957112675087046-0.0798010349462857-0.999003331737185-0.0586956975421344-108.18212890625-5.17431640625-1.93489002627939-0.0462461496317701-1.93489002627939 0.0462461496317701-108.18212890625 5.17431640625-0.999003331737185 0.0586956975421344-0.957112675087046 0.0798010349462857-0.95470789177125 0.104717330847052-0.991788981793434 0.133444585226243-104.49365234375 15.2202148437536-0.997865503060893 0.156569075221341-0.953680310737582 0.173896987063927-0.94877608499246 0.198922692889028-0.983152825825528 0.23164619268573-100.35107421875 24.8120117187464-0.983612946782159 0.254777123001986-0.937636120099342 0.267921552276675-0.930218515908564 0.292637941067369-0.961360134209826 0.328926289366791-95.7543945312509 33.94970703125-0.957040571148355 0.351322706341307-0.90980696189763 0.359992984645942-0.899928746768637 0.384020712535857-0.927405925759558 0.423405889992864-90.70361328125 42.63330078125-0.783997713021563 0.37760822319251-0.744541261308768 0.378349897586304-0.735774885679348 0.395127387560933-0.757698586131482 0.427940693109122-0.510063511002954 0.299472594142571-85.1987304687491 50.86279296875-0.87135919186403 0.533426105477702-0.82321124479131 0.532701840784284-0.808746780615365 0.554415592821897-0.827965799338926 0.598567361601454-79.23974609375 58.63818359375-0.814515079668126 0.616886836942285-0.766668525418027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5-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48-0.0462461496317701 1.93489002627939 0.0462461496317701 1.93489002627939 5.17431640624909 108.18212890625 0.0586956975421344 0.999003331737185 0.0798010349481046 0.957112675087046 0.104717330842504 0.954707891773069 0.133444585228972 0.991788981791615 15.2202148437509 104.49365234375 0.156569075221341 0.997865503060893 0.173896987064836 0.953680310738491 0.198922692886299 0.948776084993369 0.23164619268664 0.983152825825528 24.81201171875 100.35107421875 0.254777123004715 0.98361294678034 0.267921552276675 0.937636120101161 0.29263794106555 0.930218515906745 0.328926289364972 0.961360134209826 33.9497070312491 95.75439453125 0.351322706341307 0.957040571149264 0.359992984650489 0.90980696189763 0.384020712534038 0.899928746768637 0.423405889993774 0.927405925758649 42.6333007812509 90.70361328125 0.37760822319251 0.783997713020653 0.378349897586304 0.744541261308768 0.395127387559114 0.735774885677529 0.427940693108212 0.757698586134211 0.299472594143481 0.510063511002954 50.86279296875 85.19873046875 0.533426105475883 0.87135919186403 0.532701840782465 0.82321124479131 0.554415592825535 0.808746780618094 0.598567361600544 0.827965799337107 58.6381835937491 79.23974609375 0.616886836945923 0.814515079668126 0.611414414044702 0.766668525418936 0.631597589768717 0.750128454445076 0.677436364115238 0.764894866748364 65.9594726562509 72.82666015625 0.694272567477128 0.749626226375767 0.684103343094648 0.702554562725709 0.702554562726618 0.684103343093739 0.749626226375767 0.694272567478038 72.82666015625 65.95947265625 0.764894866749273 0.677436364116147 0.750128454445076 0.631597589766898 0.766668525418027 0.611414414044702 0.814515079668126 0.616886836945923 79.23974609375 58.63818359375 0.827965799338926 0.598567361601454 0.808746780615365 0.554415592825535 0.82321124479131 0.532701840784284 0.87135919186403 0.533426105474064 85.1987304687491 50.86279296875 0.510063511002954 0.29947259414439 0.757698586131482 0.427940693107303 0.735774885679348 0.395127387559114 0.744541261308768 0.378349897586304 0.783997713021563 0.37760822319251 90.70361328125 42.63330078125 0.927405925759558 0.423405889994683 0.899928746768637 0.384020712532219 0.90980696189763 0.35999298464958 0.957040571148355 0.351322706343126 95.7543945312509 33.94970703125 0.961360134209826 0.328926289364972 0.930218515907654 0.29263794106555 0.937636120098432 0.267921552278494 0.983612946782159 0.254777123003805 100.35107421875 24.81201171875 0.983152825825528 0.23164619268573 0.948776084993369 0.19892269288539 0.953680310738491 0.173896987065746 0.997865503061803 0.156569075221341 104.49365234375 15.22021484375 0.991788981792524 0.133444585228062 0.954707891772159 0.104717330843414 0.957112675086137 0.0798010349481046 0.999003331737185 0.0586956975421344 108.18212890625 5.17431640625zM6151.36286259119-17269.3401309546l87.0815295303146 40.9308174906473 81.7585991914211 48.8090688817683 76.0181235005885 56.2541515088378 69.8560249037155 63.2689533561643 63.268953356157 69.8560249037073 56.2541515088515 76.0181235006021 48.8090688817674 81.7585991914239 40.9308174906355 87.0815295302855 32.6155912544937 91.9915506186262 23.8581897442646 96.4933838050129 14.6517846734541 100.591122372498 4.98800435558496 104.286805795073-4.98800435558496 104.286805795073-14.6517846734532 100.591122372494-23.8581897442673 96.4933838050201-32.6155912544918 91.9915506186208-40.9308174906355 87.0815295302873-48.8090688817674 81.758599191422-56.2541515088515 76.0181235006021-63.268953356157 69.8560249037091-69.8560249037164 63.2689533561643-76.0181235005875 56.2541515088396-81.7585991914357 48.8090688817738-87.0815295302682 40.9308174906273-91.9915506186271 32.6155912544946-96.4933838050329 23.8581897442709-100.591122372487 14.6517846734514-104.286805795072 4.98800435558587-104.286805795072-4.98800435558587-100.591122372487-14.6517846734514-96.4933838050365-23.8581897442727-91.9915506186226-32.6155912544909-87.0815295302709-40.9308174906291-81.7585991914339-48.8090688817738-76.0181235005875-56.2541515088396-69.8560249037128-63.2689533561606-63.2689533561652-69.8560249037164-56.2541515088506-76.0181235006039-48.8090688817683-81.7585991914239-40.9308174906291-87.0815295302709-32.6155912544937-91.9915506186299-23.8581897442673-96.4933838050183-14.6517846734541-100.591122372498-4.98800435558405-104.286805795071 4.98800435558405-104.286805795073 14.6517846734541-100.591122372498 23.8581897442655-96.4933838050129 32.6155912544955-91.9915506186335 40.9308174906291-87.0815295302709 48.8090688817683-81.7585991914239 56.2541515088578-76.018123500613 63.2689533561488-69.8560249037 69.8560249037219-63.2689533561679 76.0181235005875-56.2541515088415 81.7585991914193-48.8090688817647 87.0815295303173-40.9308174906473 91.9915506185944-32.6155912544855 96.4933838050092-23.85818974426 100.591122372512-14.6517846734605 104.28680579507-4.98800435558223 104.28680579507 4.98800435558223 100.591122372512 14.6517846734605 96.4933838050065 23.85818974426z"/>
              <dr3d:extrude draw:style-name="gr178" draw:layer="layout" svg:viewBox="6373 -19000 2069 2069" svg:d="M7407-16931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6373-16931zM8442-19000z"/>
              <dr3d:extrude draw:style-name="gr179" draw:layer="layout" svg:viewBox="6332.5 -19039.5 2149 2149" svg:d="M7407-16890.5l1.93489002627939-0.0462461496317701 108.18212890625-5.17431640625 0.999003331737185-0.0586956975421344 0.957112675086137-0.0798010349462857 0.954707891772159-0.104717330847052 0.991788981792524-0.133444585226243 104.49365234375-15.22021484375 0.997865503061803-0.156569075217703 0.953680310738491-0.173896987067565 0.948776084993369-0.19892269288539 0.983152825825528-0.231646192689368 100.351074218749-24.81201171875 0.98361294678125-0.254777123001986 0.937636120099342-0.267921552276675 0.930218515908564-0.292637941067369 0.961360134208917-0.328926289366791 95.75439453125-33.94970703125 0.957040571148355-0.351322706341307 0.90980696189763-0.359992984645942 0.899928746767728-0.384020712535857 0.927405925759558-0.423405889992864 90.70361328125-42.6333007812464 0.783997713021563-0.37760822319251 0.744541261309678-0.378349897586304 0.735774885679348-0.395127387557295 0.757698586131482-0.42794069311276 0.510063511002954-0.299472594142571 85.19873046875-50.86279296875 0.871359191863121-0.533426105474064 0.823211244792219-0.532701840784284 0.808746780615365-0.554415592825535 0.827965799338926-0.598567361601454 79.2397460937509-58.63818359375 0.814515079669036-0.616886836945923 0.766668525418936-0.611414414044702 0.750128454445076-0.631597589766898 0.764894866748364-0.677436364116147 72.82666015625-65.9594726562536 0.749626226374858-0.694272567478038 0.702554562727528-0.684103343097377 0.684103343094648-0.702554562725709 0.694272567476219-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464 0.423405889994683-0.927405925758649 0.384020712532219-0.899928746770456 0.35999298464958-0.909806961899449 0.351322706343126-0.957040571145626 33.94970703125-95.7543945312536 0.328926289364972-0.961360134213464 0.29263794106555-0.930218515906745 0.267921552278494-0.93763612010298 0.254777123003805-0.983612946776702 24.8120117187482-100.35107421875 0.23164619268573-0.983152825825528 0.19892269288539-0.948776084995188 0.173896987063927-0.953680310736672 0.15656907522316-0.997865503060893 15.2202148437518-104.49365234375 0.133444585228062-0.991788981795253 0.104717330843414-0.954707891767612 0.0798010349481046-0.957112675088865 0.0586956975421344-0.999003331737185 5.17431640624818-108.18212890625 0.0462461496317701-1.93489002627757-0.0462461496317701-1.93489002627757-5.17431640624818-108.18212890625-0.0586956975421344-0.999003331737185-0.0798010349481046-0.957112675088865-0.104717330843414-0.954707891767612-0.133444585228062-0.991788981795253-15.2202148437518-104.49365234375-0.15656907522316-0.997865503060893-0.173896987063927-0.953680310736672-0.19892269288539-0.948776084995188-0.23164619268573-0.983152825825528-24.8120117187482-100.35107421875-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464-0.37760822319251-0.783997713020653-0.378349897586304-0.744541261308768-0.395127387559114-0.735774885677529-0.427940693107303-0.757698586134211-0.29947259414439-0.510063511002954-50.86279296875-85.19873046875-0.533426105474064-0.87135919186403-0.532701840784284-0.82321124479131-0.554415592825535-0.808746780614456-0.598567361599635-0.827965799340745-58.63818359375-79.2397460937536-0.616886836945923-0.814515079666307-0.611414414044702-0.766668525422574-0.631597589768717-0.750128454441438-0.677436364116147-0.764894866748364-65.95947265625-72.82666015625-0.694272567477128-0.749626226373948-0.684103343094648-0.702554562725709-0.702554562726618-0.684103343097377-0.749626226375767-0.694272567478038-72.82666015625-65.95947265625-0.764894866749273-0.677436364116147-0.750128454445076-0.631597589766898-0.766668525418936-0.61141441404834-0.814515079668126-0.616886836942285-79.2397460937509-58.6381835937464-0.827965799338017-0.598567361601454-0.808746780615365-0.554415592825535-0.8232112447904-0.532701840784284-0.87135919186403-0.533426105474064-85.19873046875-50.8627929687536-0.510063511003864-0.299472594142571-0.757698586131482-0.427940693109122-0.735774885679348-0.395127387560933-0.744541261308768-0.378349897586304-0.783997713021563-0.37760822319251-90.70361328125-42.63330078125-0.927405925759558-0.423405889992864-0.899928746768637-0.384020712535857-0.90980696189763-0.359992984653218-0.957040571149264-0.351322706337669-95.75439453125-33.9497070312464-0.961360134208917-0.328926289366791-0.930218515907654-0.292637941063731-0.937636120098432-0.267921552276675-0.98361294678125-0.254777123001986-100.351074218749-24.8120117187536-0.983152825826437-0.231646192689368-0.948776084993369-0.19892269288539-0.953680310738491-0.173896987067565-0.997865503061803-0.156569075217703-104.49365234375-15.22021484375-0.991788981792524-0.133444585226243-0.954707891772159-0.104717330847052-0.957112675086137-0.0798010349462857-0.999003331737185-0.0586956975421344-108.18212890625-5.17431640625-1.93489002627939-0.0462461496317701-1.93489002627939 0.0462461496317701-108.18212890625 5.17431640625-0.999003331737185 0.0586956975421344-0.957112675086137 0.0798010349462857-0.954707891772159 0.104717330847052-0.991788981792524 0.133444585226243-104.49365234375 15.22021484375-0.997865503061803 0.156569075217703-0.953680310738491 0.173896987067565-0.948776084993369 0.19892269288539-0.983152825826437 0.231646192689368-100.35107421875 24.8120117187536-0.98361294678125 0.254777123001986-0.937636120098432 0.267921552276675-0.930218515907654 0.292637941063731-0.961360134208917 0.328926289366791-95.7543945312509 33.9497070312464-0.957040571149264 0.351322706337669-0.90980696189763 0.359992984653218-0.899928746768637 0.384020712535857-0.927405925759558 0.423405889992864-90.70361328125 42.63330078125-0.783997713021563 0.37760822319251-0.744541261308768 0.378349897586304-0.735774885679348 0.395127387560933-0.757698586131482 0.427940693109122-0.510063511003864 0.299472594142571-85.1987304687491 50.8627929687536-0.871359191863121 0.533426105474064-0.82321124479131 0.532701840784284-0.808746780614456 0.554415592825535-0.827965799338926 0.598567361601454-79.23974609375 58.6381835937464-0.814515079668126 0.616886836942285-0.766668525418936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36-0.598567361600544 0.827965799340745-0.554415592825535 0.808746780614456-0.532701840782465 0.82321124479131-0.533426105475883 0.87135919186403-50.86279296875 85.19873046875-0.299472594143481 0.510063511002954-0.427940693108212 0.757698586134211-0.395127387559114 0.735774885677529-0.378349897586304 0.744541261308768-0.37760822319251 0.783997713020653-42.6333007812509 90.7036132812464-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5-0.0462461496317701 1.93489002627757 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2896 0.983612946776702 0.267921552278494 0.93763612010298 0.29263794106555 0.930218515906745 0.328926289364972 0.961360134213464 33.9497070312491 95.7543945312536 0.351322706341307 0.957040571145626 0.359992984650489 0.909806961899449 0.384020712534038 0.899928746770456 0.423405889993774 0.927405925758649 42.6333007812509 90.7036132812464 0.37760822319251 0.783997713020653 0.378349897586304 0.744541261308768 0.395127387559114 0.735774885681167 0.427940693108212 0.757698586130573 0.299472594143481 0.510063511002954 50.86279296875 85.19873046875 0.533426105475883 0.871359191867668 0.532701840782465 0.823211244787672 0.554415592825535 0.808746780618094 0.598567361600544 0.827965799337107 58.6381835937491 79.2397460937536 0.616886836945923 0.814515079669945 0.611414414044702 0.766668525415298 0.631597589768717 0.750128454448713 0.677436364116147 0.764894866744726 65.9594726562509 72.8266601562464 0.694272567477128 0.749626226373948 0.684103343093739 0.702554562725709 0.702554562726618 0.684103343097377 0.749626226374858 0.694272567478038 72.82666015625 65.9594726562536 0.764894866748364 0.677436364116147 0.750128454445076 0.631597589766898 0.766668525418936 0.611414414044702 0.814515079669036 0.616886836945923 79.23974609375 58.63818359375 0.827965799338926 0.598567361601454 0.808746780615365 0.554415592825535 0.82321124479131 0.532701840784284 0.87135919186403 0.533426105474064 85.1987304687491 50.86279296875 0.510063511002954 0.299472594142571 0.757698586131482 0.42794069311276 0.735774885679348 0.395127387557295 0.744541261309678 0.378349897586304 0.783997713021563 0.37760822319251 90.70361328125 42.6333007812464 0.927405925759558 0.423405889992864 0.899928746767728 0.384020712535857 0.90980696189763 0.359992984645942 0.957040571148355 0.351322706341307 95.7543945312509 33.94970703125 0.961360134209826 0.328926289366791 0.930218515907654 0.292637941067369 0.937636120098432 0.267921552276675 0.983612946782159 0.254777123001986 100.35107421875 24.81201171875 0.983152825825528 0.231646192689368 0.948776084993369 0.19892269288539 0.953680310738491 0.173896987067565 0.997865503061803 0.156569075217703 104.49365234375 15.22021484375 0.991788981792524 0.133444585226243 0.954707891772159 0.104717330847052 0.957112675086137 0.0798010349462857 0.999003331737185 0.0586956975421344 108.18212890625 5.17431640625zM7800.36286259121-18882.3401309546l87.0815295302828 40.9308174906364 81.7585991914348 48.8090688817756 76.0181235005757 56.2541515088269 69.8560249037255 63.2689533561716 63.2689533561479 69.8560249037 56.2541515088633 76.0181235006239 48.8090688817629 81.7585991914166 40.9308174906291 87.0815295302673 32.6155912544928 91.9915506186262 23.8581897442673 96.4933838050274 14.651784673455 100.591122372491 4.98800435558405 104.286805795073-4.98800435558405 104.286805795073-14.651784673455 100.591122372491-23.8581897442673 96.4933838050274-32.6155912544928 91.9915506186299-40.9308174906291 87.0815295302673-48.8090688817629 81.7585991914166-56.2541515088633 76.0181235006239-63.2689533561434 69.8560249036891-69.8560249037319 63.2689533561825-76.018123500583 56.2541515088342-81.7585991914229 48.8090688817683-87.08152953031 40.9308174906437-91.9915506185944 32.6155912544818-96.4933838050174 23.8581897442673-100.591122372505 14.6517846734569-104.286805795072 4.98800435558223-104.286805795072-4.98800435558223-100.591122372505-14.6517846734569-96.4933838050183-23.8581897442673-91.9915506185953-32.6155912544818-87.08152953031-40.9308174906437-81.758599191422-48.8090688817647-76.0181235005821-56.2541515088378-69.8560249037364-63.2689533561861-63.2689533561361-69.8560249036782-56.2541515088615-76.0181235006239-48.8090688817683-81.7585991914239-40.9308174906291-87.0815295302673-32.6155912544955-91.9915506186371-23.8581897442655-96.4933838050129-14.6517846734541-100.591122372498-4.98800435558405-104.286805795073 4.98800435558405-104.286805795073 14.6517846734541-100.591122372498 23.8581897442655-96.4933838050129 32.6155912544955-91.9915506186335 40.9308174906291-87.0815295302673 48.8090688817683-81.7585991914239 56.2541515088578-76.0181235006166 63.2689533561488-69.8560249037 69.8560249037255-63.2689533561716 76.0181235005757-56.2541515088269 81.758599191433-48.8090688817756 87.0815295302828-40.9308174906364 91.991550618649-32.6155912544964 96.4933838049919-23.8581897442637 100.591122372502-14.6517846734569 104.286805795072-4.98800435558223 104.286805795072 4.98800435558223 100.591122372502 14.6517846734569 96.493383804991 23.8581897442637z"/>
              <dr3d:extrude draw:style-name="gr180" draw:layer="layout" svg:viewBox="8022 -20686 2069 2069" svg:d="M9056-18617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8022-18617zM10091-20686z"/>
              <dr3d:extrude draw:style-name="gr181" draw:layer="layout" svg:viewBox="7981.5 -20725.5 2149 2149" svg:d="M9056-18576.5l1.93489002627939-0.0462461496317701 108.182128906252-5.17431640625 0.999003331737185-0.0586956975421344 0.957112675087046-0.0798010349462857 0.95470789177125-0.104717330847052 0.991788981791615-0.133444585226243 104.49365234375-15.22021484375 0.997865503062712-0.156569075217703 0.953680310738491-0.173896987067565 0.948776084993369-0.19892269288539 0.983152825827347-0.231646192689368 100.35107421875-24.8120117187536 0.98361294678034-0.254777123001986 0.937636120099342-0.267921552276675 0.930218515906745-0.292637941063731 0.961360134209826-0.328926289366791 95.75439453125-33.9497070312464 0.957040571149264-0.351322706337669 0.90980696189763-0.359992984653218 0.899928746768637-0.384020712535857 0.927405925758649-0.423405889992864 90.70361328125-42.63330078125 0.783997713020653-0.37760822319251 0.744541261308768-0.378349897586304 0.735774885677529-0.395127387560933 0.757698586134211-0.427940693109122 0.510063511002954-0.299472594142571 85.19873046875-50.86279296875 0.871359191862211-0.533426105477702 0.82321124479131-0.532701840784284 0.808746780616275-0.554415592821897 0.827965799340745-0.598567361601454 79.23974609375-58.63818359375 0.814515079668126-0.616886836942285 0.766668525418936-0.61141441404834 0.750128454445076-0.631597589766898 0.764894866748364-0.677436364116147 72.8266601562482-65.95947265625 0.749626226373948-0.694272567478038 0.702554562729347-0.684103343097377 0.684103343093739-0.702554562725709 0.694272567476219-0.749626226373948 65.9594726562518-72.82666015625 0.677436364116147-0.764894866748364 0.631597589768717-0.750128454441438 0.611414414044702-0.766668525422574 0.616886836945923-0.814515079666307 58.6381835937482-79.2397460937536 0.598567361601454-0.827965799340745 0.554415592825535-0.808746780614456 0.532701840780646-0.82321124479131 0.533426105475883-0.87135919186403 50.8627929687518-85.19873046875 0.29947259414439-0.510063511002954 0.427940693107303-0.757698586134211 0.395127387559114-0.735774885677529 0.378349897586304-0.744541261308768 0.37760822319251-0.783997713020653 42.63330078125-90.7036132812464 0.423405889994683-0.927405925762287 0.384020712532219-0.89992874676318 0.35999298464958-0.909806961899449 0.351322706343126-0.957040571149264 33.94970703125-95.75439453125 0.328926289364972-0.961360134213464 0.29263794106555-0.930218515906745 0.267921552278494-0.93763612010298 0.254777123003805-0.983612946776702 24.8120117187482-100.35107421875 0.23164619268573-0.983152825825528 0.19892269288539-0.948776084995188 0.173896987063927-0.953680310736672 0.15656907522316-0.997865503060893 15.2202148437518-104.49365234375 0.133444585228062-0.991788981795253 0.104717330843414-0.954707891767612 0.0798010349481046-0.957112675088865 0.0586956975421344-0.999003331737185 5.17431640624818-108.18212890625 0.0462461496317701-1.93489002627757-0.0462461496317701-1.93489002627757-5.17431640624818-108.182128906254-0.0586956975421344-0.999003331737185-0.0798010349481046-0.957112675085227-0.104717330843414-0.954707891774888-0.133444585228062-0.991788981791615-15.2202148437518-104.49365234375-0.15656907522316-0.997865503060893-0.173896987063927-0.95368031074031-0.19892269288539-0.94877608499155-0.23164619268573-0.983152825825528-24.8120117187482-100.351074218746-0.254777123003805-0.983612946776702-0.267921552278494-0.93763612010298-0.29263794106555-0.930218515906745-0.328926289364972-0.961360134213464-33.94970703125-95.7543945312536-0.351322706343126-0.957040571145626-0.35999298464958-0.909806961899449-0.384020712532219-0.899928746770456-0.423405889994683-0.927405925758649-42.63330078125-90.7036132812464-0.37760822319251-0.783997713020653-0.378349897586304-0.744541261308768-0.395127387559114-0.735774885681167-0.427940693107303-0.757698586130573-0.29947259414439-0.510063511002954-50.8627929687518-85.19873046875-0.533426105475883-0.871359191867668-0.532701840780646-0.823211244787672-0.554415592825535-0.808746780618094-0.598567361601454-0.827965799337107-58.6381835937482-79.23974609375-0.616886836945923-0.814515079666307-0.611414414044702-0.766668525422574-0.631597589768717-0.750128454441438-0.677436364116147-0.764894866748364-65.9594726562518-72.82666015625-0.694272567476219-0.749626226373948-0.684103343095558-0.702554562725709-0.702554562727528-0.684103343097377-0.749626226373948-0.694272567478038-72.8266601562482-65.9594726562536-0.764894866750183-0.677436364116147-0.750128454445076-0.631597589766898-0.766668525418936-0.611414414044702-0.814515079668126-0.616886836945923-79.23974609375-58.6381835937464-0.827965799338926-0.598567361601454-0.808746780616275-0.554415592821897-0.82321124479131-0.532701840784284-0.871359191862211-0.533426105477702-85.19873046875-50.86279296875-0.510063511002954-0.299472594142571-0.757698586130573-0.427940693109122-0.735774885677529-0.395127387557295-0.744541261308768-0.378349897586304-0.783997713022472-0.37760822319251-90.70361328125-42.6333007812536-0.927405925760468-0.423405889992864-0.899928746766818-0.384020712535857-0.909806961899449-0.359992984653218-0.957040571149264-0.351322706341307-95.75439453125-33.9497070312464-0.961360134209826-0.328926289363153-0.930218515906745-0.292637941067369-0.937636120101161-0.267921552276675-0.98361294678034-0.254777123001986-100.35107421875-24.81201171875-0.983152825825528-0.231646192689368-0.948776084993369-0.19892269288539-0.95368031074031-0.173896987067565-0.997865503060893-0.156569075217703-104.49365234375-15.22021484375-0.991788981791615-0.133444585226243-0.95470789177125-0.104717330847052-0.957112675087046-0.0798010349462857-0.999003331737185-0.0586956975421344-108.182128906252-5.17431640625-1.93489002627939-0.0462461496317701-1.93489002627939 0.0462461496317701-108.182128906248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3153-95.75439453125 33.9497070312464-0.957040571149264 0.351322706341307-0.909806961899449 0.359992984653218-0.899928746766818 0.384020712535857-0.927405925760468 0.423405889992864-90.70361328125 42.6333007812536-0.783997713022472 0.37760822319251-0.744541261308768 0.378349897586304-0.735774885677529 0.395127387557295-0.757698586130573 0.427940693109122-0.510063511002954 0.299472594142571-85.19873046875 50.86279296875-0.871359191862211 0.533426105477702-0.82321124479131 0.532701840784284-0.808746780616275 0.554415592821897-0.827965799338926 0.598567361601454-79.2397460937518 58.6381835937464-0.814515079668126 0.616886836945923-0.766668525418936 0.611414414044702-0.750128454446894 0.631597589766898-0.764894866748364 0.677436364116147-72.82666015625 65.9594726562536-0.749626226373948 0.694272567478038-0.702554562729347 0.684103343097377-0.684103343093739 0.702554562725709-0.694272567476219 0.749626226373948-65.9594726562482 72.82666015625-0.677436364116147 0.764894866748364-0.631597589766898 0.750128454445076-0.611414414044702 0.766668525418936-0.616886836945923 0.814515079666307-58.6381835937509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464-0.423405889993774 0.927405925758649-0.384020712534038 0.899928746770456-0.359992984650489 0.909806961899449-0.351322706341307 0.957040571145626-33.9497070312491 95.7543945312536-0.328926289364972 0.961360134209826-0.29263794106555 0.930218515906745-0.267921552278494 0.937636120099342-0.254777123002896 0.98361294678034-24.81201171875 100.351074218746-0.23164619268664 0.983152825825528-0.198922692886299 0.948776084995188-0.173896987064836 0.95368031074031-0.156569075221341 0.997865503060893-15.2202148437509 104.49365234375-0.133444585228972 0.991788981791615-0.104717330842504 0.954707891774888-0.0798010349481046 0.957112675085227-0.0586956975421344 0.999003331737185-5.17431640624909 108.182128906254-0.0462461496317701 1.93489002627757 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4715 0.983612946776702 0.267921552276675 0.93763612010298 0.29263794106555 0.930218515906745 0.328926289364972 0.961360134213464 33.9497070312491 95.75439453125 0.351322706341307 0.957040571149264 0.359992984650489 0.909806961899449 0.384020712534038 0.89992874676318 0.423405889993774 0.927405925762287 42.6333007812509 90.7036132812464 0.37760822319251 0.783997713020653 0.378349897586304 0.744541261308768 0.395127387559114 0.735774885677529 0.427940693108212 0.757698586134211 0.299472594143481 0.510063511002954 50.86279296875 85.19873046875 0.533426105475883 0.87135919186403 0.532701840782465 0.82321124479131 0.554415592825535 0.808746780614456 0.598567361600544 0.827965799340745 58.6381835937491 79.2397460937536 0.616886836945923 0.814515079666307 0.611414414044702 0.766668525418936 0.631597589768717 0.750128454445076 0.677436364116147 0.764894866748364 65.9594726562482 72.82666015625 0.694272567476219 0.749626226373948 0.684103343095558 0.702554562725709 0.702554562727528 0.684103343097377 0.749626226375767 0.694272567478038 72.82666015625 65.95947265625 0.764894866748364 0.677436364116147 0.750128454445076 0.631597589766898 0.766668525418936 0.61141441404834 0.814515079668126 0.616886836942285 79.2397460937518 58.63818359375 0.827965799338926 0.598567361601454 0.808746780616275 0.554415592821897 0.82321124479131 0.532701840784284 0.871359191862211 0.533426105477702 85.19873046875 50.86279296875 0.510063511002954 0.299472594142571 0.757698586134211 0.427940693109122 0.735774885677529 0.395127387560933 0.744541261308768 0.378349897586304 0.783997713020653 0.37760822319251 90.70361328125 42.63330078125 0.927405925758649 0.423405889992864 0.899928746768637 0.384020712535857 0.90980696189763 0.359992984653218 0.957040571149264 0.351322706337669 95.75439453125 33.9497070312464 0.961360134209826 0.328926289366791 0.930218515906745 0.292637941063731 0.937636120099342 0.267921552276675 0.98361294678034 0.254777123001986 100.35107421875 24.8120117187536 0.983152825827347 0.231646192689368 0.948776084993369 0.19892269288539 0.953680310738491 0.173896987067565 0.997865503062712 0.156569075217703 104.49365234375 15.22021484375 0.991788981793434 0.133444585226243 0.95470789177125 0.104717330847052 0.957112675085227 0.0798010349462857 0.999003331737185 0.0586956975421344 108.182128906248 5.17431640625zM9449.36286259124-20568.3401309546l87.08152953024 40.9308174906146 81.7585991914475 48.8090688817829 76.018123500573 56.2541515088269 69.8560249037328 63.2689533561861 63.2689533561406 69.8560249036855 56.2541515088669 76.0181235006276 48.8090688817665 81.7585991914166 40.9308174906273 87.0815295302673 32.6155912544928 91.9915506186299 23.8581897442673 96.4933838050238 14.651784673455 100.591122372491 4.98800435558405 104.286805795076-4.98800435558405 104.286805795073-14.651784673455 100.591122372491-23.8581897442673 96.4933838050274-32.6155912544928 91.9915506186262-40.9308174906273 87.0815295302673-48.8090688817665 81.7585991914166-56.2541515088669 76.0181235006312-63.2689533561406 69.8560249036855-69.8560249037237 63.2689533561752-76.018123500593 56.2541515088415-81.7585991914148 48.8090688817647-87.0815295302855 40.9308174906328-91.9915506186517 32.6155912545-96.4933838049947 23.8581897442637-100.591122372498 14.6517846734569-104.286805795075 4.98800435558223-104.286805795071-4.98800435558223-100.591122372498-14.6517846734569-96.4933838049947-23.8581897442637-91.9915506186517-32.6155912545-87.0815295302855-40.9308174906328-81.7585991914257-48.8090688817683-76.0181235005857-56.2541515088378-69.8560249037164-63.2689533561643-63.2689533561443-69.8560249036964-56.2541515088688-76.0181235006312-48.8090688817638-81.7585991914166-40.9308174906291-87.0815295302673-32.6155912544955-91.9915506186335-23.8581897442655-96.4933838050129-14.6517846734541-100.591122372498-4.98800435558405-104.286805795073 4.98800435558405-104.286805795076 14.6517846734532-100.591122372491 23.85818974427-96.4933838050238 32.6155912544918-91.9915506186299 40.9308174906291-87.0815295302673 48.8090688817711-81.7585991914311 56.2541515088506-76.0181235006021 63.2689533561479-69.8560249037 69.8560249037346-63.2689533561825 76.0181235005748-56.2541515088269 81.7585991914475-48.8090688817829 87.08152953024-40.9308174906146 91.991550618679-32.6155912545073 96.4933838049856-23.85818974426 100.591122372503-14.6517846734569 104.286805795071-4.98800435558223 104.286805795075 4.98800435558223 100.591122372503 14.6517846734569 96.4933838049856 23.85818974426z"/>
              <dr3d:extrude draw:style-name="gr182" draw:layer="layout" svg:viewBox="9672 -22334 2069 2069" svg:d="M10706-20265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9672-20265zM11741-22334z"/>
              <dr3d:extrude draw:style-name="gr183" draw:layer="layout" svg:viewBox="9631.5 -22373.5 2149 2149" svg:d="M10706-20224.5l1.93489002627939-0.0462461496317701 108.18212890625-5.17431640625 0.999003331737185-0.0586956975421344 0.957112675085227-0.0798010349462857 0.95470789177125-0.104717330847052 0.991788981793434-0.133444585226243 104.493652343752-15.22021484375 0.997865503060893-0.156569075217703 0.953680310738491-0.173896987067565 0.948776084995188-0.19892269288539 0.983152825825528-0.231646192689368 100.351074218748-24.81201171875 0.98361294678034-0.254777123001986 0.937636120101161-0.267921552276675 0.930218515906745-0.292637941067369 0.961360134209826-0.328926289366791 95.75439453125-33.94970703125 0.957040571149264-0.351322706341307 0.909806961895811-0.359992984645942 0.899928746770456-0.384020712535857 0.927405925758649-0.423405889992864 90.70361328125-42.6333007812464 0.783997713020653-0.37760822319251 0.744541261308768-0.378349897586304 0.735774885677529-0.395127387557295 0.757698586134211-0.42794069311276 0.510063511002954-0.299472594142571 85.19873046875-50.86279296875 0.87135919186403-0.533426105474064 0.82321124479131-0.532701840784284 0.808746780616275-0.554415592825535 0.827965799338926-0.598567361601454 79.23974609375-58.6381835937536 0.814515079668126-0.616886836942285 0.766668525417117-0.61141441404834 0.750128454445076-0.631597589766898 0.764894866748364-0.677436364116147 72.82666015625-65.95947265625 0.749626226377586-0.694272567478038 0.702554562725709-0.684103343097377 0.684103343093739-0.702554562725709 0.69427256747803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5 0.423405889994683-0.927405925762287 0.384020712532219-0.89992874676318 0.35999298464958-0.909806961899449 0.351322706343126-0.957040571149264 33.9497070312518-95.75439453125 0.328926289363153-0.961360134213464 0.292637941067369-0.930218515906745 0.267921552278494-0.93763612010298 0.254777123003805-0.983612946776702 24.8120117187482-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482-100.35107421875-0.254777123003805-0.983612946776702-0.267921552278494-0.93763612010298-0.292637941067369-0.930218515906745-0.328926289363153-0.961360134213464-33.9497070312518-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8936-0.61141441404834-0.814515079668126-0.616886836942285-79.23974609375-58.6381835937464-0.827965799337107-0.598567361601454-0.808746780616275-0.554415592825535-0.823211244789491-0.532701840784284-0.87135919186403-0.533426105474064-85.19873046875-50.8627929687536-0.510063511004773-0.299472594142571-0.757698586134211-0.427940693109122-0.735774885677529-0.395127387560933-0.744541261308768-0.378349897586304-0.783997713020653-0.37760822319251-90.70361328125-42.63330078125-0.927405925758649-0.423405889992864-0.899928746768637-0.384020712535857-0.90980696189763-0.359992984645942-0.957040571149264-0.351322706341307-95.75439453125-33.94970703125-0.961360134209826-0.328926289366791-0.930218515906745-0.292637941067369-0.937636120101161-0.267921552276675-0.98361294678034-0.254777123001986-100.351074218748-24.81201171875-0.983152825825528-0.231646192689368-0.948776084995188-0.19892269288539-0.953680310738491-0.173896987067565-0.997865503060893-0.156569075217703-104.493652343752-15.22021484375-0.991788981793434-0.133444585226243-0.95470789177125-0.104717330847052-0.957112675085227-0.0798010349462857-0.999003331737185-0.0586956975421344-108.18212890625-5.17431640625-1.93489002627939-0.0462461496317701-1.93489002627939 0.0462461496317701-108.18212890625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6791-95.75439453125 33.94970703125-0.957040571149264 0.351322706341307-0.90980696189763 0.359992984645942-0.899928746768637 0.384020712535857-0.927405925758649 0.423405889992864-90.70361328125 42.63330078125-0.783997713020653 0.37760822319251-0.744541261308768 0.378349897586304-0.735774885677529 0.395127387560933-0.757698586134211 0.427940693109122-0.510063511004773 0.299472594142571-85.19873046875 50.8627929687536-0.87135919186403 0.533426105474064-0.823211244789491 0.532701840784284-0.808746780616275 0.554415592825535-0.827965799337107 0.598567361601454-79.23974609375 58.6381835937464-0.814515079668126 0.616886836942285-0.766668525418936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0.23164619268573 0.983152825825528-0.19892269288539 0.948776084995188-0.173896987065746 0.953680310736672-0.156569075221341 0.997865503060893-15.22021484375 104.49365234375-0.133444585228062 0.991788981795253-0.104717330843414 0.954707891767612-0.0798010349481046 0.957112675088865-0.0586956975421344 0.999003331737185-5.17431640625 108.18212890625-0.0462461496317701 1.93489002627757 0.0462461496317701 1.93489002627757 5.17431640625 108.18212890625 0.0586956975421344 0.999003331737185 0.0798010349481046 0.957112675088865 0.104717330843414 0.954707891767612 0.133444585228062 0.991788981795253 15.22021484375 104.49365234375 0.156569075221341 0.997865503060893 0.173896987065746 0.953680310736672 0.19892269288539 0.948776084995188 0.23164619268573 0.983152825825528 24.81201171875 100.35107421875 0.254777123003805 0.983612946776702 0.267921552278494 0.93763612010298 0.29263794106555 0.930218515906745 0.328926289364972 0.961360134213464 33.94970703125 95.75439453125 0.351322706343126 0.957040571149264 0.35999298464958 0.909806961899449 0.384020712532219 0.89992874676318 0.423405889994683 0.927405925762287 42.63330078125 90.70361328125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7586 0.694272567478038 72.82666015625 65.95947265625 0.764894866748364 0.677436364116147 0.750128454445076 0.631597589766898 0.766668525417117 0.61141441404834 0.814515079668126 0.616886836942285 79.23974609375 58.6381835937536 0.827965799338926 0.598567361601454 0.808746780616275 0.554415592825535 0.82321124479131 0.532701840784284 0.87135919186403 0.533426105474064 85.19873046875 50.86279296875 0.510063511002954 0.299472594142571 0.757698586134211 0.42794069311276 0.735774885677529 0.395127387557295 0.744541261308768 0.378349897586304 0.783997713020653 0.37760822319251 90.70361328125 42.6333007812464 0.927405925758649 0.423405889992864 0.899928746770456 0.384020712535857 0.909806961895811 0.359992984645942 0.957040571149264 0.351322706341307 95.75439453125 33.94970703125 0.961360134209826 0.328926289366791 0.930218515906745 0.292637941067369 0.937636120101161 0.267921552276675 0.98361294678034 0.254777123001986 100.35107421875 24.81201171875 0.983152825825528 0.231646192689368 0.948776084993369 0.19892269288539 0.95368031074031 0.173896987067565 0.997865503060893 0.156569075217703 104.49365234375 15.22021484375 0.991788981791615 0.133444585226243 0.95470789177125 0.104717330847052 0.957112675087046 0.0798010349462857 0.999003331737185 0.0586956975421344 108.18212890625 5.17431640625zM11099.3628625912-22216.3401309546l87.0815295303091 40.9308174906473 81.7585991914421 48.8090688817829 76.0181235005766 56.2541515088269 69.8560249037164 63.2689533561643 63.268953356157 69.8560249037073 56.2541515088506 76.0181235006021 48.8090688817701 81.7585991914311 40.9308174906291 87.0815295302709 32.6155912544946 91.9915506186262 23.8581897442673 96.4933838050274 14.6517846734532 100.591122372491 4.98800435558587 104.286805795073-4.98800435558587 104.286805795073-14.6517846734532 100.591122372491-23.8581897442673 96.4933838050274-32.6155912544946 91.9915506186262-40.9308174906291 87.0815295302709-48.8090688817629 81.7585991914166-56.2541515088688 76.0181235006312-63.2689533561461 69.8560249036927-69.8560249037091 63.268953356157-76.0181235006021 56.2541515088524-81.7585991914148 48.8090688817647-87.0815295303164 40.9308174906437-91.9915506185916 32.6155912544818-96.4933838050165 23.8581897442673-100.591122372505 14.6517846734569-104.286805795073 4.98800435558223-104.286805795073-4.98800435558223-100.591122372503-14.6517846734569-96.4933838050183-23.8581897442673-91.9915506185916-32.6155912544818-87.0815295303164-40.9308174906437-81.7585991914148-48.8090688817647-76.0181235006021-56.2541515088524-69.8560249037091-63.268953356157-63.2689533561461-69.8560249036927-56.2541515088688-76.0181235006312-48.8090688817629-81.7585991914166-40.9308174906291-87.0815295302709-32.6155912544928-91.9915506186262-23.8581897442691-96.4933838050274-14.6517846734532-100.591122372491-4.98800435558587-104.286805795073 4.98800435558587-104.286805795073 14.6517846734532-100.591122372491 23.8581897442691-96.4933838050274 32.6155912544928-91.9915506186262 40.9308174906291-87.0815295302709 48.8090688817701-81.7585991914311 56.2541515088506-76.0181235006021 63.268953356157-69.8560249037073 69.8560249037164-63.2689533561643 76.0181235005766-56.2541515088269 81.7585991914421-48.8090688817829 87.0815295303091-40.9308174906473 91.9915506185898-32.6155912544782 96.4933838050183-23.8581897442673 100.591122372503-14.6517846734569 104.286805795073-4.98800435558223 104.286805795073 4.98800435558223 100.591122372505 14.6517846734569 96.4933838050183 23.8581897442673z"/>
              <dr3d:extrude draw:style-name="gr184" draw:layer="layout" svg:viewBox="11318 -23981 2069 2069" svg:d="M12352-21912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11318-21912zM13387-23981z"/>
              <dr3d:extrude draw:style-name="gr185" draw:layer="layout" svg:viewBox="11277.5 -24020.5 2149 2149" svg:d="M12352-21871.5l1.93489002627757-0.0462461496317701 108.18212890625-5.17431640624636 0.999003331737185-0.0586956975457724 0.957112675088865-0.0798010349462857 0.95470789177125-0.104717330839776 0.991788981793434-0.133444585229881 104.49365234375-15.2202148437536 0.997865503060893-0.156569075217703 0.953680310738491-0.173896987067565 0.948776084993369-0.19892269288539 0.983152825825528-0.231646192689368 100.351074218748-24.81201171875 0.98361294678034-0.254777123001986 0.937636120099342-0.267921552276675 0.930218515908564-0.292637941067369 0.961360134209826-0.328926289363153 95.75439453125-33.9497070312464 0.957040571147445-0.351322706341307 0.909806961899449-0.359992984653218 0.899928746766818-0.384020712532219 0.927405925760468-0.423405889992864 90.7036132812518-42.63330078125 0.783997713020653-0.37760822319251 0.744541261308768-0.378349897586304 0.735774885677529-0.395127387557295 0.757698586134211-0.42794069311276 0.510063511002954-0.299472594142571 85.19873046875-50.86279296875 0.871359191862211-0.533426105474064 0.82321124479131-0.532701840784284 0.808746780616275-0.554415592825535 0.827965799340745-0.598567361601454 79.23974609375-58.63818359375 0.814515079668126-0.616886836945923 0.766668525418936-0.611414414044702 0.750128454445076-0.631597589766898 0.764894866748364-0.677436364116147 72.82666015625-65.9594726562536 0.749626226375767-0.694272567478038 0.702554562725709-0.684103343097377 0.684103343093739-0.702554562725709 0.694272567478038-0.749626226373948 65.9594726562482-72.8266601562464 0.677436364117966-0.764894866744726 0.631597589766898-0.750128454448713 0.611414414042883-0.766668525415298 0.616886836945923-0.814515079669945 58.6381835937518-79.2397460937536 0.598567361601454-0.827965799337107 0.554415592825535-0.808746780618094 0.532701840784284-0.823211244787672 0.533426105474064-0.871359191867668 50.8627929687482-85.19873046875 0.29947259414439-0.510063511002954 0.427940693109122-0.757698586130573 0.395127387557295-0.735774885681167 0.378349897586304-0.744541261308768 0.37760822319251-0.783997713020653 42.6333007812518-90.7036132812464 0.423405889994683-0.927405925758649 0.384020712532219-0.899928746770456 0.35999298464958-0.909806961899449 0.351322706343126-0.957040571145626 33.94970703125-95.7543945312536 0.328926289364972-0.961360134209826 0.29263794106555-0.930218515906745 0.267921552278494-0.937636120099342 0.254777123003805-0.98361294678034 24.81201171875-100.351074218746 0.23164619268573-0.983152825825528 0.19892269288539-0.948776084995188 0.173896987065746-0.95368031074031 0.156569075221341-0.997865503060893 15.22021484375-104.49365234375 0.133444585228062-0.991788981791615 0.104717330843414-0.954707891774888 0.0798010349481046-0.957112675085227 0.0586956975421344-0.999003331737185 5.17431640625-108.182128906254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4031-0.19892269288539-0.948776084995188-0.23164619268573-0.983152825825528-24.81201171875-100.351074218746-0.254777123003805-0.983612946776702-0.267921552278494-0.93763612010298-0.29263794106555-0.930218515906745-0.328926289364972-0.961360134209826-33.94970703125-95.7543945312536-0.351322706343126-0.957040571149264-0.35999298464958-0.909806961899449-0.384020712532219-0.89992874676318-0.423405889994683-0.927405925762287-42.6333007812518-90.7036132812464-0.37760822319251-0.783997713020653-0.378349897586304-0.744541261308768-0.395127387557295-0.735774885677529-0.427940693109122-0.757698586134211-0.29947259414439-0.510063511002954-50.8627929687482-85.19873046875-0.533426105474064-0.87135919186403-0.532701840784284-0.82321124479131-0.554415592825535-0.808746780614456-0.598567361601454-0.827965799340745-58.6381835937518-79.2397460937536-0.616886836945923-0.814515079666307-0.611414414042883-0.766668525418936-0.631597589766898-0.750128454445076-0.677436364117966-0.764894866748364-65.9594726562482-72.82666015625-0.694272567478038-0.749626226373948-0.684103343093739-0.702554562725709-0.702554562725709-0.684103343097377-0.749626226377586-0.694272567478038-72.82666015625-65.95947265625-0.764894866748364-0.677436364116147-0.750128454445076-0.631597589766898-0.766668525418936-0.61141441404834-0.814515079668126-0.616886836942285-79.23974609375-58.6381835937464-0.827965799337107-0.598567361601454-0.808746780616275-0.554415592825535-0.823211244789491-0.532701840784284-0.87135919186403-0.533426105474064-85.19873046875-50.8627929687536-0.510063511004773-0.299472594142571-0.757698586134211-0.427940693109122-0.735774885677529-0.395127387560933-0.744541261308768-0.378349897586304-0.783997713020653-0.37760822319251-90.7036132812518-42.63330078125-0.927405925760468-0.423405889992864-0.899928746766818-0.384020712535857-0.909806961899449-0.359992984653218-0.957040571147445-0.351322706337669-95.75439453125-33.9497070312464-0.961360134209826-0.328926289366791-0.930218515906745-0.292637941063731-0.937636120099342-0.267921552276675-0.98361294678034-0.254777123001986-100.351074218748-24.8120117187536-0.983152825827347-0.231646192689368-0.948776084993369-0.19892269288539-0.953680310738491-0.173896987067565-0.997865503062712-0.156569075217703-104.49365234375-15.22021484375-0.991788981793434-0.133444585226243-0.95470789177125-0.104717330847052-0.957112675085227-0.0798010349462857-0.999003331737185-0.0586956975421344-108.18212890625-5.17431640625-1.93489002627939-0.0462461496317701-1.93489002627939 0.0462461496317701-108.182128906252 5.17431640625-0.999003331737185 0.0586956975421344-0.957112675085227 0.0798010349462857-0.954707891773069 0.104717330847052-0.991788981791615 0.133444585226243-104.49365234375 15.22021484375-0.997865503062712 0.156569075217703-0.953680310738491 0.173896987067565-0.948776084993369 0.19892269288539-0.983152825827347 0.231646192689368-100.351074218748 24.8120117187536-0.98361294678034 0.254777123001986-0.937636120099342 0.267921552276675-0.930218515906745 0.292637941063731-0.961360134209826 0.328926289366791-95.75439453125 33.9497070312464-0.957040571149264 0.351322706337669-0.90980696189763 0.359992984653218-0.899928746768637 0.384020712535857-0.927405925758649 0.423405889992864-90.7036132812518 42.63330078125-0.783997713022472 0.37760822319251-0.744541261308768 0.378349897586304-0.735774885677529 0.395127387560933-0.757698586132392 0.427940693109122-0.510063511004773 0.299472594142571-85.19873046875 50.8627929687536-0.871359191862211 0.533426105474064-0.82321124479131 0.532701840784284-0.808746780616275 0.554415592825535-0.827965799337107 0.598567361601454-79.2397460937482 58.6381835937464-0.814515079668126 0.616886836942285-0.766668525418936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8717 0.750128454441438-0.611414414044702 0.766668525422574-0.616886836945923 0.814515079666307-58.63818359375 79.2397460937536-0.598567361599635 0.827965799340745-0.554415592825535 0.808746780614456-0.532701840784284 0.82321124479131-0.533426105474064 0.87135919186403-50.86279296875 85.19873046875-0.29947259414439 0.510063511002954-0.427940693107303 0.757698586134211-0.395127387559114 0.735774885677529-0.378349897586304 0.744541261308768-0.37760822319251 0.783997713020653-42.6333007812518 90.7036132812464-0.423405889992864 0.927405925762287-0.384020712535857 0.89992874676318-0.35999298464958 0.909806961899449-0.351322706341307 0.957040571149264-33.94970703125 95.7543945312536-0.328926289363153 0.961360134209826-0.292637941067369 0.930218515906745-0.267921552278494 0.93763612010298-0.254777123003805 0.98361294678034-24.8120117187482 100.351074218746-0.23164619268573 0.983152825825528-0.19892269288539 0.948776084995188-0.173896987065746 0.953680310736672-0.156569075221341 0.997865503060893-15.2202148437518 104.49365234375-0.133444585228062 0.991788981795253-0.104717330843414 0.954707891767612-0.0798010349499236 0.957112675088865-0.0586956975403155 0.999003331737185-5.17431640624818 108.18212890625-0.0462461496317701 1.93489002627757 0.0462461496317701 1.93489002627757 5.17431640624818 108.182128906254 0.0586956975403155 0.999003331737185 0.0798010349499236 0.957112675085227 0.104717330843414 0.954707891774888 0.133444585228062 0.991788981791615 15.2202148437518 104.49365234375 0.156569075221341 0.997865503060893 0.173896987065746 0.95368031074031 0.19892269288539 0.94877608499155 0.23164619268573 0.983152825825528 24.8120117187482 100.351074218746 0.254777123003805 0.983612946776702 0.267921552278494 0.93763612010298 0.292637941067369 0.930218515906745 0.328926289363153 0.961360134213464 33.94970703125 95.7543945312536 0.351322706341307 0.957040571145626 0.35999298464958 0.909806961899449 0.384020712535857 0.899928746770456 0.423405889992864 0.927405925758649 42.6333007812518 90.7036132812464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5767 0.694272567478038 72.82666015625 65.9594726562536 0.764894866748364 0.677436364116147 0.750128454445076 0.631597589766898 0.766668525418936 0.611414414044702 0.814515079668126 0.616886836945923 79.2397460937482 58.63818359375 0.827965799338926 0.598567361601454 0.808746780616275 0.554415592825535 0.82321124479131 0.532701840784284 0.87135919186403 0.533426105474064 85.19873046875 50.86279296875 0.510063511002954 0.299472594142571 0.757698586132392 0.42794069311276 0.735774885677529 0.395127387557295 0.744541261308768 0.378349897586304 0.783997713022472 0.37760822319251 90.7036132812518 42.63330078125 0.927405925758649 0.423405889992864 0.899928746768637 0.384020712532219 0.90980696189763 0.359992984653218 0.957040571149264 0.351322706341307 95.75439453125 33.9497070312464 0.961360134209826 0.328926289363153 0.930218515906745 0.292637941067369 0.937636120101161 0.267921552276675 0.98361294678034 0.254777123001986 100.351074218748 24.81201171875 0.983152825825528 0.231646192689368 0.948776084993369 0.19892269288539 0.953680310738491 0.173896987067565 0.997865503060893 0.156569075217703 104.49365234375 15.2202148437536 0.991788981793434 0.133444585229881 0.954707891773069 0.104717330839776 0.957112675087046 0.0798010349462857 0.999003331737185 0.0586956975457724 108.182128906252 5.17431640624636zM12745.3628625912-23863.3401309546l87.0815295302782 40.9308174906291 81.7585991914421 48.8090688817829 76.0181235005766 56.2541515088269 69.8560249037164 63.2689533561643 63.2689533561552 69.8560249037073 56.2541515088506 76.0181235006057 48.8090688817701 81.7585991914311 40.9308174906309 87.0815295302673 32.6155912544909 91.9915506186226 23.8581897442727 96.493383805042 14.6517846734514 100.59112237248 4.98800435558587 104.286805795073-4.98800435558587 104.286805795076-14.6517846734514 100.59112237248-23.8581897442727 96.493383805042-32.6155912544909 91.9915506186226-40.9308174906309 87.0815295302673-48.8090688817701 81.7585991914311-56.2541515088506 76.0181235006057-63.2689533561479 69.8560249036927-69.8560249037273 63.2689533561788-76.0181235005912 56.2541515088415-81.7585991914148 48.8090688817647-87.0815295302873 40.9308174906328-91.9915506186553 32.6155912545-96.4933838049819 23.85818974426-100.591122372509 14.6517846734605-104.286805795069 4.9880043555786-104.286805795071-4.9880043555786-100.591122372509-14.6517846734605-96.4933838049819-23.85818974426-91.9915506186553-32.6155912545-87.0815295302873-40.9308174906328-81.7585991914148-48.8090688817647-76.0181235005894-56.2541515088415-69.8560249037273-63.2689533561788-63.2689533561388-69.8560249036818-56.2541515088688-76.0181235006312-48.8090688817647-81.7585991914166-40.9308174906291-87.0815295302673-32.6155912544928-91.9915506186299-23.8581897442673-96.4933838050238-14.651784673455-100.591122372491-4.98800435558405-104.286805795076 4.98800435558405-104.286805795073 14.651784673455-100.591122372491 23.8581897442673-96.4933838050238 32.6155912544928-91.9915506186299 40.9308174906291-87.0815295302673 48.8090688817647-81.7585991914166 56.2541515088688-76.0181235006312 63.2689533561461-69.8560249036964 69.8560249037164-63.2689533561643 76.0181235005748-56.2541515088269 81.7585991914421-48.8090688817829 87.0815295302782-40.9308174906291 91.9915506186517-32.6155912545 96.4933838049928-23.8581897442637 100.591122372498-14.6517846734569 104.286805795075-4.98800435558223 104.286805795073 4.98800435558223 100.591122372498 14.6517846734569 96.4933838049928 23.8581897442637z"/>
              <dr3d:extrude draw:style-name="gr186" draw:layer="layout" svg:viewBox="4725 -23981 2069 2069" svg:d="M4725-22947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4725-23981zM6794-21912z"/>
              <dr3d:extrude draw:style-name="gr187" draw:layer="layout" svg:viewBox="4684.5 -24021.5 2149 2149" svg:d="M4684.5-22947l0.0462461496317701 1.93489002627757 5.17431640625 108.18212890625 0.0586956975421344 0.999003331737185 0.0798010349481046 0.957112675085227 0.104717330843414 0.954707891774888 0.133444585228062 0.991788981791615 15.2202148437509 104.49365234375 0.156569075222251 0.997865503060893 0.173896987064836 0.95368031074031 0.198922692886299 0.948776084995188 0.23164619268573 0.983152825825528 24.81201171875 100.351074218746 0.254777123003805 0.98361294678034 0.267921552277585 0.937636120099342 0.29263794106555 0.930218515906745 0.328926289364972 0.961360134209826 33.9497070312491 95.7543945312536 0.351322706340397 0.957040571145626 0.359992984650489 0.909806961899449 0.384020712535857 0.899928746770456 0.423405889992864 0.927405925758649 42.6333007812509 90.7036132812464 0.377608223191601 0.783997713020653 0.378349897586304 0.744541261308768 0.395127387559114 0.735774885681167 0.427940693109122 0.757698586130573 0.299472594143481 0.510063511002954 50.86279296875 85.19873046875 0.533426105474973 0.871359191867668 0.532701840783375 0.823211244787672 0.554415592824626 0.808746780618094 0.598567361601454 0.827965799337107 58.6381835937491 79.2397460937536 0.616886836945923 0.814515079669945 0.611414414044702 0.766668525415298 0.631597589767807 0.750128454448713 0.677436364116147 0.764894866744726 65.95947265625 72.82666015625 0.694272567477128 0.749626226377586 0.684103343094648 0.702554562725709 0.702554562726618 0.684103343097377 0.749626226375767 0.6942725674744 72.8266601562509 65.95947265625 0.764894866748364 0.677436364116147 0.750128454445076 0.631597589766898 0.766668525418936 0.611414414044702 0.814515079669036 0.616886836945923 79.2397460937491 58.6381835937464 0.827965799338926 0.598567361601454 0.808746780614456 0.554415592821897 0.82321124479131 0.532701840784284 0.871359191863121 0.533426105477702 85.19873046875 50.8627929687536 0.510063511003864 0.299472594142571 0.757698586130573 0.42794069311276 0.735774885679348 0.395127387557295 0.744541261309678 0.378349897586304 0.783997713021563 0.37760822319251 90.70361328125 42.63330078125 0.927405925759558 0.423405889992864 0.899928746768637 0.384020712532219 0.909806961898539 0.359992984653218 0.957040571148355 0.351322706341307 95.75439453125 33.9497070312464 0.961360134208917 0.328926289363153 0.930218515907654 0.292637941067369 0.937636120098432 0.267921552276675 0.98361294678125 0.254777123001986 100.351074218751 24.8120117187536 0.983152825825528 0.23164619268573 0.948776084994279 0.198922692889028 0.953680310739401 0.173896987063927 0.997865503060893 0.156569075221341 104.49365234375 15.22021484375 0.991788981793434 0.133444585229881 0.95470789177125 0.104717330839776 0.957112675085227 0.0798010349462857 0.999003331738095 0.0586956975457724 108.18212890625 5.17431640625 1.93489002627939 0.0462461496317701 1.93489002627939-0.0462461496317701 108.182128906249-5.17431640625 0.999003331737185-0.0586956975457724 0.957112675086137-0.0798010349462857 0.954707891772159-0.104717330839776 0.991788981792524-0.133444585229881 104.49365234375-15.22021484375 0.997865503061803-0.156569075221341 0.953680310738491-0.173896987063927 0.948776084993369-0.198922692889028 0.983152825826437-0.23164619268573 100.35107421875-24.8120117187536 0.98361294678125-0.254777123001986 0.937636120098432-0.267921552276675 0.930218515907654-0.292637941067369 0.961360134208917-0.328926289363153 95.75439453125-33.9497070312464 0.957040571148355-0.351322706341307 0.909806961898539-0.359992984653218 0.899928746768637-0.384020712532219 0.927405925759558-0.423405889992864 90.70361328125-42.63330078125 0.783997713021563-0.37760822319251 0.744541261309678-0.378349897586304 0.735774885679348-0.395127387557295 0.757698586130573-0.42794069311276 0.510063511003864-0.299472594142571 85.19873046875-50.8627929687536 0.871359191863121-0.533426105477702 0.82321124479131-0.532701840784284 0.808746780614456-0.554415592821897 0.827965799338926-0.598567361601454 79.23974609375-58.6381835937464 0.814515079668126-0.616886836945923 0.766668525418936-0.611414414044702 0.750128454445076-0.631597589766898 0.764894866749273-0.677436364116147 72.8266601562509-65.95947265625 0.749626226375767-0.6942725674744 0.702554562727528-0.684103343097377 0.684103343094648-0.702554562725709 0.694272567477128-0.749626226377586 65.9594726562491-72.82666015625 0.677436364115238-0.764894866744726 0.631597589768717-0.750128454448713 0.611414414044702-0.766668525415298 0.616886836945014-0.814515079669945 58.6381835937509-79.2397460937536 0.598567361601454-0.827965799337107 0.554415592824626-0.808746780618094 0.532701840783375-0.823211244787672 0.533426105474973-0.871359191867668 50.8627929687491-85.19873046875 0.299472594143481-0.510063511002954 0.427940693108212-0.757698586130573 0.395127387559114-0.735774885681167 0.378349897586304-0.744541261308768 0.37760822319251-0.783997713020653 42.63330078125-90.7036132812464 0.423405889992864-0.927405925758649 0.384020712535857-0.899928746770456 0.359992984650489-0.909806961899449 0.351322706340397-0.957040571145626 33.94970703125-95.7543945312536 0.328926289364972-0.961360134209826 0.29263794106555-0.930218515906745 0.267921552278494-0.937636120099342 0.254777123002896-0.98361294678034 24.8120117187509-100.351074218746 0.23164619268664-0.983152825825528 0.198922692886299-0.948776084995188 0.173896987063927-0.95368031074031 0.156569075222251-0.997865503060893 15.2202148437491-104.49365234375 0.133444585228062-0.991788981791615 0.104717330843414-0.954707891774888 0.0798010349481046-0.957112675085227 0.0586956975421344-0.999003331737185 5.17431640625-108.18212890625 0.0462461496317701-1.93489002627757-0.0462461496317701-1.93489002627757-5.17431640625-108.182128906254-0.0586956975421344-0.999003331737185-0.0798010349481046-0.957112675088865-0.104717330843414-0.954707891767612-0.133444585228062-0.991788981795253-15.2202148437491-104.49365234375-0.156569075222251-0.997865503060893-0.173896987063927-0.95368031074031-0.198922692886299-0.948776084995188-0.23164619268664-0.983152825825528-24.8120117187509-100.351074218746-0.254777123002896-0.983612946776702-0.267921552278494-0.93763612010298-0.29263794106555-0.930218515906745-0.328926289364972-0.961360134209826-33.94970703125-95.7543945312536-0.351322706340397-0.957040571149264-0.359992984650489-0.909806961899449-0.384020712535857-0.89992874676318-0.423405889992864-0.927405925762287-42.63330078125-90.7036132812464-0.37760822319251-0.783997713020653-0.378349897586304-0.744541261308768-0.395127387559114-0.735774885677529-0.427940693108212-0.757698586134211-0.299472594143481-0.510063511002954-50.8627929687491-85.19873046875-0.533426105474973-0.87135919186403-0.532701840783375-0.82321124479131-0.554415592824626-0.808746780614456-0.598567361601454-0.827965799340745-58.6381835937509-79.2397460937536-0.616886836945923-0.814515079666307-0.611414414044702-0.766668525422574-0.631597589767807-0.750128454441438-0.677436364116147-0.764894866748364-65.9594726562491-72.8266601562464-0.694272567477128-0.749626226377586-0.684103343093739-0.702554562725709-0.702554562726618-0.684103343097377-0.749626226375767-0.6942725674744-72.8266601562509-65.9594726562536-0.764894866748364-0.677436364116147-0.750128454445076-0.631597589766898-0.766668525418936-0.61141441404834-0.814515079669036-0.616886836942285-79.23974609375-58.63818359375-0.827965799338926-0.598567361601454-0.808746780615365-0.554415592821897-0.82321124479131-0.532701840784284-0.87135919186403-0.533426105477702-85.19873046875-50.86279296875-0.510063511002954-0.299472594142571-0.757698586130573-0.427940693109122-0.735774885679348-0.395127387560933-0.744541261309678-0.378349897586304-0.783997713021563-0.37760822319251-90.70361328125-42.63330078125-0.927405925759558-0.423405889992864-0.899928746768637-0.384020712535857-0.909806961898539-0.359992984653218-0.957040571148355-0.351322706337669-95.75439453125-33.9497070312464-0.961360134208917-0.328926289366791-0.930218515908564-0.292637941063731-0.937636120098432-0.267921552276675-0.98361294678125-0.254777123001986-100.35107421875-24.81201171875-0.983152825825528-0.23164619268573-0.948776084993369-0.198922692889028-0.953680310738491-0.173896987063927-0.997865503060893-0.156569075221341-104.49365234375-15.2202148437536-0.991788981793434-0.133444585226243-0.95470789177125-0.104717330847052-0.957112675087046-0.0798010349462857-0.999003331737185-0.0586956975421344-108.182128906249-5.17431640625-1.93489002627939-0.0462461496317701-1.93489002627939 0.0462461496317701-108.18212890625 5.17431640625-0.999003331738095 0.0586956975421344-0.957112675086137 0.0798010349462857-0.954707891772159 0.104717330847052-0.991788981792524 0.133444585226243-104.49365234375 15.2202148437536-0.997865503061803 0.156569075221341-0.953680310737582 0.173896987063927-0.94877608499246 0.198922692889028-0.983152825826437 0.23164619268573-100.351074218751 24.81201171875-0.98361294678125 0.254777123001986-0.937636120098432 0.267921552276675-0.930218515908564 0.292637941063731-0.961360134208917 0.328926289366791-95.75439453125 33.9497070312464-0.957040571148355 0.351322706337669-0.909806961898539 0.359992984653218-0.899928746768637 0.384020712535857-0.927405925759558 0.423405889992864-90.70361328125 42.63330078125-0.783997713021563 0.37760822319251-0.744541261309678 0.378349897586304-0.735774885679348 0.395127387560933-0.757698586130573 0.427940693109122-0.510063511002954 0.299472594142571-85.19873046875 50.86279296875-0.87135919186403 0.533426105477702-0.82321124479131 0.532701840784284-0.808746780616275 0.554415592821897-0.827965799338926 0.598567361601454-79.2397460937491 58.63818359375-0.814515079668126 0.616886836942285-0.766668525418027 0.61141441404834-0.750128454445076 0.631597589766898-0.764894866749273 0.677436364116147-72.8266601562509 65.9594726562536-0.749626226374858 0.6942725674744-0.702554562727528 0.684103343097377-0.684103343094648 0.702554562725709-0.694272567476219 0.749626226377586-65.95947265625 72.8266601562464-0.677436364116147 0.764894866748364-0.631597589767807 0.750128454441438-0.611414414044702 0.766668525422574-0.616886836945923 0.814515079666307-58.6381835937491 79.2397460937536-0.598567361601454 0.827965799340745-0.554415592824626 0.808746780614456-0.532701840783375 0.82321124479131-0.533426105474973 0.87135919186403-50.86279296875 85.19873046875-0.299472594143481 0.510063511002954-0.427940693109122 0.757698586134211-0.395127387559114 0.735774885677529-0.378349897586304 0.744541261308768-0.377608223191601 0.783997713020653-42.6333007812509 90.7036132812464-0.423405889992864 0.927405925762287-0.384020712535857 0.89992874676318-0.359992984650489 0.909806961899449-0.351322706340397 0.957040571149264-33.9497070312491 95.7543945312536-0.328926289364972 0.961360134209826-0.29263794106555 0.930218515906745-0.267921552277585 0.93763612010298-0.254777123003805 0.983612946776702-24.81201171875 100.351074218746-0.23164619268573 0.983152825825528-0.198922692886299 0.948776084995188-0.173896987064836 0.95368031074031-0.156569075222251 0.997865503060893-15.2202148437509 104.49365234375-0.133444585228062 0.991788981795253-0.104717330843414 0.954707891767612-0.0798010349481046 0.957112675088865-0.0586956975421344 0.999003331737185-5.17431640625 108.182128906254zM6676.34013095464-22553.6371374088l-40.9308174906282 87.0815295302673-48.8090688817674 81.7585991914239-56.254151508856 76.018123500613-63.2689533561561 69.8560249037073-69.8560249037209 63.2689533561679-76.0181235005757 56.2541515088269-81.7585991914339 48.8090688817756-87.0815295302828 40.9308174906364-91.991550618648 32.6155912544964-96.4933838049919 23.8581897442637-100.591122372502 14.6517846734569-104.286805795071 4.98800435558223-104.286805795072-4.98800435558223-100.591122372502-14.6517846734569-96.4933838049928-23.8581897442637-91.991550618648-32.6155912544964-87.0815295302828-40.9308174906364-81.7585991914339-48.8090688817756-76.0181235005748-56.2541515088269-69.8560249037264-63.2689533561716-63.2689533561479-69.8560249037-56.2541515088578-76.0181235006166-48.8090688817683-81.7585991914239-40.9308174906291-87.0815295302673-32.6155912544918-91.9915506186299-23.85818974427-96.4933838050238-14.6517846734532-100.591122372491-4.98800435558496-104.286805795073 4.98800435558496-104.286805795076 14.6517846734532-100.591122372491 23.85818974427-96.4933838050238 32.6155912544918-91.9915506186299 40.9308174906291-87.0815295302673 48.8090688817683-81.7585991914239 56.2541515088578-76.0181235006166 63.2689533561434-69.8560249036891 69.8560249037282-63.2689533561788 76.0181235005903-56.2541515088415 81.7585991914157-48.8090688817647 87.0815295302882-40.9308174906364 91.991550618649-32.6155912544964 96.4933838049883-23.85818974426 100.591122372508-14.6517846734605 104.28680579507-4.98800435558223 104.286805795069 4.98800435558223 100.591122372508 14.6517846734605 96.4933838049874 23.85818974426 91.991550618649 32.6155912544964 87.0815295302882 40.9308174906364 81.7585991914202 48.8090688817647 76.018123500583 56.2541515088378 69.8560249037319 63.2689533561825 63.2689533561424 69.8560249036891 56.2541515088597 76.0181235006166 48.8090688817674 81.7585991914239 40.9308174906282 87.0815295302673 32.6155912544928 91.9915506186299 23.8581897442709 96.4933838050238 14.6517846734514 100.591122372491 4.98800435558496 104.286805795076-4.98800435558496 104.286805795073-14.6517846734514 100.591122372491-23.8581897442709 96.4933838050238z"/>
              <dr3d:extrude draw:style-name="gr188" draw:layer="layout" svg:viewBox="6376 -22333 2069 2069" svg:d="M6376-21299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6376-22333zM8445-20264z"/>
              <dr3d:extrude draw:style-name="gr189" draw:layer="layout" svg:viewBox="6335.5 -22373.5 2149 2149" svg:d="M6335.5-21299l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4715 0.983612946776702 0.267921552276675 0.93763612010298 0.29263794106555 0.930218515906745 0.328926289364972 0.961360134213464 33.9497070312491 95.75439453125 0.351322706341307 0.957040571149264 0.359992984650489 0.909806961899449 0.384020712534038 0.89992874676318 0.423405889993774 0.927405925762287 42.6333007812509 90.70361328125 0.37760822319251 0.783997713020653 0.378349897586304 0.744541261308768 0.395127387559114 0.735774885681167 0.427940693108212 0.757698586130573 0.299472594143481 0.510063511002954 50.86279296875 85.19873046875 0.533426105475883 0.871359191867668 0.532701840782465 0.823211244787672 0.554415592825535 0.808746780618094 0.598567361600544 0.827965799337107 58.6381835937491 79.2397460937536 0.616886836945923 0.814515079669945 0.611414414044702 0.766668525415298 0.631597589768717 0.750128454448713 0.677436364116147 0.764894866744726 65.9594726562509 72.8266601562464 0.694272567477128 0.749626226373948 0.684103343093739 0.702554562725709 0.702554562726618 0.684103343097377 0.749626226375767 0.694272567478038 72.82666015625 65.95947265625 0.764894866749273 0.677436364116147 0.750128454445076 0.631597589766898 0.766668525418027 0.61141441404834 0.814515079668126 0.616886836942285 79.23974609375 58.63818359375 0.827965799338926 0.598567361601454 0.808746780615365 0.554415592821897 0.82321124479131 0.532701840784284 0.871359191863121 0.533426105477702 85.1987304687491 50.8627929687536 0.510063511003864 0.299472594142571 0.757698586131482 0.42794069311276 0.735774885679348 0.395127387557295 0.744541261309678 0.378349897586304 0.783997713021563 0.37760822319251 90.70361328125 42.6333007812464 0.927405925759558 0.423405889992864 0.899928746767728 0.384020712535857 0.90980696189763 0.359992984645942 0.957040571148355 0.351322706341307 95.7543945312509 33.94970703125 0.961360134209826 0.328926289366791 0.930218515907654 0.292637941067369 0.937636120098432 0.267921552276675 0.983612946782159 0.254777123001986 100.35107421875 24.81201171875 0.983152825825528 0.231646192689368 0.948776084993369 0.19892269288539 0.953680310738491 0.173896987067565 0.997865503061803 0.156569075217703 104.49365234375 15.22021484375 0.991788981792524 0.133444585226243 0.954707891772159 0.104717330847052 0.957112675086137 0.0798010349462857 0.999003331737185 0.0586956975421344 108.18212890625 5.17431640625 1.93489002627939 0.0462461496317701 1.93489002627939-0.0462461496317701 108.18212890625-5.17431640625 0.999003331737185-0.0586956975421344 0.957112675086137-0.0798010349462857 0.954707891772159-0.104717330847052 0.991788981792524-0.133444585226243 104.49365234375-15.22021484375 0.997865503061803-0.156569075217703 0.953680310738491-0.173896987067565 0.948776084993369-0.19892269288539 0.983152825825528-0.231646192689368 100.35107421875-24.81201171875 0.983612946782159-0.254777123001986 0.937636120099342-0.267921552276675 0.930218515908564-0.292637941067369 0.961360134208917-0.328926289366791 95.7543945312491-33.94970703125 0.957040571147445-0.351322706341307 0.90980696189763-0.359992984645942 0.899928746767728-0.384020712535857 0.927405925759558-0.423405889992864 90.70361328125-42.6333007812464 0.783997713021563-0.37760822319251 0.744541261309678-0.378349897586304 0.735774885679348-0.395127387557295 0.757698586131482-0.42794069311276 0.510063511003864-0.299472594142571 85.1987304687509-50.8627929687536 0.871359191863121-0.533426105477702 0.82321124479131-0.532701840784284 0.808746780616275-0.554415592821897 0.827965799338017-0.598567361601454 79.23974609375-58.63818359375 0.814515079668126-0.616886836942285 0.766668525418027-0.61141441404834 0.750128454445076-0.631597589766898 0.764894866749273-0.677436364116147 72.82666015625-65.95947265625 0.749626226375767-0.694272567478038 0.702554562726618-0.684103343097377 0.684103343094648-0.702554562725709 0.69427256747712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5 0.423405889994683-0.927405925762287 0.384020712532219-0.89992874676318 0.35999298464958-0.909806961899449 0.351322706343126-0.957040571149264 33.94970703125-95.75439453125 0.328926289364972-0.961360134213464 0.29263794106555-0.930218515906745 0.267921552278494-0.93763612010298 0.254777123003805-0.983612946776702 24.81201171875-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5-100.35107421875-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7128-0.749626226373948-0.684103343094648-0.702554562725709-0.702554562726618-0.684103343097377-0.749626226375767-0.694272567478038-72.82666015625-65.95947265625-0.764894866749273-0.677436364116147-0.750128454445076-0.631597589766898-0.766668525418027-0.61141441404834-0.814515079668126-0.616886836942285-79.23974609375-58.63818359375-0.827965799338926-0.598567361601454-0.808746780615365-0.554415592821897-0.82321124479131-0.532701840784284-0.87135919186403-0.533426105477702-85.1987304687509-50.86279296875-0.510063511002954-0.299472594142571-0.757698586131482-0.427940693109122-0.735774885679348-0.395127387560933-0.744541261308768-0.378349897586304-0.783997713021563-0.37760822319251-90.70361328125-42.63330078125-0.927405925759558-0.423405889992864-0.899928746768637-0.384020712535857-0.90980696189672-0.359992984645942-0.957040571148355-0.351322706341307-95.7543945312491-33.94970703125-0.961360134208917-0.328926289366791-0.930218515908564-0.292637941067369-0.937636120099342-0.267921552276675-0.983612946782159-0.254777123001986-100.35107421875-24.81201171875-0.983152825825528-0.231646192689368-0.948776084993369-0.19892269288539-0.953680310738491-0.173896987067565-0.997865503061803-0.156569075217703-104.49365234375-15.22021484375-0.991788981792524-0.133444585226243-0.954707891772159-0.104717330847052-0.957112675086137-0.0798010349462857-0.999003331737185-0.0586956975421344-108.18212890625-5.17431640625-1.93489002627939-0.0462461496317701-1.93489002627939 0.0462461496317701-108.18212890625 5.17431640625-0.999003331737185 0.0586956975421344-0.957112675086137 0.0798010349462857-0.954707891772159 0.104717330847052-0.991788981792524 0.133444585226243-104.49365234375 15.22021484375-0.997865503061803 0.156569075217703-0.953680310738491 0.173896987067565-0.948776084993369 0.19892269288539-0.983152825825528 0.231646192689368-100.35107421875 24.81201171875-0.983612946782159 0.254777123001986-0.937636120098432 0.267921552276675-0.930218515907654 0.292637941067369-0.961360134209826 0.328926289366791-95.7543945312509 33.94970703125-0.957040571148355 0.351322706341307-0.90980696189763 0.359992984645942-0.899928746768637 0.384020712535857-0.927405925759558 0.423405889992864-90.70361328125 42.63330078125-0.783997713021563 0.37760822319251-0.744541261308768 0.378349897586304-0.735774885679348 0.395127387560933-0.757698586131482 0.427940693109122-0.510063511002954 0.299472594142571-85.1987304687491 50.86279296875-0.87135919186403 0.533426105477702-0.82321124479131 0.532701840784284-0.808746780615365 0.554415592821897-0.827965799338926 0.598567361601454-79.23974609375 58.63818359375-0.814515079668126 0.616886836942285-0.766668525418027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5-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5zM8327.34013095464-20905.6371374088l-40.9308174906291 87.0815295302709-48.8090688817629 81.7585991914166-56.2541515088633 76.0181235006239-63.2689533561479 69.8560249036964-69.8560249037219 63.2689533561679-76.0181235005839 56.2541515088378-81.758599191433 48.8090688817756-87.0815295303018 40.93081749064-91.9915506185998 32.6155912544818-96.4933838050147 23.8581897442673-100.591122372505 14.6517846734569-104.286805795072 4.98800435558223-104.286805795072-4.98800435558223-100.591122372505-14.6517846734569-96.4933838050183-23.8581897442673-91.9915506185953-32.6155912544818-87.0815295303046-40.93081749064-81.7585991914311-48.8090688817756-76.0181235005839-56.2541515088378-69.8560249037273-63.2689533561752-63.2689533561397-69.8560249036818-56.2541515088615-76.0181235006239-48.8090688817683-81.7585991914239-40.9308174906291-87.0815295302709-32.6155912544955-91.9915506186335-23.8581897442655-96.4933838050129-14.6517846734541-100.591122372498-4.98800435558405-104.286805795073 4.98800435558405-104.286805795073 14.6517846734541-100.591122372498 23.8581897442655-96.4933838050129 32.6155912544955-91.9915506186335 40.9308174906291-87.0815295302709 48.8090688817683-81.7585991914239 56.2541515088578-76.018123500613 63.2689533561488-69.8560249037 69.8560249037219-63.2689533561679 76.0181235005875-56.2541515088415 81.7585991914193-48.8090688817647 87.0815295303173-40.9308174906473 91.9915506185907-32.6155912544818 96.4933838050183-23.8581897442673 100.591122372505-14.6517846734569 104.286805795072-4.98800435558223 104.286805795072 4.98800435558223 100.591122372505 14.6517846734569 96.4933838050147 23.8581897442673 91.9915506185953 32.6155912544818 87.0815295303146 40.9308174906473 81.7585991914211 48.8090688817647 76.0181235005875 56.2541515088415 69.8560249037219 63.2689533561679 63.2689533561479 69.8560249037 56.254151508856 76.0181235006057 48.8090688817701 81.7585991914311 40.9308174906291 87.0815295302709 32.6155912544928 91.9915506186262 23.8581897442691 96.4933838050274 14.6517846734532 100.591122372491 4.98800435558587 104.286805795073-4.98800435558587 104.286805795073-14.6517846734532 100.591122372491-23.8581897442691 96.4933838050274z"/>
              <dr3d:extrude draw:style-name="gr190" draw:layer="layout" svg:viewBox="9672 -19036 2069 2069" svg:d="M9672-18002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9672-19036zM11741-16967z"/>
              <dr3d:extrude draw:style-name="gr191" draw:layer="layout" svg:viewBox="9631.5 -19076.5 2149 2149" svg:d="M9631.5-18002l0.0462461496317701 1.93489002627757 5.17431640625 108.18212890625 0.0586956975421344 0.999003331737185 0.0798010349481046 0.957112675088865 0.104717330843414 0.954707891767612 0.133444585228062 0.991788981795253 15.22021484375 104.49365234375 0.156569075221341 0.997865503060893 0.173896987065746 0.953680310736672 0.19892269288539 0.948776084995188 0.23164619268573 0.983152825825528 24.81201171875 100.35107421875 0.254777123003805 0.983612946776702 0.267921552278494 0.93763612010298 0.29263794106555 0.930218515906745 0.328926289364972 0.961360134213464 33.94970703125 95.7543945312536 0.351322706343126 0.957040571145626 0.35999298464958 0.909806961899449 0.384020712532219 0.899928746770456 0.423405889994683 0.927405925758649 42.63330078125 90.7036132812464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5767 0.694272567478038 72.82666015625 65.9594726562536 0.764894866750183 0.677436364116147 0.750128454445076 0.631597589766898 0.766668525418936 0.611414414044702 0.814515079668126 0.616886836945923 79.23974609375 58.6381835937464 0.827965799337107 0.598567361601454 0.808746780616275 0.554415592821897 0.823211244789491 0.532701840784284 0.87135919186403 0.533426105477702 85.19873046875 50.8627929687536 0.510063511004773 0.299472594142571 0.757698586134211 0.42794069311276 0.735774885677529 0.395127387557295 0.744541261308768 0.378349897586304 0.783997713020653 0.37760822319251 90.70361328125 42.6333007812464 0.927405925758649 0.423405889992864 0.899928746770456 0.384020712535857 0.909806961895811 0.359992984645942 0.957040571149264 0.351322706341307 95.75439453125 33.94970703125 0.961360134209826 0.328926289366791 0.930218515906745 0.292637941067369 0.937636120101161 0.267921552276675 0.98361294678034 0.254777123001986 100.35107421875 24.81201171875 0.983152825825528 0.231646192689368 0.948776084993369 0.19892269288539 0.95368031074031 0.173896987067565 0.997865503060893 0.156569075217703 104.49365234375 15.22021484375 0.991788981791615 0.133444585226243 0.95470789177125 0.104717330847052 0.957112675087046 0.0798010349462857 0.999003331737185 0.0586956975421344 108.18212890625 5.17431640625 1.93489002627939 0.0462461496317701 1.93489002627939-0.0462461496317701 108.18212890625-5.17431640625 0.999003331737185-0.0586956975421344 0.957112675085227-0.0798010349462857 0.95470789177125-0.104717330847052 0.991788981793434-0.133444585226243 104.493652343752-15.22021484375 0.997865503060893-0.156569075217703 0.953680310738491-0.173896987067565 0.948776084995188-0.19892269288539 0.983152825825528-0.231646192689368 100.351074218748-24.81201171875 0.98361294678034-0.254777123001986 0.937636120101161-0.267921552276675 0.930218515906745-0.292637941067369 0.961360134209826-0.328926289366791 95.75439453125-33.94970703125 0.957040571149264-0.351322706341307 0.909806961895811-0.359992984645942 0.899928746770456-0.384020712535857 0.927405925758649-0.423405889992864 90.70361328125-42.6333007812464 0.783997713020653-0.37760822319251 0.744541261308768-0.378349897586304 0.735774885677529-0.395127387557295 0.757698586134211-0.42794069311276 0.510063511004773-0.299472594142571 85.19873046875-50.8627929687536 0.87135919186403-0.533426105477702 0.823211244789491-0.532701840784284 0.808746780616275-0.554415592821897 0.827965799337107-0.598567361601454 79.23974609375-58.6381835937464 0.814515079668126-0.616886836945923 0.766668525418936-0.611414414044702 0.750128454445076-0.631597589766898 0.764894866750183-0.677436364116147 72.82666015625-65.9594726562536 0.749626226375767-0.694272567478038 0.702554562725709-0.684103343097377 0.684103343093739-0.702554562725709 0.69427256747803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464 0.423405889994683-0.927405925758649 0.384020712532219-0.899928746770456 0.35999298464958-0.909806961899449 0.351322706343126-0.957040571145626 33.9497070312518-95.7543945312536 0.328926289363153-0.961360134213464 0.292637941067369-0.930218515906745 0.267921552278494-0.93763612010298 0.254777123003805-0.983612946776702 24.8120117187482-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482-100.35107421875-0.254777123003805-0.983612946776702-0.267921552278494-0.93763612010298-0.292637941067369-0.930218515906745-0.328926289363153-0.961360134213464-33.9497070312518-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7117-0.61141441404834-0.814515079668126-0.616886836942285-79.23974609375-58.63818359375-0.827965799340745-0.598567361601454-0.808746780616275-0.554415592821897-0.82321124479131-0.532701840784284-0.871359191862211-0.533426105477702-85.19873046875-50.86279296875-0.510063511002954-0.299472594142571-0.757698586134211-0.427940693109122-0.735774885677529-0.395127387560933-0.744541261308768-0.378349897586304-0.783997713020653-0.37760822319251-90.70361328125-42.63330078125-0.927405925758649-0.423405889992864-0.899928746768637-0.384020712535857-0.90980696189763-0.359992984645942-0.957040571149264-0.351322706341307-95.75439453125-33.94970703125-0.961360134209826-0.328926289366791-0.930218515906745-0.292637941067369-0.937636120101161-0.267921552276675-0.98361294678034-0.254777123001986-100.351074218748-24.81201171875-0.983152825825528-0.231646192689368-0.948776084995188-0.19892269288539-0.953680310738491-0.173896987067565-0.997865503060893-0.156569075217703-104.493652343752-15.22021484375-0.991788981793434-0.133444585226243-0.95470789177125-0.104717330847052-0.957112675085227-0.0798010349462857-0.999003331737185-0.0586956975421344-108.18212890625-5.17431640625-1.93489002627939-0.0462461496317701-1.93489002627939 0.0462461496317701-108.18212890625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6791-95.75439453125 33.94970703125-0.957040571149264 0.351322706341307-0.90980696189763 0.359992984645942-0.899928746768637 0.384020712535857-0.927405925758649 0.423405889992864-90.70361328125 42.63330078125-0.783997713020653 0.37760822319251-0.744541261308768 0.378349897586304-0.735774885677529 0.395127387560933-0.757698586134211 0.427940693109122-0.510063511002954 0.299472594142571-85.19873046875 50.86279296875-0.871359191862211 0.533426105477702-0.82321124479131 0.532701840784284-0.808746780616275 0.554415592821897-0.827965799340745 0.598567361601454-79.23974609375 58.63818359375-0.814515079668126 0.616886836942285-0.766668525417117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0.23164619268573 0.983152825825528-0.19892269288539 0.948776084995188-0.173896987065746 0.953680310736672-0.156569075221341 0.997865503060893-15.22021484375 104.49365234375-0.133444585228062 0.991788981795253-0.104717330843414 0.954707891767612-0.0798010349481046 0.957112675088865-0.0586956975421344 0.999003331737185-5.17431640625 108.18212890625zM11623.3401309546-17608.6371374088l-40.9308174906291 87.0815295302673-48.8090688817629 81.7585991914166-56.2541515088688 76.0181235006312-63.2689533561388 69.8560249036818-69.8560249037346 63.2689533561861-76.0181235005657 56.2541515088196-81.7585991914421 48.8090688817829-87.0815295303073 40.93081749064-91.9915506185916 32.6155912544818-96.4933838050165 23.8581897442673-100.591122372505 14.6517846734569-104.286805795073 4.98800435558223-104.286805795073-4.98800435558223-100.591122372503-14.6517846734569-96.4933838050183-23.8581897442673-91.9915506185916-32.6155912544818-87.0815295303073-40.93081749064-81.7585991914421-48.8090688817829-76.0181235005657-56.2541515088196-69.8560249037346-63.2689533561861-63.2689533561388-69.8560249036818-56.2541515088688-76.0181235006312-48.8090688817629-81.7585991914166-40.9308174906291-87.0815295302673-32.6155912544928-91.9915506186299-23.8581897442691-96.4933838050274-14.6517846734532-100.591122372491-4.98800435558587-104.286805795073 4.98800435558587-104.286805795073 14.6517846734532-100.591122372491 23.8581897442691-96.4933838050274 32.6155912544928-91.9915506186262 40.9308174906291-87.0815295302709 48.809068881772-81.7585991914311 56.2541515088487-76.0181235006021 63.268953356157-69.8560249037073 69.8560249037091-63.268953356157 76.0181235006021-56.2541515088487 81.7585991914148-48.8090688817647 87.0815295303182-40.930817490651 91.9915506185898-32.6155912544782 96.4933838050183-23.8581897442673 100.591122372503-14.6517846734569 104.286805795073-4.98800435558223 104.286805795073 4.98800435558223 100.591122372505 14.6517846734569 96.4933838050165 23.8581897442673 91.9915506185898 32.6155912544818 87.0815295303182 40.9308174906473 81.7585991914148 48.8090688817647 76.0181235006021 56.2541515088487 69.8560249037091 63.268953356157 63.268953356157 69.8560249037073 56.2541515088506 76.0181235006021 48.8090688817701 81.7585991914311 40.9308174906291 87.0815295302709 32.6155912544946 91.9915506186262 23.8581897442673 96.4933838050274 14.6517846734532 100.591122372491 4.98800435558587 104.286805795073-4.98800435558587 104.286805795073-14.6517846734532 100.591122372491-23.8581897442673 96.4933838050274z"/>
              <dr3d:extrude draw:style-name="gr192" draw:layer="layout" svg:viewBox="11321 -17388 2069 2069" svg:d="M11321-16354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11321-17388zM13390-15319z"/>
              <dr3d:extrude draw:style-name="gr193" draw:layer="layout" svg:viewBox="11280.5 -17428.5 2149 2149" svg:d="M11280.5-16354l0.0462461496317701 1.93489002627939 5.17431640625 108.18212890625 0.0586956975421344 0.999003331737185 0.0798010349481046 0.957112675085227 0.104717330843414 0.95470789177125 0.133444585228062 0.991788981793434 15.22021484375 104.493652343752 0.156569075221341 0.997865503060893 0.173896987065746 0.953680310738491 0.19892269288539 0.948776084995188 0.23164619268573 0.983152825825528 24.81201171875 100.351074218748 0.254777123003805 0.98361294678034 0.267921552278494 0.937636120101161 0.29263794106555 0.930218515906745 0.328926289364972 0.961360134209826 33.94970703125 95.75439453125 0.351322706343126 0.957040571149264 0.35999298464958 0.909806961895811 0.384020712532219 0.899928746770456 0.423405889994683 0.927405925758649 42.63330078125 90.7036132812518 0.377608223190691 0.783997713022472 0.378349897586304 0.744541261308768 0.395127387559114 0.735774885677529 0.427940693109122 0.757698586132392 0.29947259414439 0.510063511002954 50.86279296875 85.19873046875 0.533426105474064 0.87135919186403 0.532701840784284 0.82321124479131 0.554415592825535 0.808746780616275 0.598567361601454 0.827965799338926 58.63818359375 79.2397460937482 0.616886836945923 0.814515079668126 0.611414414044702 0.766668525417117 0.631597589766898 0.750128454445076 0.677436364116147 0.764894866748364 65.95947265625 72.82666015625 0.694272567478038 0.749626226377586 0.684103343093739 0.702554562725709 0.702554562725709 0.684103343093739 0.749626226377586 0.694272567478038 72.82666015625 65.95947265625 0.764894866748364 0.677436364116147 0.750128454445076 0.631597589766898 0.766668525417117 0.611414414044702 0.814515079668126 0.616886836945923 79.23974609375 58.63818359375 0.827965799340745 0.598567361601454 0.808746780616275 0.554415592825535 0.82321124479131 0.532701840784284 0.871359191862211 0.533426105474064 85.19873046875 50.86279296875 0.510063511002954 0.29947259414439 0.757698586134211 0.427940693107303 0.735774885677529 0.395127387559114 0.744541261306949 0.378349897586304 0.783997713020653 0.37760822319251 90.70361328125 42.6333007812518 0.927405925760468 0.423405889992864 0.899928746766818 0.384020712535857 0.909806961899449 0.35999298464958 0.957040571149264 0.351322706341307 95.75439453125 33.94970703125 0.961360134209826 0.328926289363153 0.930218515906745 0.292637941067369 0.937636120101161 0.267921552278494 0.98361294678034 0.254777123003805 100.35107421875 24.8120117187482 0.983152825825528 0.23164619268573 0.948776084993369 0.19892269288539 0.953680310738491 0.173896987065746 0.997865503060893 0.156569075221341 104.49365234375 15.2202148437518 0.991788981793434 0.133444585228062 0.95470789177125 0.104717330843414 0.957112675087046 0.0798010349499236 0.999003331737185 0.0586956975403155 108.18212890625 5.17431640624818 1.93489002627939 0.0462461496317701 1.93489002627939-0.0462461496317701 108.18212890625-5.17431640624818 0.999003331737185-0.0586956975403155 0.957112675087046-0.0798010349499236 0.95470789177125-0.104717330843414 0.991788981793434-0.133444585228062 104.49365234375-15.2202148437518 0.997865503060893-0.156569075221341 0.953680310738491-0.173896987065746 0.948776084993369-0.19892269288539 0.983152825825528-0.23164619268573 100.35107421875-24.8120117187482 0.98361294678034-0.254777123003805 0.937636120101161-0.267921552278494 0.930218515906745-0.292637941067369 0.961360134209826-0.328926289363153 95.75439453125-33.94970703125 0.957040571149264-0.351322706341307 0.909806961899449-0.35999298464958 0.899928746766818-0.384020712535857 0.927405925760468-0.423405889992864 90.70361328125-42.6333007812518 0.783997713020653-0.37760822319251 0.744541261306949-0.378349897586304 0.735774885677529-0.395127387559114 0.757698586134211-0.427940693107303 0.510063511002954-0.29947259414439 85.19873046875-50.86279296875 0.871359191862211-0.533426105474064 0.82321124479131-0.532701840784284 0.808746780616275-0.554415592825535 0.827965799340745-0.598567361601454 79.23974609375-58.63818359375 0.814515079668126-0.616886836945923 0.766668525417117-0.611414414044702 0.750128454445076-0.631597589766898 0.764894866748364-0.677436364116147 72.82666015625-65.95947265625 0.749626226377586-0.694272567478038 0.702554562725709-0.684103343093739 0.684103343093739-0.702554562725709 0.694272567478038-0.749626226377586 65.95947265625-72.82666015625 0.677436364116147-0.764894866748364 0.631597589766898-0.750128454445076 0.611414414044702-0.766668525417117 0.616886836945923-0.814515079668126 58.63818359375-79.2397460937482 0.598567361601454-0.827965799338926 0.554415592825535-0.808746780616275 0.532701840784284-0.82321124479131 0.533426105474064-0.87135919186403 50.86279296875-85.19873046875 0.29947259414439-0.510063511002954 0.427940693109122-0.757698586132392 0.395127387559114-0.735774885677529 0.378349897586304-0.744541261308768 0.377608223190691-0.783997713022472 42.63330078125-90.7036132812518 0.423405889994683-0.927405925758649 0.384020712532219-0.899928746770456 0.35999298464958-0.909806961895811 0.351322706343126-0.957040571149264 33.94970703125-95.75439453125 0.328926289364972-0.961360134209826 0.29263794106555-0.930218515906745 0.267921552278494-0.937636120101161 0.254777123003805-0.98361294678034 24.81201171875-100.351074218748 0.23164619268573-0.983152825825528 0.19892269288539-0.948776084995188 0.173896987065746-0.953680310738491 0.156569075221341-0.997865503060893 15.22021484375-104.493652343752 0.133444585228062-0.991788981793434 0.104717330843414-0.95470789177125 0.0798010349481046-0.957112675085227 0.0586956975421344-0.999003331737185 5.17431640625-108.18212890625 0.0462461496317701-1.93489002627939-0.0462461496317701-1.93489002627939-5.17431640625-108.182128906248-0.0586956975421344-0.999003331737185-0.0798010349481046-0.957112675088865-0.104717330843414-0.954707891767612-0.133444585228062-0.991788981795253-15.22021484375-104.493652343746-0.156569075221341-0.997865503060893-0.173896987065746-0.95368031074031-0.19892269288539-0.94877608499155-0.23164619268573-0.983152825825528-24.81201171875-100.351074218754-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7117-0.61141441404834-0.814515079668126-0.616886836942285-79.23974609375-58.63818359375-0.827965799340745-0.598567361601454-0.808746780616275-0.554415592821897-0.82321124479131-0.532701840784284-0.871359191862211-0.533426105477702-85.19873046875-50.86279296875-0.510063511002954-0.299472594142571-0.757698586134211-0.427940693109122-0.735774885677529-0.395127387560933-0.744541261308768-0.378349897586304-0.783997713020653-0.37760822319251-90.70361328125-42.6333007812464-0.927405925758649-0.423405889992864-0.899928746766818-0.384020712532219-0.909806961899449-0.359992984653218-0.957040571147445-0.351322706337669-95.75439453125-33.9497070312536-0.961360134209826-0.328926289366791-0.930218515908564-0.292637941067369-0.937636120101161-0.267921552276675-0.98361294678034-0.254777123001986-100.35107421875-24.81201171875-0.983152825825528-0.231646192689368-0.948776084993369-0.19892269288539-0.953680310738491-0.173896987067565-0.997865503062712-0.156569075217703-104.49365234375-15.2202148437464-0.991788981791615-0.133444585229881-0.95470789177125-0.104717330839776-0.957112675085227-0.0798010349462857-0.999003331737185-0.0586956975457724-108.18212890625-5.17431640625364-1.93489002628121-0.0462461496317701-1.93489002628121 0.0462461496317701-108.18212890625 5.17431640625364-0.999003331737185 0.0586956975457724-0.957112675085227 0.0798010349462857-0.95470789177125 0.104717330839776-0.991788981791615 0.133444585229881-104.49365234375 15.2202148437464-0.997865503062712 0.156569075217703-0.953680310738491 0.173896987067565-0.948776084993369 0.19892269288539-0.983152825825528 0.231646192689368-100.35107421875 24.81201171875-0.98361294678034 0.254777123001986-0.937636120101161 0.267921552276675-0.930218515908564 0.292637941067369-0.961360134209826 0.328926289366791-95.75439453125 33.9497070312536-0.957040571147445 0.351322706337669-0.909806961899449 0.359992984653218-0.899928746766818 0.384020712532219-0.927405925758649 0.423405889992864-90.70361328125 42.6333007812464-0.783997713020653 0.37760822319251-0.744541261308768 0.378349897586304-0.735774885677529 0.395127387560933-0.757698586134211 0.427940693109122-0.510063511002954 0.299472594142571-85.19873046875 50.86279296875-0.871359191862211 0.533426105477702-0.82321124479131 0.532701840784284-0.808746780616275 0.554415592821897-0.827965799340745 0.598567361601454-79.23974609375 58.63818359375-0.814515079668126 0.616886836942285-0.766668525417117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4-0.23164619268573 0.983152825825528-0.19892269288539 0.94877608499155-0.173896987065746 0.95368031074031-0.156569075221341 0.997865503060893-15.22021484375 104.493652343746-0.133444585228062 0.991788981795253-0.104717330843414 0.954707891767612-0.0798010349481046 0.957112675088865-0.0586956975421344 0.999003331737185-5.17431640625 108.182128906248zM13272.3401309546-15960.6371374088l-40.9308174906291 87.0815295302728-48.8090688817701 81.7585991914293-56.2541515088506 76.0181235006003-63.268953356157 69.8560249037091-69.8560249037091 63.268953356157-76.0181235006021 56.2541515088506-81.758599191422 48.8090688817665-87.0815295302855 40.9308174906364-91.9915506186135 32.6155912544891-96.4933838050365 23.8581897442691-100.591122372489 14.651784673455-104.286805795071 4.98800435558405-104.286805795071-4.98800435558405-100.591122372489-14.651784673455-96.4933838050365-23.8581897442691-91.9915506186135-32.6155912544891-87.0815295302855-40.9308174906364-81.758599191422-48.8090688817665-76.0181235006021-56.2541515088506-69.8560249037091-63.268953356157-63.268953356157-69.8560249037091-56.2541515088506-76.0181235006003-48.8090688817701-81.7585991914293-40.9308174906291-87.0815295302728-32.6155912544909-91.9915506186226-23.8581897442727-96.4933838050347-14.6517846734514-100.591122372487-4.98800435558587-104.286805795073 4.98800435558587-104.286805795075 14.6517846734532-100.591122372487 23.8581897442691-96.4933838050311 32.6155912544928-91.9915506186262 40.9308174906291-87.0815295302709 48.809068881772-81.7585991914311 56.2541515088487-76.0181235006021 63.268953356157-69.8560249037073 69.8560249037091-63.268953356157 76.0181235006021-56.2541515088487 81.7585991914148-48.8090688817647 87.0815295303109-40.9308174906437 91.9915506186026-32.6155912544891 96.4933838050129-23.8581897442637 100.591122372502-14.6517846734496 104.286805795075-4.98800435558951 104.286805795075 4.98800435558951 100.591122372502 14.6517846734496 96.4933838050129 23.8581897442637 91.9915506186026 32.6155912544891 87.0815295303109 40.9308174906437 81.7585991914148 48.8090688817647 76.0181235006021 56.2541515088487 69.8560249037091 63.268953356157 63.268953356157 69.8560249037073 56.2541515088506 76.0181235006021 48.8090688817701 81.7585991914311 40.9308174906291 87.0815295302709 32.6155912544928 91.9915506186262 23.8581897442691 96.4933838050311 14.6517846734532 100.591122372487 4.98800435558587 104.286805795073-4.98800435558587 104.286805795073-14.6517846734514 100.591122372487-23.8581897442727 96.4933838050347z"/>
            </dr3d:scene>
          </draw:g>
          <draw:g xml:id="id7" draw:id="id7">
            <draw:glue-point draw:id="4" svg:x="-3.571cm" svg:y="3.136cm"/>
            <draw:frame draw:style-name="gr194" draw:text-style-name="P6" draw:layer="layout" svg:width="3.982cm" svg:height="2.383cm" svg:x="9.349cm" svg:y="7.566cm">
              <draw:text-box>
                <text:p text:style-name="P5"><text:span text:style-name="T1">VM: OPNSense</text:span><text:span text:style-name="T4"><text:line-break/></text:span><text:span text:style-name="T2">192.168.0.200</text:span><text:span text:style-name="T4"><text:line-break/></text:span><text:span text:style-name="T4">10.0.0.254</text:span><text:span text:style-name="T4"><text:line-break/></text:span><text:span text:style-name="T4"/></text:p>
              </draw:text-box>
            </draw:frame>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95" draw:text-style-name="P7" draw:layer="layout" svg:width="0.974cm" svg:height="0.594cm" svg:x="8.52cm" svg:y="8.753cm" svg:viewBox="0 0 975 595" svg:d="M1 595c262 0 945-134 972-327 26-194-217-268-289-268 0 45-709 268-683 595z">
                <text:p/>
              </draw:path>
              <draw:g>
                <draw:polygon draw:style-name="gr196" draw:text-style-name="P27" draw:layer="layout" svg:width="0.525cm" svg:height="1.353cm" svg:x="7.994cm" svg:y="8.009cm" svg:viewBox="0 0 526 1354" draw:points="0,1056 0,0 526,297 526,1354">
                  <text:p/>
                </draw:polygon>
                <draw:polygon draw:style-name="gr197" draw:text-style-name="P28" draw:layer="layout" svg:width="0.788cm" svg:height="1.487cm" svg:x="8.52cm" svg:y="7.86cm" svg:viewBox="0 0 789 1488" draw:points="0,1488 0,446 789,0 789,1041">
                  <text:p/>
                </draw:polygon>
                <draw:polygon draw:style-name="gr198" draw:text-style-name="P29" draw:layer="layout" svg:width="1.313cm" svg:height="0.743cm" svg:x="7.994cm" svg:y="7.563cm" svg:viewBox="0 0 1314 744" draw:points="526,744 0,446 789,0 1314,297">
                  <text:p/>
                </draw:polygon>
                <draw:polygon draw:style-name="gr199" draw:text-style-name="P11" draw:layer="layout" svg:width="1.313cm" svg:height="1.784cm" svg:x="7.994cm" svg:y="7.563cm" svg:viewBox="0 0 1314 1785" draw:points="0,1488 0,446 789,0 1314,297 1314,1339 526,1785">
                  <text:p/>
                </draw:polygon>
                <draw:line draw:style-name="gr200" draw:text-style-name="P12" draw:layer="layout" svg:x1="8.467cm" svg:y1="9.065cm" svg:x2="8.046cm" svg:y2="8.827cm">
                  <text:p/>
                </draw:line>
                <draw:line draw:style-name="gr201" draw:text-style-name="P12" draw:layer="layout" svg:x1="8.467cm" svg:y1="9.185cm" svg:x2="8.046cm" svg:y2="8.947cm">
                  <text:p/>
                </draw:line>
                <draw:line draw:style-name="gr202" draw:text-style-name="P12" draw:layer="layout" svg:x1="8.467cm" svg:y1="9.125cm" svg:x2="8.046cm" svg:y2="8.887cm">
                  <text:p/>
                </draw:line>
                <draw:line draw:style-name="gr203" draw:text-style-name="P12" draw:layer="layout" svg:x1="8.47cm" svg:y1="8.464cm" svg:x2="8.049cm" svg:y2="8.226cm">
                  <text:p/>
                </draw:line>
                <draw:line draw:style-name="gr204" draw:text-style-name="P12" draw:layer="layout" svg:x1="8.046cm" svg:y1="8.173cm" svg:x2="8.046cm" svg:y2="8.233cm">
                  <text:p/>
                </draw:line>
                <draw:line draw:style-name="gr205" draw:text-style-name="P12" draw:layer="layout" svg:x1="8.467cm" svg:y1="8.411cm" svg:x2="8.467cm" svg:y2="8.471cm">
                  <text:p/>
                </draw:line>
                <draw:line draw:style-name="gr206" draw:text-style-name="P12" draw:layer="layout" svg:x1="8.467cm" svg:y1="8.411cm" svg:x2="8.046cm" svg:y2="8.173cm">
                  <text:p/>
                </draw:line>
                <draw:polygon draw:style-name="gr207" draw:text-style-name="P18" draw:layer="layout" svg:width="0.051cm" svg:height="0.088cm" svg:x="8.204cm" svg:y="8.679cm" svg:viewBox="0 0 52 89" draw:points="0,60 0,0 52,30 52,89">
                  <text:p/>
                </draw:polygon>
              </draw:g>
            </draw:g>
            <draw:g>
              <draw:glue-point draw:id="4" svg:x="-0.119cm" svg:y="0.226cm"/>
              <draw:g>
                <draw:glue-point draw:id="4" svg:x="0cm" svg:y="0cm"/>
                <draw:path draw:style-name="gr208" draw:text-style-name="P7" draw:layer="layout" svg:width="0.249cm" svg:height="0.219cm" svg:x="8.913cm" svg:y="9.306cm" svg:viewBox="0 0 250 220" svg:d="M0 220c109 0 250-63 250-126s-4-94-83-94c0 68-167 131-167 220z">
                  <text:p/>
                </draw:path>
                <draw:path draw:style-name="gr209" draw:text-style-name="P30" draw:layer="layout" svg:width="0.61cm" svg:height="0.377cm" svg:x="8.463cm" svg:y="9.165cm" svg:viewBox="0 0 611 378" svg:d="M611 0c0 0 0 252 0 189 1 111-131 189-304 189-174 0-307-78-307-189 0 0 0-78 0-189 0 111 139 189 306 189s305-78 305-189z">
                  <text:p/>
                </draw:path>
                <draw:path draw:style-name="gr210" draw:text-style-name="P31" draw:layer="layout" svg:width="0.61cm" svg:height="0.377cm" svg:x="8.463cm" svg:y="8.973cm" svg:viewBox="0 0 611 378" svg:d="M306 0c174 0 305 82 305 189s-131 189-305 189c-173 0-306-82-306-189s133-189 306-189z">
                  <text:p/>
                </draw:path>
                <draw:polygon draw:style-name="gr211" draw:text-style-name="P32" draw:layer="layout" svg:width="0.166cm" svg:height="0.093cm" svg:x="8.797cm" svg:y="9.18cm" svg:viewBox="0 0 167 94" draw:points="83,0 56,16 167,79 139,94 27,31 0,48 0,0">
                  <text:p/>
                </draw:polygon>
                <draw:polygon draw:style-name="gr212" draw:text-style-name="P32" draw:layer="layout" svg:width="0.166cm" svg:height="0.093cm" svg:x="8.576cm" svg:y="9.055cm" svg:viewBox="0 0 167 94" draw:points="139,63 167,48 167,94 83,94 110,79 0,16 27,0">
                  <text:p/>
                </draw:polygon>
                <draw:polygon draw:style-name="gr213" draw:text-style-name="P32" draw:layer="layout" svg:width="0.166cm" svg:height="0.093cm" svg:x="8.576cm" svg:y="9.18cm" svg:viewBox="0 0 167 94" draw:points="27,63 139,0 167,16 56,79 83,94 0,94 0,48">
                  <text:p/>
                </draw:polygon>
                <draw:polygon draw:style-name="gr214" draw:text-style-name="P32" draw:layer="layout" svg:width="0.166cm" svg:height="0.093cm" svg:x="8.797cm" svg:y="9.055cm" svg:viewBox="0 0 167 94" draw:points="110,16 83,0 167,0 167,48 139,31 27,94 0,79">
                  <text:p/>
                </draw:polygon>
                <draw:path draw:style-name="gr215" draw:text-style-name="P31" draw:layer="layout" svg:width="0.61cm" svg:height="0.188cm" svg:x="8.463cm" svg:y="9.228cm" svg:viewBox="0 0 611 189" svg:d="M611 0c0 107-131 189-305 189-173 0-306-82-306-189">
                  <text:p/>
                </draw:path>
                <draw:line draw:style-name="gr216" draw:text-style-name="P33" draw:layer="layout" svg:x1="8.491cm" svg:y1="9.243cm" svg:x2="8.491cm" svg:y2="9.306cm">
                  <text:p/>
                </draw:line>
                <draw:line draw:style-name="gr217" draw:text-style-name="P33" draw:layer="layout" svg:x1="8.547cm" svg:y1="9.291cm" svg:x2="8.547cm" svg:y2="9.354cm">
                  <text:p/>
                </draw:line>
                <draw:line draw:style-name="gr218" draw:text-style-name="P33" draw:layer="layout" svg:x1="8.63cm" svg:y1="9.339cm" svg:x2="8.63cm" svg:y2="9.402cm">
                  <text:p/>
                </draw:line>
                <draw:line draw:style-name="gr219" draw:text-style-name="P33" draw:layer="layout" svg:x1="8.713cm" svg:y1="9.354cm" svg:x2="8.713cm" svg:y2="9.417cm">
                  <text:p/>
                </draw:line>
                <draw:line draw:style-name="gr220" draw:text-style-name="P33" draw:layer="layout" svg:x1="8.824cm" svg:y1="9.354cm" svg:x2="8.824cm" svg:y2="9.417cm">
                  <text:p/>
                </draw:line>
                <draw:line draw:style-name="gr221" draw:text-style-name="P33" draw:layer="layout" svg:x1="8.908cm" svg:y1="9.339cm" svg:x2="8.908cm" svg:y2="9.402cm">
                  <text:p/>
                </draw:line>
                <draw:line draw:style-name="gr222" draw:text-style-name="P33" draw:layer="layout" svg:x1="8.991cm" svg:y1="9.291cm" svg:x2="8.991cm" svg:y2="9.354cm">
                  <text:p/>
                </draw:line>
                <draw:line draw:style-name="gr223" draw:text-style-name="P33" draw:layer="layout" svg:x1="9.047cm" svg:y1="9.243cm" svg:x2="9.047cm" svg:y2="9.306cm">
                  <text:p/>
                </draw:line>
                <draw:line draw:style-name="gr224" draw:text-style-name="P33" draw:layer="layout" svg:x1="8.773cm" svg:y1="9.416cm" svg:x2="8.773cm" svg:y2="9.479cm">
                  <text:p/>
                </draw:line>
                <draw:line draw:style-name="gr225" draw:text-style-name="P33" draw:layer="layout" svg:x1="8.881cm" svg:y1="9.401cm" svg:x2="8.881cm" svg:y2="9.464cm">
                  <text:p/>
                </draw:line>
                <draw:line draw:style-name="gr226" draw:text-style-name="P33" draw:layer="layout" svg:x1="8.964cm" svg:y1="9.37cm" svg:x2="8.964cm" svg:y2="9.433cm">
                  <text:p/>
                </draw:line>
                <draw:line draw:style-name="gr227" draw:text-style-name="P33" draw:layer="layout" svg:x1="9.02cm" svg:y1="9.339cm" svg:x2="9.02cm" svg:y2="9.402cm">
                  <text:p/>
                </draw:line>
                <draw:line draw:style-name="gr228" draw:text-style-name="P33" draw:layer="layout" svg:x1="8.658cm" svg:y1="9.401cm" svg:x2="8.658cm" svg:y2="9.464cm">
                  <text:p/>
                </draw:line>
                <draw:line draw:style-name="gr229" draw:text-style-name="P33" draw:layer="layout" svg:x1="8.576cm" svg:y1="9.37cm" svg:x2="8.576cm" svg:y2="9.433cm">
                  <text:p/>
                </draw:line>
                <draw:line draw:style-name="gr230" draw:text-style-name="P33" draw:layer="layout" svg:x1="8.522cm" svg:y1="9.339cm" svg:x2="8.522cm" svg:y2="9.402cm">
                  <text:p/>
                </draw:line>
                <draw:path draw:style-name="gr231" draw:text-style-name="P31" draw:layer="layout" svg:width="0.61cm" svg:height="0.188cm" svg:x="8.463cm" svg:y="9.291cm" svg:viewBox="0 0 611 189" svg:d="M611 0c0 107-131 189-305 189-173 0-306-82-306-189">
                  <text:p/>
                </draw:path>
                <draw:line draw:style-name="gr232" draw:text-style-name="P33" draw:layer="layout" svg:x1="8.491cm" svg:y1="9.37cm" svg:x2="8.491cm" svg:y2="9.433cm">
                  <text:p/>
                </draw:line>
                <draw:line draw:style-name="gr233" draw:text-style-name="P33" draw:layer="layout" svg:x1="8.547cm" svg:y1="9.417cm" svg:x2="8.547cm" svg:y2="9.48cm">
                  <text:p/>
                </draw:line>
                <draw:line draw:style-name="gr234" draw:text-style-name="P33" draw:layer="layout" svg:x1="8.63cm" svg:y1="9.464cm" svg:x2="8.63cm" svg:y2="9.527cm">
                  <text:p/>
                </draw:line>
                <draw:line draw:style-name="gr235" draw:text-style-name="P33" draw:layer="layout" svg:x1="8.713cm" svg:y1="9.479cm" svg:x2="8.713cm" svg:y2="9.542cm">
                  <text:p/>
                </draw:line>
                <draw:line draw:style-name="gr236" draw:text-style-name="P33" draw:layer="layout" svg:x1="8.824cm" svg:y1="9.479cm" svg:x2="8.824cm" svg:y2="9.542cm">
                  <text:p/>
                </draw:line>
                <draw:line draw:style-name="gr237" draw:text-style-name="P33" draw:layer="layout" svg:x1="8.908cm" svg:y1="9.464cm" svg:x2="8.908cm" svg:y2="9.527cm">
                  <text:p/>
                </draw:line>
                <draw:line draw:style-name="gr238" draw:text-style-name="P33" draw:layer="layout" svg:x1="8.991cm" svg:y1="9.417cm" svg:x2="8.991cm" svg:y2="9.48cm">
                  <text:p/>
                </draw:line>
                <draw:line draw:style-name="gr239" draw:text-style-name="P33" draw:layer="layout" svg:x1="9.047cm" svg:y1="9.37cm" svg:x2="9.047cm" svg:y2="9.433cm">
                  <text:p/>
                </draw:line>
                <draw:path draw:style-name="gr240" draw:text-style-name="P34" draw:layer="layout" svg:width="0.611cm" svg:height="0.566cm" svg:x="8.463cm" svg:y="8.976cm" svg:viewBox="0 0 612 567" svg:d="M306 0c174 0 306 82 306 189l-1 189c0 110-138 189-305 189s-306-79-306-189v-189c0-107 133-189 306-189z">
                  <text:p/>
                </draw:path>
              </draw:g>
            </draw:g>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tillium Web" svg:font-family="'Titillium We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Light_20_Red_20_Axial_20_H" draw:display-name="Light Red Axial H" draw:style="axial" draw:start-color="#f8e8ea" draw:end-color="#de8e96" draw:start-intensity="100%" draw:end-intensity="100%" draw:angle="900" draw:border="0%"/>
    <draw:gradient draw:name="VRT_20_Light_20_Axial_20_V" draw:display-name="VRT Light Axial V" draw:style="axial" draw:start-color="#7fb9dd" draw:end-color="#0073bc" draw:start-intensity="100%" draw:end-intensity="100%" draw:angle="0" draw:border="0%"/>
    <draw:gradient draw:name="VRT_20_Light_20_Linear_20_T" draw:display-name="VRT Light Linear T" draw:style="linear" draw:start-color="#0073bc" draw:end-color="#7fb9dd" draw:start-intensity="100%" draw:end-intensity="100%" draw:angle="0" draw:border="10%"/>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Noto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7cm" fo:page-height="17cm" style:print-orientation="portrait"/>
    </style:page-layout>
    <style:style style:name="Mdp1" style:family="drawing-page">
      <style:drawing-page-properties draw:background-size="border" draw:fill="none" draw:fill-color="#add58a"/>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2T10:09:25.904041657</meta:creation-date>
    <dc:date>2019-01-31T11:20:27.682512572</dc:date>
    <meta:editing-duration>PT3H51M51S</meta:editing-duration>
    <meta:editing-cycles>37</meta:editing-cycles>
    <meta:generator>LibreOffice/6.0.7.3$Linux_X86_64 LibreOffice_project/dc89aa7a9eabfd848af146d5086077aeed2ae4a5</meta:generator>
    <dc:creator>Thorsten Koslowski</dc:creator>
    <meta:printed-by>Thorsten Koslowski</meta:printed-by>
    <meta:print-date>2018-11-28T18:33:36.741881149</meta:print-date>
    <meta:keyword>linuxmuster.net</meta:keyword>
    <meta:keyword>KVM</meta:keyword>
    <dc:subject>Strukur</dc:subject>
    <dc:title>Install on KVM (Image 01)</dc:title>
    <meta:document-statistic meta:object-count="275"/>
    <meta:user-defined meta:name="Herausgeber">linuxmuster.net e.V.</meta:user-defined>
    <meta:user-defined meta:name="License">CC BY-SA 3.0</meta:user-defined>
  </office:meta>
</office:document-meta>
</file>